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1.4736in"/>
    </style:style>
    <style:style style:name="co7" style:family="table-column">
      <style:table-column-properties fo:break-before="auto" style:column-width="2.5256in"/>
    </style:style>
    <style:style style:name="co8" style:family="table-column">
      <style:table-column-properties fo:break-before="auto" style:column-width="2.6689in"/>
    </style:style>
    <style:style style:name="co9" style:family="table-column">
      <style:table-column-properties fo:break-before="auto" style:column-width="1.4984in"/>
    </style:style>
    <style:style style:name="co10" style:family="table-column">
      <style:table-column-properties fo:break-before="auto" style:column-width="1.5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3" table:default-cell-style-name="Default"/>
        <table:table-row table:style-name="ro1">
          <table:table-cell office:value-type="string" calcext:value-type="string">
            <text:p>msg_published_time</text:p>
          </table:table-cell>
          <table:table-cell office:value-type="string" calcext:value-type="string">
            <text:p>msg_received_time</text:p>
          </table:table-cell>
          <table:table-cell office:value-type="string" calcext:value-type="string">
            <text:p>uint32_height</text:p>
          </table:table-cell>
          <table:table-cell office:value-type="string" calcext:value-type="string">
            <text:p>uint32_width</text:p>
          </table:table-cell>
          <table:table-cell office:value-type="string" calcext:value-type="string">
            <text:p>uint32_step</text:p>
          </table:table-cell>
          <table:table-cell office:value-type="string" calcext:value-type="string">
            <text:p>uint8_data_size.bytes</text:p>
          </table:table-cell>
          <table:table-cell/>
          <table:table-cell office:value-type="string" calcext:value-type="string">
            <text:p>Latency = received – published time (s)</text:p>
          </table:table-cell>
          <table:table-cell/>
          <table:table-cell office:value-type="string" calcext:value-type="string">
            <text:p>Actual latency rap (s)</text:p>
          </table:table-cell>
          <table:table-cell office:value-type="string" calcext:value-type="string">
            <text:p>Median latency plot (s)</text:p>
          </table:table-cell>
          <table:table-cell table:number-columns-repeated="1013"/>
        </table:table-row>
        <table:table-row table:style-name="ro1">
          <table:table-cell office:value-type="float" office:value="1739049291.951" calcext:value-type="float">
            <text:p>1739049291.951</text:p>
          </table:table-cell>
          <table:table-cell office:value-type="float" office:value="1739049292.596" calcext:value-type="float">
            <text:p>1739049292.5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]-[.A2]" office:value-type="float" office:value="0.644999980926514" calcext:value-type="float">
            <text:p>0.644999980926514</text:p>
          </table:table-cell>
          <table:table-cell/>
          <table:table-cell table:formula="of:=[.H2] - [.$H$409]" office:value-type="float" office:value="0.266999959945679" calcext:value-type="float">
            <text:p>0.26699995994567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1.984" calcext:value-type="float">
            <text:p>1739049291.984</text:p>
          </table:table-cell>
          <table:table-cell office:value-type="float" office:value="1739049292.726" calcext:value-type="float">
            <text:p>1739049292.7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]-[.A3]" office:value-type="float" office:value="0.742000102996826" calcext:value-type="float">
            <text:p>0.742000102996826</text:p>
          </table:table-cell>
          <table:table-cell/>
          <table:table-cell table:formula="of:=[.H3] - [.$H$409]" office:value-type="float" office:value="0.364000082015991" calcext:value-type="float">
            <text:p>0.36400008201599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2.217" calcext:value-type="float">
            <text:p>1739049292.217</text:p>
          </table:table-cell>
          <table:table-cell office:value-type="float" office:value="1739049292.842" calcext:value-type="float">
            <text:p>1739049292.8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]-[.A4]" office:value-type="float" office:value="0.625" calcext:value-type="float">
            <text:p>0.625</text:p>
          </table:table-cell>
          <table:table-cell/>
          <table:table-cell table:formula="of:=[.H4] - [.$H$409]" office:value-type="float" office:value="0.246999979019165" calcext:value-type="float">
            <text:p>0.24699997901916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2.384" calcext:value-type="float">
            <text:p>1739049292.384</text:p>
          </table:table-cell>
          <table:table-cell office:value-type="float" office:value="1739049292.953" calcext:value-type="float">
            <text:p>1739049292.9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]-[.A5]" office:value-type="float" office:value="0.569000005722046" calcext:value-type="float">
            <text:p>0.569000005722046</text:p>
          </table:table-cell>
          <table:table-cell/>
          <table:table-cell table:formula="of:=[.H5] - [.$H$409]" office:value-type="float" office:value="0.190999984741211" calcext:value-type="float">
            <text:p>0.19099998474121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2.417" calcext:value-type="float">
            <text:p>1739049292.417</text:p>
          </table:table-cell>
          <table:table-cell office:value-type="float" office:value="1739049293.061" calcext:value-type="float">
            <text:p>1739049293.0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]-[.A6]" office:value-type="float" office:value="0.644000053405762" calcext:value-type="float">
            <text:p>0.644000053405762</text:p>
          </table:table-cell>
          <table:table-cell/>
          <table:table-cell table:formula="of:=[.H6] - [.$H$409]" office:value-type="float" office:value="0.266000032424927" calcext:value-type="float">
            <text:p>0.2660000324249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2.584" calcext:value-type="float">
            <text:p>1739049292.584</text:p>
          </table:table-cell>
          <table:table-cell office:value-type="float" office:value="1739049293.163" calcext:value-type="float">
            <text:p>1739049293.1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]-[.A7]" office:value-type="float" office:value="0.578999996185303" calcext:value-type="float">
            <text:p>0.578999996185303</text:p>
          </table:table-cell>
          <table:table-cell/>
          <table:table-cell table:formula="of:=[.H7] - [.$H$409]" office:value-type="float" office:value="0.200999975204468" calcext:value-type="float">
            <text:p>0.20099997520446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2.717" calcext:value-type="float">
            <text:p>1739049292.717</text:p>
          </table:table-cell>
          <table:table-cell office:value-type="float" office:value="1739049293.265" calcext:value-type="float">
            <text:p>1739049293.2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]-[.A8]" office:value-type="float" office:value="0.54800009727478" calcext:value-type="float">
            <text:p>0.54800009727478</text:p>
          </table:table-cell>
          <table:table-cell/>
          <table:table-cell table:formula="of:=[.H8] - [.$H$409]" office:value-type="float" office:value="0.170000076293945" calcext:value-type="float">
            <text:p>0.17000007629394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2.784" calcext:value-type="float">
            <text:p>1739049292.784</text:p>
          </table:table-cell>
          <table:table-cell office:value-type="float" office:value="1739049293.359" calcext:value-type="float">
            <text:p>1739049293.3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]-[.A9]" office:value-type="float" office:value="0.575000047683716" calcext:value-type="float">
            <text:p>0.575000047683716</text:p>
          </table:table-cell>
          <table:table-cell/>
          <table:table-cell table:formula="of:=[.H9] - [.$H$409]" office:value-type="float" office:value="0.197000026702881" calcext:value-type="float">
            <text:p>0.19700002670288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2.884" calcext:value-type="float">
            <text:p>1739049292.884</text:p>
          </table:table-cell>
          <table:table-cell office:value-type="float" office:value="1739049293.467" calcext:value-type="float">
            <text:p>1739049293.4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]-[.A10]" office:value-type="float" office:value="0.58299994468689" calcext:value-type="float">
            <text:p>0.58299994468689</text:p>
          </table:table-cell>
          <table:table-cell/>
          <table:table-cell table:formula="of:=[.H10] - [.$H$409]" office:value-type="float" office:value="0.204999923706055" calcext:value-type="float">
            <text:p>0.20499992370605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2.951" calcext:value-type="float">
            <text:p>1739049292.951</text:p>
          </table:table-cell>
          <table:table-cell office:value-type="float" office:value="1739049293.567" calcext:value-type="float">
            <text:p>1739049293.5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]-[.A11]" office:value-type="float" office:value="0.615999937057495" calcext:value-type="float">
            <text:p>0.615999937057495</text:p>
          </table:table-cell>
          <table:table-cell/>
          <table:table-cell table:formula="of:=[.H11] - [.$H$409]" office:value-type="float" office:value="0.23799991607666" calcext:value-type="float">
            <text:p>0.2379999160766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051" calcext:value-type="float">
            <text:p>1739049293.051</text:p>
          </table:table-cell>
          <table:table-cell office:value-type="float" office:value="1739049293.722" calcext:value-type="float">
            <text:p>1739049293.7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]-[.A12]" office:value-type="float" office:value="0.670999765396118" calcext:value-type="float">
            <text:p>0.670999765396118</text:p>
          </table:table-cell>
          <table:table-cell/>
          <table:table-cell table:formula="of:=[.H12] - [.$H$409]" office:value-type="float" office:value="0.292999744415283" calcext:value-type="float">
            <text:p>0.29299974441528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084" calcext:value-type="float">
            <text:p>1739049293.084</text:p>
          </table:table-cell>
          <table:table-cell office:value-type="float" office:value="1739049293.816" calcext:value-type="float">
            <text:p>1739049293.8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]-[.A13]" office:value-type="float" office:value="0.73199987411499" calcext:value-type="float">
            <text:p>0.73199987411499</text:p>
          </table:table-cell>
          <table:table-cell/>
          <table:table-cell table:formula="of:=[.H13] - [.$H$409]" office:value-type="float" office:value="0.353999853134155" calcext:value-type="float">
            <text:p>0.35399985313415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284" calcext:value-type="float">
            <text:p>1739049293.284</text:p>
          </table:table-cell>
          <table:table-cell office:value-type="float" office:value="1739049293.92" calcext:value-type="float">
            <text:p>1739049293.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]-[.A14]" office:value-type="float" office:value="0.636000156402588" calcext:value-type="float">
            <text:p>0.636000156402588</text:p>
          </table:table-cell>
          <table:table-cell/>
          <table:table-cell table:formula="of:=[.H14] - [.$H$409]" office:value-type="float" office:value="0.258000135421753" calcext:value-type="float">
            <text:p>0.2580001354217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417" calcext:value-type="float">
            <text:p>1739049293.417</text:p>
          </table:table-cell>
          <table:table-cell office:value-type="float" office:value="1739049294.014" calcext:value-type="float">
            <text:p>1739049294.0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]-[.A15]" office:value-type="float" office:value="0.596999883651733" calcext:value-type="float">
            <text:p>0.596999883651733</text:p>
          </table:table-cell>
          <table:table-cell/>
          <table:table-cell table:formula="of:=[.H15] - [.$H$409]" office:value-type="float" office:value="0.218999862670898" calcext:value-type="float">
            <text:p>0.21899986267089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484" calcext:value-type="float">
            <text:p>1739049293.484</text:p>
          </table:table-cell>
          <table:table-cell office:value-type="float" office:value="1739049294.108" calcext:value-type="float">
            <text:p>1739049294.1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]-[.A16]" office:value-type="float" office:value="0.624000072479248" calcext:value-type="float">
            <text:p>0.624000072479248</text:p>
          </table:table-cell>
          <table:table-cell/>
          <table:table-cell table:formula="of:=[.H16] - [.$H$409]" office:value-type="float" office:value="0.246000051498413" calcext:value-type="float">
            <text:p>0.24600005149841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517" calcext:value-type="float">
            <text:p>1739049293.517</text:p>
          </table:table-cell>
          <table:table-cell office:value-type="float" office:value="1739049294.219" calcext:value-type="float">
            <text:p>1739049294.2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]-[.A17]" office:value-type="float" office:value="0.702000141143799" calcext:value-type="float">
            <text:p>0.702000141143799</text:p>
          </table:table-cell>
          <table:table-cell/>
          <table:table-cell table:formula="of:=[.H17] - [.$H$409]" office:value-type="float" office:value="0.324000120162964" calcext:value-type="float">
            <text:p>0.32400012016296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551" calcext:value-type="float">
            <text:p>1739049293.551</text:p>
          </table:table-cell>
          <table:table-cell office:value-type="float" office:value="1739049294.317" calcext:value-type="float">
            <text:p>1739049294.3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]-[.A18]" office:value-type="float" office:value="0.765999794006348" calcext:value-type="float">
            <text:p>0.765999794006348</text:p>
          </table:table-cell>
          <table:table-cell/>
          <table:table-cell table:formula="of:=[.H18] - [.$H$409]" office:value-type="float" office:value="0.387999773025513" calcext:value-type="float">
            <text:p>0.38799977302551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684" calcext:value-type="float">
            <text:p>1739049293.684</text:p>
          </table:table-cell>
          <table:table-cell office:value-type="float" office:value="1739049294.414" calcext:value-type="float">
            <text:p>1739049294.4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]-[.A19]" office:value-type="float" office:value="0.730000019073486" calcext:value-type="float">
            <text:p>0.730000019073486</text:p>
          </table:table-cell>
          <table:table-cell/>
          <table:table-cell table:formula="of:=[.H19] - [.$H$409]" office:value-type="float" office:value="0.351999998092651" calcext:value-type="float">
            <text:p>0.35199999809265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751" calcext:value-type="float">
            <text:p>1739049293.751</text:p>
          </table:table-cell>
          <table:table-cell office:value-type="float" office:value="1739049294.615" calcext:value-type="float">
            <text:p>1739049294.6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]-[.A20]" office:value-type="float" office:value="0.864000082015991" calcext:value-type="float">
            <text:p>0.864000082015991</text:p>
          </table:table-cell>
          <table:table-cell/>
          <table:table-cell table:formula="of:=[.H20] - [.$H$409]" office:value-type="float" office:value="0.486000061035156" calcext:value-type="float">
            <text:p>0.48600006103515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817" calcext:value-type="float">
            <text:p>1739049293.817</text:p>
          </table:table-cell>
          <table:table-cell office:value-type="float" office:value="1739049294.617" calcext:value-type="float">
            <text:p>1739049294.6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]-[.A21]" office:value-type="float" office:value="0.800000190734863" calcext:value-type="float">
            <text:p>0.800000190734863</text:p>
          </table:table-cell>
          <table:table-cell/>
          <table:table-cell table:formula="of:=[.H21] - [.$H$409]" office:value-type="float" office:value="0.422000169754028" calcext:value-type="float">
            <text:p>0.42200016975402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4.017" calcext:value-type="float">
            <text:p>1739049294.017</text:p>
          </table:table-cell>
          <table:table-cell office:value-type="float" office:value="1739049294.707" calcext:value-type="float">
            <text:p>1739049294.7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]-[.A22]" office:value-type="float" office:value="0.690000057220459" calcext:value-type="float">
            <text:p>0.690000057220459</text:p>
          </table:table-cell>
          <table:table-cell/>
          <table:table-cell table:formula="of:=[.H22] - [.$H$409]" office:value-type="float" office:value="0.312000036239624" calcext:value-type="float">
            <text:p>0.31200003623962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4.084" calcext:value-type="float">
            <text:p>1739049294.084</text:p>
          </table:table-cell>
          <table:table-cell office:value-type="float" office:value="1739049294.803" calcext:value-type="float">
            <text:p>1739049294.8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]-[.A23]" office:value-type="float" office:value="0.718999862670898" calcext:value-type="float">
            <text:p>0.718999862670898</text:p>
          </table:table-cell>
          <table:table-cell/>
          <table:table-cell table:formula="of:=[.H23] - [.$H$409]" office:value-type="float" office:value="0.340999841690063" calcext:value-type="float">
            <text:p>0.34099984169006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5.051" calcext:value-type="float">
            <text:p>1739049295.051</text:p>
          </table:table-cell>
          <table:table-cell office:value-type="float" office:value="1739049295.574" calcext:value-type="float">
            <text:p>1739049295.5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]-[.A24]" office:value-type="float" office:value="0.52299976348877" calcext:value-type="float">
            <text:p>0.52299976348877</text:p>
          </table:table-cell>
          <table:table-cell/>
          <table:table-cell table:formula="of:=[.H24] - [.$H$409]" office:value-type="float" office:value="0.144999742507935" calcext:value-type="float">
            <text:p>0.14499974250793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6.084" calcext:value-type="float">
            <text:p>1739049296.084</text:p>
          </table:table-cell>
          <table:table-cell office:value-type="float" office:value="1739049296.589" calcext:value-type="float">
            <text:p>1739049296.5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]-[.A25]" office:value-type="float" office:value="0.504999876022339" calcext:value-type="float">
            <text:p>0.504999876022339</text:p>
          </table:table-cell>
          <table:table-cell/>
          <table:table-cell table:formula="of:=[.H25] - [.$H$409]" office:value-type="float" office:value="0.126999855041504" calcext:value-type="float">
            <text:p>0.12699985504150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7.051" calcext:value-type="float">
            <text:p>1739049297.051</text:p>
          </table:table-cell>
          <table:table-cell office:value-type="float" office:value="1739049297.587" calcext:value-type="float">
            <text:p>1739049297.5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]-[.A26]" office:value-type="float" office:value="0.535999774932861" calcext:value-type="float">
            <text:p>0.535999774932861</text:p>
          </table:table-cell>
          <table:table-cell/>
          <table:table-cell table:formula="of:=[.H26] - [.$H$409]" office:value-type="float" office:value="0.157999753952026" calcext:value-type="float">
            <text:p>0.15799975395202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8.117" calcext:value-type="float">
            <text:p>1739049298.117</text:p>
          </table:table-cell>
          <table:table-cell office:value-type="float" office:value="1739049298.596" calcext:value-type="float">
            <text:p>1739049298.5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]-[.A27]" office:value-type="float" office:value="0.478999853134155" calcext:value-type="float">
            <text:p>0.478999853134155</text:p>
          </table:table-cell>
          <table:table-cell/>
          <table:table-cell table:formula="of:=[.H27] - [.$H$409]" office:value-type="float" office:value="0.10099983215332" calcext:value-type="float">
            <text:p>0.100999832153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9.117" calcext:value-type="float">
            <text:p>1739049299.117</text:p>
          </table:table-cell>
          <table:table-cell office:value-type="float" office:value="1739049299.6" calcext:value-type="float">
            <text:p>1739049299.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]-[.A28]" office:value-type="float" office:value="0.482999801635742" calcext:value-type="float">
            <text:p>0.482999801635742</text:p>
          </table:table-cell>
          <table:table-cell/>
          <table:table-cell table:formula="of:=[.H28] - [.$H$409]" office:value-type="float" office:value="0.104999780654907" calcext:value-type="float">
            <text:p>0.10499978065490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0.117" calcext:value-type="float">
            <text:p>1739049300.117</text:p>
          </table:table-cell>
          <table:table-cell office:value-type="float" office:value="1739049300.601" calcext:value-type="float">
            <text:p>1739049300.6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]-[.A29]" office:value-type="float" office:value="0.483999967575073" calcext:value-type="float">
            <text:p>0.483999967575073</text:p>
          </table:table-cell>
          <table:table-cell/>
          <table:table-cell table:formula="of:=[.H29] - [.$H$409]" office:value-type="float" office:value="0.105999946594238" calcext:value-type="float">
            <text:p>0.10599994659423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1.084" calcext:value-type="float">
            <text:p>1739049301.084</text:p>
          </table:table-cell>
          <table:table-cell office:value-type="float" office:value="1739049301.592" calcext:value-type="float">
            <text:p>1739049301.5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]-[.A30]" office:value-type="float" office:value="0.507999897003174" calcext:value-type="float">
            <text:p>0.507999897003174</text:p>
          </table:table-cell>
          <table:table-cell/>
          <table:table-cell table:formula="of:=[.H30] - [.$H$409]" office:value-type="float" office:value="0.129999876022339" calcext:value-type="float">
            <text:p>0.12999987602233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2.051" calcext:value-type="float">
            <text:p>1739049302.051</text:p>
          </table:table-cell>
          <table:table-cell office:value-type="float" office:value="1739049302.594" calcext:value-type="float">
            <text:p>1739049302.5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]-[.A31]" office:value-type="float" office:value="0.542999982833862" calcext:value-type="float">
            <text:p>0.542999982833862</text:p>
          </table:table-cell>
          <table:table-cell/>
          <table:table-cell table:formula="of:=[.H31] - [.$H$409]" office:value-type="float" office:value="0.164999961853027" calcext:value-type="float">
            <text:p>0.1649999618530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3.151" calcext:value-type="float">
            <text:p>1739049303.151</text:p>
          </table:table-cell>
          <table:table-cell office:value-type="float" office:value="1739049303.597" calcext:value-type="float">
            <text:p>1739049303.5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]-[.A32]" office:value-type="float" office:value="0.44599986076355" calcext:value-type="float">
            <text:p>0.44599986076355</text:p>
          </table:table-cell>
          <table:table-cell/>
          <table:table-cell table:formula="of:=[.H32] - [.$H$409]" office:value-type="float" office:value="0.0679998397827148" calcext:value-type="float">
            <text:p>0.06799983978271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4.051" calcext:value-type="float">
            <text:p>1739049304.051</text:p>
          </table:table-cell>
          <table:table-cell office:value-type="float" office:value="1739049304.709" calcext:value-type="float">
            <text:p>1739049304.7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]-[.A33]" office:value-type="float" office:value="0.657999992370606" calcext:value-type="float">
            <text:p>0.657999992370606</text:p>
          </table:table-cell>
          <table:table-cell/>
          <table:table-cell table:formula="of:=[.H33] - [.$H$409]" office:value-type="float" office:value="0.27999997138977" calcext:value-type="float">
            <text:p>0.2799999713897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5.117" calcext:value-type="float">
            <text:p>1739049305.117</text:p>
          </table:table-cell>
          <table:table-cell office:value-type="float" office:value="1739049305.601" calcext:value-type="float">
            <text:p>1739049305.6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]-[.A34]" office:value-type="float" office:value="0.483999967575073" calcext:value-type="float">
            <text:p>0.483999967575073</text:p>
          </table:table-cell>
          <table:table-cell/>
          <table:table-cell table:formula="of:=[.H34] - [.$H$409]" office:value-type="float" office:value="0.105999946594238" calcext:value-type="float">
            <text:p>0.10599994659423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6.084" calcext:value-type="float">
            <text:p>1739049306.084</text:p>
          </table:table-cell>
          <table:table-cell office:value-type="float" office:value="1739049306.604" calcext:value-type="float">
            <text:p>1739049306.6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]-[.A35]" office:value-type="float" office:value="0.519999980926514" calcext:value-type="float">
            <text:p>0.519999980926514</text:p>
          </table:table-cell>
          <table:table-cell/>
          <table:table-cell table:formula="of:=[.H35] - [.$H$409]" office:value-type="float" office:value="0.141999959945679" calcext:value-type="float">
            <text:p>0.14199995994567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7.117" calcext:value-type="float">
            <text:p>1739049307.117</text:p>
          </table:table-cell>
          <table:table-cell office:value-type="float" office:value="1739049307.601" calcext:value-type="float">
            <text:p>1739049307.6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]-[.A36]" office:value-type="float" office:value="0.483999967575073" calcext:value-type="float">
            <text:p>0.483999967575073</text:p>
          </table:table-cell>
          <table:table-cell/>
          <table:table-cell table:formula="of:=[.H36] - [.$H$409]" office:value-type="float" office:value="0.105999946594238" calcext:value-type="float">
            <text:p>0.10599994659423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8.117" calcext:value-type="float">
            <text:p>1739049308.117</text:p>
          </table:table-cell>
          <table:table-cell office:value-type="float" office:value="1739049308.608" calcext:value-type="float">
            <text:p>1739049308.6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]-[.A37]" office:value-type="float" office:value="0.490999937057495" calcext:value-type="float">
            <text:p>0.490999937057495</text:p>
          </table:table-cell>
          <table:table-cell/>
          <table:table-cell table:formula="of:=[.H37] - [.$H$409]" office:value-type="float" office:value="0.11299991607666" calcext:value-type="float">
            <text:p>0.1129999160766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9.051" calcext:value-type="float">
            <text:p>1739049309.051</text:p>
          </table:table-cell>
          <table:table-cell office:value-type="float" office:value="1739049309.613" calcext:value-type="float">
            <text:p>1739049309.6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]-[.A38]" office:value-type="float" office:value="0.561999797821045" calcext:value-type="float">
            <text:p>0.561999797821045</text:p>
          </table:table-cell>
          <table:table-cell/>
          <table:table-cell table:formula="of:=[.H38] - [.$H$409]" office:value-type="float" office:value="0.18399977684021" calcext:value-type="float">
            <text:p>0.1839997768402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0.084" calcext:value-type="float">
            <text:p>1739049310.084</text:p>
          </table:table-cell>
          <table:table-cell office:value-type="float" office:value="1739049310.611" calcext:value-type="float">
            <text:p>1739049310.6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]-[.A39]" office:value-type="float" office:value="0.526999950408936" calcext:value-type="float">
            <text:p>0.526999950408936</text:p>
          </table:table-cell>
          <table:table-cell/>
          <table:table-cell table:formula="of:=[.H39] - [.$H$409]" office:value-type="float" office:value="0.148999929428101" calcext:value-type="float">
            <text:p>0.14899992942810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1.117" calcext:value-type="float">
            <text:p>1739049311.117</text:p>
          </table:table-cell>
          <table:table-cell office:value-type="float" office:value="1739049311.608" calcext:value-type="float">
            <text:p>1739049311.6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]-[.A40]" office:value-type="float" office:value="0.490999937057495" calcext:value-type="float">
            <text:p>0.490999937057495</text:p>
          </table:table-cell>
          <table:table-cell/>
          <table:table-cell table:formula="of:=[.H40] - [.$H$409]" office:value-type="float" office:value="0.11299991607666" calcext:value-type="float">
            <text:p>0.1129999160766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2.151" calcext:value-type="float">
            <text:p>1739049312.151</text:p>
          </table:table-cell>
          <table:table-cell office:value-type="float" office:value="1739049312.612" calcext:value-type="float">
            <text:p>1739049312.6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]-[.A41]" office:value-type="float" office:value="0.460999965667725" calcext:value-type="float">
            <text:p>0.460999965667725</text:p>
          </table:table-cell>
          <table:table-cell/>
          <table:table-cell table:formula="of:=[.H41] - [.$H$409]" office:value-type="float" office:value="0.0829999446868896" calcext:value-type="float">
            <text:p>0.0829999446868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3.084" calcext:value-type="float">
            <text:p>1739049313.084</text:p>
          </table:table-cell>
          <table:table-cell office:value-type="float" office:value="1739049313.613" calcext:value-type="float">
            <text:p>1739049313.6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]-[.A42]" office:value-type="float" office:value="0.528999805450439" calcext:value-type="float">
            <text:p>0.528999805450439</text:p>
          </table:table-cell>
          <table:table-cell/>
          <table:table-cell table:formula="of:=[.H42] - [.$H$409]" office:value-type="float" office:value="0.150999784469604" calcext:value-type="float">
            <text:p>0.15099978446960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4.117" calcext:value-type="float">
            <text:p>1739049314.117</text:p>
          </table:table-cell>
          <table:table-cell office:value-type="float" office:value="1739049314.617" calcext:value-type="float">
            <text:p>1739049314.6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]-[.A43]" office:value-type="float" office:value="0.5" calcext:value-type="float">
            <text:p>0.5</text:p>
          </table:table-cell>
          <table:table-cell/>
          <table:table-cell table:formula="of:=[.H43] - [.$H$409]" office:value-type="float" office:value="0.121999979019165" calcext:value-type="float">
            <text:p>0.12199997901916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5.117" calcext:value-type="float">
            <text:p>1739049315.117</text:p>
          </table:table-cell>
          <table:table-cell office:value-type="float" office:value="1739049315.614" calcext:value-type="float">
            <text:p>1739049315.6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]-[.A44]" office:value-type="float" office:value="0.496999979019165" calcext:value-type="float">
            <text:p>0.496999979019165</text:p>
          </table:table-cell>
          <table:table-cell/>
          <table:table-cell table:formula="of:=[.H44] - [.$H$409]" office:value-type="float" office:value="0.11899995803833" calcext:value-type="float">
            <text:p>0.1189999580383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6.051" calcext:value-type="float">
            <text:p>1739049316.051</text:p>
          </table:table-cell>
          <table:table-cell office:value-type="float" office:value="1739049316.624" calcext:value-type="float">
            <text:p>1739049316.6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]-[.A45]" office:value-type="float" office:value="0.572999954223633" calcext:value-type="float">
            <text:p>0.572999954223633</text:p>
          </table:table-cell>
          <table:table-cell/>
          <table:table-cell table:formula="of:=[.H45] - [.$H$409]" office:value-type="float" office:value="0.194999933242798" calcext:value-type="float">
            <text:p>0.19499993324279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7.151" calcext:value-type="float">
            <text:p>1739049317.151</text:p>
          </table:table-cell>
          <table:table-cell office:value-type="float" office:value="1739049317.616" calcext:value-type="float">
            <text:p>1739049317.6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]-[.A46]" office:value-type="float" office:value="0.464999914169312" calcext:value-type="float">
            <text:p>0.464999914169312</text:p>
          </table:table-cell>
          <table:table-cell/>
          <table:table-cell table:formula="of:=[.H46] - [.$H$409]" office:value-type="float" office:value="0.0869998931884765" calcext:value-type="float">
            <text:p>0.08699989318847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8.084" calcext:value-type="float">
            <text:p>1739049318.084</text:p>
          </table:table-cell>
          <table:table-cell office:value-type="float" office:value="1739049318.623" calcext:value-type="float">
            <text:p>1739049318.6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]-[.A47]" office:value-type="float" office:value="0.538999795913696" calcext:value-type="float">
            <text:p>0.538999795913696</text:p>
          </table:table-cell>
          <table:table-cell/>
          <table:table-cell table:formula="of:=[.H47] - [.$H$409]" office:value-type="float" office:value="0.160999774932861" calcext:value-type="float">
            <text:p>0.16099977493286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9.184" calcext:value-type="float">
            <text:p>1739049319.184</text:p>
          </table:table-cell>
          <table:table-cell office:value-type="float" office:value="1739049319.634" calcext:value-type="float">
            <text:p>1739049319.6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]-[.A48]" office:value-type="float" office:value="0.450000047683716" calcext:value-type="float">
            <text:p>0.450000047683716</text:p>
          </table:table-cell>
          <table:table-cell/>
          <table:table-cell table:formula="of:=[.H48] - [.$H$409]" office:value-type="float" office:value="0.0720000267028808" calcext:value-type="float">
            <text:p>0.07200002670288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0.117" calcext:value-type="float">
            <text:p>1739049320.117</text:p>
          </table:table-cell>
          <table:table-cell office:value-type="float" office:value="1739049320.64" calcext:value-type="float">
            <text:p>1739049320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]-[.A49]" office:value-type="float" office:value="0.523000001907349" calcext:value-type="float">
            <text:p>0.523000001907349</text:p>
          </table:table-cell>
          <table:table-cell/>
          <table:table-cell table:formula="of:=[.H49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1.151" calcext:value-type="float">
            <text:p>1739049321.151</text:p>
          </table:table-cell>
          <table:table-cell office:value-type="float" office:value="1739049321.628" calcext:value-type="float">
            <text:p>1739049321.6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]-[.A50]" office:value-type="float" office:value="0.476999998092651" calcext:value-type="float">
            <text:p>0.476999998092651</text:p>
          </table:table-cell>
          <table:table-cell/>
          <table:table-cell table:formula="of:=[.H50] - [.$H$409]" office:value-type="float" office:value="0.0989999771118164" calcext:value-type="float">
            <text:p>0.09899997711181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2.117" calcext:value-type="float">
            <text:p>1739049322.117</text:p>
          </table:table-cell>
          <table:table-cell office:value-type="float" office:value="1739049322.622" calcext:value-type="float">
            <text:p>1739049322.6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]-[.A51]" office:value-type="float" office:value="0.504999876022339" calcext:value-type="float">
            <text:p>0.504999876022339</text:p>
          </table:table-cell>
          <table:table-cell/>
          <table:table-cell table:formula="of:=[.H51] - [.$H$409]" office:value-type="float" office:value="0.126999855041504" calcext:value-type="float">
            <text:p>0.12699985504150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3.151" calcext:value-type="float">
            <text:p>1739049323.151</text:p>
          </table:table-cell>
          <table:table-cell office:value-type="float" office:value="1739049323.63" calcext:value-type="float">
            <text:p>1739049323.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]-[.A52]" office:value-type="float" office:value="0.479000091552734" calcext:value-type="float">
            <text:p>0.479000091552734</text:p>
          </table:table-cell>
          <table:table-cell/>
          <table:table-cell table:formula="of:=[.H52] - [.$H$409]" office:value-type="float" office:value="0.101000070571899" calcext:value-type="float">
            <text:p>0.1010000705718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4.184" calcext:value-type="float">
            <text:p>1739049324.184</text:p>
          </table:table-cell>
          <table:table-cell office:value-type="float" office:value="1739049324.636" calcext:value-type="float">
            <text:p>1739049324.6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]-[.A53]" office:value-type="float" office:value="0.45199990272522" calcext:value-type="float">
            <text:p>0.45199990272522</text:p>
          </table:table-cell>
          <table:table-cell/>
          <table:table-cell table:formula="of:=[.H53] - [.$H$409]" office:value-type="float" office:value="0.0739998817443847" calcext:value-type="float">
            <text:p>0.07399988174438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5.117" calcext:value-type="float">
            <text:p>1739049325.117</text:p>
          </table:table-cell>
          <table:table-cell office:value-type="float" office:value="1739049325.633" calcext:value-type="float">
            <text:p>1739049325.6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]-[.A54]" office:value-type="float" office:value="0.515999794006348" calcext:value-type="float">
            <text:p>0.515999794006348</text:p>
          </table:table-cell>
          <table:table-cell/>
          <table:table-cell table:formula="of:=[.H54] - [.$H$409]" office:value-type="float" office:value="0.137999773025513" calcext:value-type="float">
            <text:p>0.13799977302551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6.117" calcext:value-type="float">
            <text:p>1739049326.117</text:p>
          </table:table-cell>
          <table:table-cell office:value-type="float" office:value="1739049326.64" calcext:value-type="float">
            <text:p>1739049326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]-[.A55]" office:value-type="float" office:value="0.523000001907349" calcext:value-type="float">
            <text:p>0.523000001907349</text:p>
          </table:table-cell>
          <table:table-cell/>
          <table:table-cell table:formula="of:=[.H55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7.117" calcext:value-type="float">
            <text:p>1739049327.117</text:p>
          </table:table-cell>
          <table:table-cell office:value-type="float" office:value="1739049327.64" calcext:value-type="float">
            <text:p>1739049327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]-[.A56]" office:value-type="float" office:value="0.523000001907349" calcext:value-type="float">
            <text:p>0.523000001907349</text:p>
          </table:table-cell>
          <table:table-cell/>
          <table:table-cell table:formula="of:=[.H56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8.151" calcext:value-type="float">
            <text:p>1739049328.151</text:p>
          </table:table-cell>
          <table:table-cell office:value-type="float" office:value="1739049328.636" calcext:value-type="float">
            <text:p>1739049328.6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]-[.A57]" office:value-type="float" office:value="0.484999895095825" calcext:value-type="float">
            <text:p>0.484999895095825</text:p>
          </table:table-cell>
          <table:table-cell/>
          <table:table-cell table:formula="of:=[.H57] - [.$H$409]" office:value-type="float" office:value="0.10699987411499" calcext:value-type="float">
            <text:p>0.106999874114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9.084" calcext:value-type="float">
            <text:p>1739049329.084</text:p>
          </table:table-cell>
          <table:table-cell office:value-type="float" office:value="1739049329.64" calcext:value-type="float">
            <text:p>1739049329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]-[.A58]" office:value-type="float" office:value="0.555999994277954" calcext:value-type="float">
            <text:p>0.555999994277954</text:p>
          </table:table-cell>
          <table:table-cell/>
          <table:table-cell table:formula="of:=[.H58] - [.$H$409]" office:value-type="float" office:value="0.177999973297119" calcext:value-type="float">
            <text:p>0.17799997329711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0.084" calcext:value-type="float">
            <text:p>1739049330.084</text:p>
          </table:table-cell>
          <table:table-cell office:value-type="float" office:value="1739049330.638" calcext:value-type="float">
            <text:p>1739049330.6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]-[.A59]" office:value-type="float" office:value="0.553999900817871" calcext:value-type="float">
            <text:p>0.553999900817871</text:p>
          </table:table-cell>
          <table:table-cell/>
          <table:table-cell table:formula="of:=[.H59] - [.$H$409]" office:value-type="float" office:value="0.175999879837036" calcext:value-type="float">
            <text:p>0.17599987983703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1.084" calcext:value-type="float">
            <text:p>1739049331.084</text:p>
          </table:table-cell>
          <table:table-cell office:value-type="float" office:value="1739049331.646" calcext:value-type="float">
            <text:p>1739049331.6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]-[.A60]" office:value-type="float" office:value="0.561999797821045" calcext:value-type="float">
            <text:p>0.561999797821045</text:p>
          </table:table-cell>
          <table:table-cell/>
          <table:table-cell table:formula="of:=[.H60] - [.$H$409]" office:value-type="float" office:value="0.18399977684021" calcext:value-type="float">
            <text:p>0.1839997768402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2.117" calcext:value-type="float">
            <text:p>1739049332.117</text:p>
          </table:table-cell>
          <table:table-cell office:value-type="float" office:value="1739049332.648" calcext:value-type="float">
            <text:p>1739049332.6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]-[.A61]" office:value-type="float" office:value="0.530999898910522" calcext:value-type="float">
            <text:p>0.530999898910522</text:p>
          </table:table-cell>
          <table:table-cell/>
          <table:table-cell table:formula="of:=[.H61] - [.$H$409]" office:value-type="float" office:value="0.152999877929687" calcext:value-type="float">
            <text:p>0.15299987792968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3.084" calcext:value-type="float">
            <text:p>1739049333.084</text:p>
          </table:table-cell>
          <table:table-cell office:value-type="float" office:value="1739049333.648" calcext:value-type="float">
            <text:p>1739049333.6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]-[.A62]" office:value-type="float" office:value="0.563999891281128" calcext:value-type="float">
            <text:p>0.563999891281128</text:p>
          </table:table-cell>
          <table:table-cell/>
          <table:table-cell table:formula="of:=[.H62] - [.$H$409]" office:value-type="float" office:value="0.185999870300293" calcext:value-type="float">
            <text:p>0.18599987030029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4.084" calcext:value-type="float">
            <text:p>1739049334.084</text:p>
          </table:table-cell>
          <table:table-cell office:value-type="float" office:value="1739049334.656" calcext:value-type="float">
            <text:p>1739049334.6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]-[.A63]" office:value-type="float" office:value="0.571999788284302" calcext:value-type="float">
            <text:p>0.571999788284302</text:p>
          </table:table-cell>
          <table:table-cell/>
          <table:table-cell table:formula="of:=[.H63] - [.$H$409]" office:value-type="float" office:value="0.193999767303467" calcext:value-type="float">
            <text:p>0.19399976730346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5.084" calcext:value-type="float">
            <text:p>1739049335.084</text:p>
          </table:table-cell>
          <table:table-cell office:value-type="float" office:value="1739049335.653" calcext:value-type="float">
            <text:p>1739049335.6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]-[.A64]" office:value-type="float" office:value="0.569000005722046" calcext:value-type="float">
            <text:p>0.569000005722046</text:p>
          </table:table-cell>
          <table:table-cell/>
          <table:table-cell table:formula="of:=[.H64] - [.$H$409]" office:value-type="float" office:value="0.190999984741211" calcext:value-type="float">
            <text:p>0.19099998474121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6.117" calcext:value-type="float">
            <text:p>1739049336.117</text:p>
          </table:table-cell>
          <table:table-cell office:value-type="float" office:value="1739049336.66" calcext:value-type="float">
            <text:p>1739049336.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]-[.A65]" office:value-type="float" office:value="0.542999982833862" calcext:value-type="float">
            <text:p>0.542999982833862</text:p>
          </table:table-cell>
          <table:table-cell/>
          <table:table-cell table:formula="of:=[.H65] - [.$H$409]" office:value-type="float" office:value="0.164999961853027" calcext:value-type="float">
            <text:p>0.1649999618530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7.117" calcext:value-type="float">
            <text:p>1739049337.117</text:p>
          </table:table-cell>
          <table:table-cell office:value-type="float" office:value="1739049337.658" calcext:value-type="float">
            <text:p>1739049337.6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]-[.A66]" office:value-type="float" office:value="0.540999889373779" calcext:value-type="float">
            <text:p>0.540999889373779</text:p>
          </table:table-cell>
          <table:table-cell/>
          <table:table-cell table:formula="of:=[.H66] - [.$H$409]" office:value-type="float" office:value="0.162999868392944" calcext:value-type="float">
            <text:p>0.16299986839294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8.151" calcext:value-type="float">
            <text:p>1739049338.151</text:p>
          </table:table-cell>
          <table:table-cell office:value-type="float" office:value="1739049338.66" calcext:value-type="float">
            <text:p>1739049338.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]-[.A67]" office:value-type="float" office:value="0.509000062942505" calcext:value-type="float">
            <text:p>0.509000062942505</text:p>
          </table:table-cell>
          <table:table-cell/>
          <table:table-cell table:formula="of:=[.H67] - [.$H$409]" office:value-type="float" office:value="0.13100004196167" calcext:value-type="float">
            <text:p>0.1310000419616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9.151" calcext:value-type="float">
            <text:p>1739049339.151</text:p>
          </table:table-cell>
          <table:table-cell office:value-type="float" office:value="1739049339.762" calcext:value-type="float">
            <text:p>1739049339.7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]-[.A68]" office:value-type="float" office:value="0.611000061035156" calcext:value-type="float">
            <text:p>0.611000061035156</text:p>
          </table:table-cell>
          <table:table-cell/>
          <table:table-cell table:formula="of:=[.H68] - [.$H$409]" office:value-type="float" office:value="0.233000040054321" calcext:value-type="float">
            <text:p>0.23300004005432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0.117" calcext:value-type="float">
            <text:p>1739049340.117</text:p>
          </table:table-cell>
          <table:table-cell office:value-type="float" office:value="1739049340.668" calcext:value-type="float">
            <text:p>1739049340.6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]-[.A69]" office:value-type="float" office:value="0.550999879837036" calcext:value-type="float">
            <text:p>0.550999879837036</text:p>
          </table:table-cell>
          <table:table-cell/>
          <table:table-cell table:formula="of:=[.H69] - [.$H$409]" office:value-type="float" office:value="0.172999858856201" calcext:value-type="float">
            <text:p>0.17299985885620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1.151" calcext:value-type="float">
            <text:p>1739049341.151</text:p>
          </table:table-cell>
          <table:table-cell office:value-type="float" office:value="1739049341.664" calcext:value-type="float">
            <text:p>1739049341.6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]-[.A70]" office:value-type="float" office:value="0.513000011444092" calcext:value-type="float">
            <text:p>0.513000011444092</text:p>
          </table:table-cell>
          <table:table-cell/>
          <table:table-cell table:formula="of:=[.H70] - [.$H$409]" office:value-type="float" office:value="0.134999990463257" calcext:value-type="float">
            <text:p>0.13499999046325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2.117" calcext:value-type="float">
            <text:p>1739049342.117</text:p>
          </table:table-cell>
          <table:table-cell office:value-type="float" office:value="1739049342.657" calcext:value-type="float">
            <text:p>1739049342.6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]-[.A71]" office:value-type="float" office:value="0.539999961853027" calcext:value-type="float">
            <text:p>0.539999961853027</text:p>
          </table:table-cell>
          <table:table-cell/>
          <table:table-cell table:formula="of:=[.H71] - [.$H$409]" office:value-type="float" office:value="0.161999940872192" calcext:value-type="float">
            <text:p>0.1619999408721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3.117" calcext:value-type="float">
            <text:p>1739049343.117</text:p>
          </table:table-cell>
          <table:table-cell office:value-type="float" office:value="1739049343.657" calcext:value-type="float">
            <text:p>1739049343.6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]-[.A72]" office:value-type="float" office:value="0.539999961853027" calcext:value-type="float">
            <text:p>0.539999961853027</text:p>
          </table:table-cell>
          <table:table-cell/>
          <table:table-cell table:formula="of:=[.H72] - [.$H$409]" office:value-type="float" office:value="0.161999940872192" calcext:value-type="float">
            <text:p>0.1619999408721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3.151" calcext:value-type="float">
            <text:p>1739049343.151</text:p>
          </table:table-cell>
          <table:table-cell office:value-type="float" office:value="1739049343.753" calcext:value-type="float">
            <text:p>1739049343.7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]-[.A73]" office:value-type="float" office:value="0.601999998092651" calcext:value-type="float">
            <text:p>0.601999998092651</text:p>
          </table:table-cell>
          <table:table-cell/>
          <table:table-cell table:formula="of:=[.H73] - [.$H$409]" office:value-type="float" office:value="0.223999977111816" calcext:value-type="float">
            <text:p>0.22399997711181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4.117" calcext:value-type="float">
            <text:p>1739049344.117</text:p>
          </table:table-cell>
          <table:table-cell office:value-type="float" office:value="1739049344.667" calcext:value-type="float">
            <text:p>1739049344.6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]-[.A74]" office:value-type="float" office:value="0.549999952316284" calcext:value-type="float">
            <text:p>0.549999952316284</text:p>
          </table:table-cell>
          <table:table-cell/>
          <table:table-cell table:formula="of:=[.H74] - [.$H$409]" office:value-type="float" office:value="0.171999931335449" calcext:value-type="float">
            <text:p>0.1719999313354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5.184" calcext:value-type="float">
            <text:p>1739049345.184</text:p>
          </table:table-cell>
          <table:table-cell office:value-type="float" office:value="1739049345.663" calcext:value-type="float">
            <text:p>1739049345.6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]-[.A75]" office:value-type="float" office:value="0.479000091552734" calcext:value-type="float">
            <text:p>0.479000091552734</text:p>
          </table:table-cell>
          <table:table-cell/>
          <table:table-cell table:formula="of:=[.H75] - [.$H$409]" office:value-type="float" office:value="0.101000070571899" calcext:value-type="float">
            <text:p>0.1010000705718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6.084" calcext:value-type="float">
            <text:p>1739049346.084</text:p>
          </table:table-cell>
          <table:table-cell office:value-type="float" office:value="1739049346.676" calcext:value-type="float">
            <text:p>1739049346.6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]-[.A76]" office:value-type="float" office:value="0.592000007629395" calcext:value-type="float">
            <text:p>0.592000007629395</text:p>
          </table:table-cell>
          <table:table-cell/>
          <table:table-cell table:formula="of:=[.H76] - [.$H$409]" office:value-type="float" office:value="0.213999986648559" calcext:value-type="float">
            <text:p>0.21399998664855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7.184" calcext:value-type="float">
            <text:p>1739049347.184</text:p>
          </table:table-cell>
          <table:table-cell office:value-type="float" office:value="1739049347.672" calcext:value-type="float">
            <text:p>1739049347.6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7]-[.A77]" office:value-type="float" office:value="0.48799991607666" calcext:value-type="float">
            <text:p>0.48799991607666</text:p>
          </table:table-cell>
          <table:table-cell/>
          <table:table-cell table:formula="of:=[.H77] - [.$H$409]" office:value-type="float" office:value="0.109999895095825" calcext:value-type="float">
            <text:p>0.10999989509582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8.184" calcext:value-type="float">
            <text:p>1739049348.184</text:p>
          </table:table-cell>
          <table:table-cell office:value-type="float" office:value="1739049348.675" calcext:value-type="float">
            <text:p>1739049348.6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8]-[.A78]" office:value-type="float" office:value="0.490999937057495" calcext:value-type="float">
            <text:p>0.490999937057495</text:p>
          </table:table-cell>
          <table:table-cell/>
          <table:table-cell table:formula="of:=[.H78] - [.$H$409]" office:value-type="float" office:value="0.11299991607666" calcext:value-type="float">
            <text:p>0.1129999160766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9.151" calcext:value-type="float">
            <text:p>1739049349.151</text:p>
          </table:table-cell>
          <table:table-cell office:value-type="float" office:value="1739049349.677" calcext:value-type="float">
            <text:p>1739049349.6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9]-[.A79]" office:value-type="float" office:value="0.526000022888184" calcext:value-type="float">
            <text:p>0.526000022888184</text:p>
          </table:table-cell>
          <table:table-cell/>
          <table:table-cell table:formula="of:=[.H79] - [.$H$409]" office:value-type="float" office:value="0.148000001907349" calcext:value-type="float">
            <text:p>0.1480000019073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0.117" calcext:value-type="float">
            <text:p>1739049350.117</text:p>
          </table:table-cell>
          <table:table-cell office:value-type="float" office:value="1739049350.685" calcext:value-type="float">
            <text:p>1739049350.6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0]-[.A80]" office:value-type="float" office:value="0.567999839782715" calcext:value-type="float">
            <text:p>0.567999839782715</text:p>
          </table:table-cell>
          <table:table-cell/>
          <table:table-cell table:formula="of:=[.H80] - [.$H$409]" office:value-type="float" office:value="0.18999981880188" calcext:value-type="float">
            <text:p>0.1899998188018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1.151" calcext:value-type="float">
            <text:p>1739049351.151</text:p>
          </table:table-cell>
          <table:table-cell office:value-type="float" office:value="1739049351.683" calcext:value-type="float">
            <text:p>1739049351.6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1]-[.A81]" office:value-type="float" office:value="0.532000064849854" calcext:value-type="float">
            <text:p>0.532000064849854</text:p>
          </table:table-cell>
          <table:table-cell/>
          <table:table-cell table:formula="of:=[.H81] - [.$H$409]" office:value-type="float" office:value="0.154000043869018" calcext:value-type="float">
            <text:p>0.1540000438690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2.117" calcext:value-type="float">
            <text:p>1739049352.117</text:p>
          </table:table-cell>
          <table:table-cell office:value-type="float" office:value="1739049352.683" calcext:value-type="float">
            <text:p>1739049352.6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2]-[.A82]" office:value-type="float" office:value="0.565999984741211" calcext:value-type="float">
            <text:p>0.565999984741211</text:p>
          </table:table-cell>
          <table:table-cell/>
          <table:table-cell table:formula="of:=[.H82] - [.$H$409]" office:value-type="float" office:value="0.187999963760376" calcext:value-type="float">
            <text:p>0.18799996376037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3.151" calcext:value-type="float">
            <text:p>1739049353.151</text:p>
          </table:table-cell>
          <table:table-cell office:value-type="float" office:value="1739049353.686" calcext:value-type="float">
            <text:p>1739049353.6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3]-[.A83]" office:value-type="float" office:value="0.535000085830689" calcext:value-type="float">
            <text:p>0.535000085830689</text:p>
          </table:table-cell>
          <table:table-cell/>
          <table:table-cell table:formula="of:=[.H83] - [.$H$409]" office:value-type="float" office:value="0.157000064849853" calcext:value-type="float">
            <text:p>0.1570000648498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4.184" calcext:value-type="float">
            <text:p>1739049354.184</text:p>
          </table:table-cell>
          <table:table-cell office:value-type="float" office:value="1739049354.684" calcext:value-type="float">
            <text:p>1739049354.6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4]-[.A84]" office:value-type="float" office:value="0.5" calcext:value-type="float">
            <text:p>0.5</text:p>
          </table:table-cell>
          <table:table-cell/>
          <table:table-cell table:formula="of:=[.H84] - [.$H$409]" office:value-type="float" office:value="0.121999979019165" calcext:value-type="float">
            <text:p>0.12199997901916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5.184" calcext:value-type="float">
            <text:p>1739049355.184</text:p>
          </table:table-cell>
          <table:table-cell office:value-type="float" office:value="1739049355.69" calcext:value-type="float">
            <text:p>1739049355.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5]-[.A85]" office:value-type="float" office:value="0.50600004196167" calcext:value-type="float">
            <text:p>0.50600004196167</text:p>
          </table:table-cell>
          <table:table-cell/>
          <table:table-cell table:formula="of:=[.H85] - [.$H$409]" office:value-type="float" office:value="0.128000020980835" calcext:value-type="float">
            <text:p>0.12800002098083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6.184" calcext:value-type="float">
            <text:p>1739049356.184</text:p>
          </table:table-cell>
          <table:table-cell office:value-type="float" office:value="1739049356.685" calcext:value-type="float">
            <text:p>1739049356.6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6]-[.A86]" office:value-type="float" office:value="0.500999927520752" calcext:value-type="float">
            <text:p>0.500999927520752</text:p>
          </table:table-cell>
          <table:table-cell/>
          <table:table-cell table:formula="of:=[.H86] - [.$H$409]" office:value-type="float" office:value="0.122999906539917" calcext:value-type="float">
            <text:p>0.12299990653991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7.217" calcext:value-type="float">
            <text:p>1739049357.217</text:p>
          </table:table-cell>
          <table:table-cell office:value-type="float" office:value="1739049357.692" calcext:value-type="float">
            <text:p>1739049357.6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7]-[.A87]" office:value-type="float" office:value="0.474999904632568" calcext:value-type="float">
            <text:p>0.474999904632568</text:p>
          </table:table-cell>
          <table:table-cell/>
          <table:table-cell table:formula="of:=[.H87] - [.$H$409]" office:value-type="float" office:value="0.0969998836517333" calcext:value-type="float">
            <text:p>0.09699988365173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8.184" calcext:value-type="float">
            <text:p>1739049358.184</text:p>
          </table:table-cell>
          <table:table-cell office:value-type="float" office:value="1739049358.706" calcext:value-type="float">
            <text:p>1739049358.7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8]-[.A88]" office:value-type="float" office:value="0.522000074386597" calcext:value-type="float">
            <text:p>0.522000074386597</text:p>
          </table:table-cell>
          <table:table-cell/>
          <table:table-cell table:formula="of:=[.H88] - [.$H$409]" office:value-type="float" office:value="0.144000053405762" calcext:value-type="float">
            <text:p>0.14400005340576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9.151" calcext:value-type="float">
            <text:p>1739049359.151</text:p>
          </table:table-cell>
          <table:table-cell office:value-type="float" office:value="1739049359.709" calcext:value-type="float">
            <text:p>1739049359.7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9]-[.A89]" office:value-type="float" office:value="0.558000087738037" calcext:value-type="float">
            <text:p>0.558000087738037</text:p>
          </table:table-cell>
          <table:table-cell/>
          <table:table-cell table:formula="of:=[.H89] - [.$H$409]" office:value-type="float" office:value="0.180000066757202" calcext:value-type="float">
            <text:p>0.18000006675720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0.251" calcext:value-type="float">
            <text:p>1739049360.251</text:p>
          </table:table-cell>
          <table:table-cell office:value-type="float" office:value="1739049360.688" calcext:value-type="float">
            <text:p>1739049360.6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0]-[.A90]" office:value-type="float" office:value="0.437000036239624" calcext:value-type="float">
            <text:p>0.437000036239624</text:p>
          </table:table-cell>
          <table:table-cell/>
          <table:table-cell table:formula="of:=[.H90] - [.$H$409]" office:value-type="float" office:value="0.059000015258789" calcext:value-type="float">
            <text:p>0.05900001525878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1.151" calcext:value-type="float">
            <text:p>1739049361.151</text:p>
          </table:table-cell>
          <table:table-cell office:value-type="float" office:value="1739049361.702" calcext:value-type="float">
            <text:p>1739049361.7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1]-[.A91]" office:value-type="float" office:value="0.550999879837036" calcext:value-type="float">
            <text:p>0.550999879837036</text:p>
          </table:table-cell>
          <table:table-cell/>
          <table:table-cell table:formula="of:=[.H91] - [.$H$409]" office:value-type="float" office:value="0.172999858856201" calcext:value-type="float">
            <text:p>0.17299985885620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2.184" calcext:value-type="float">
            <text:p>1739049362.184</text:p>
          </table:table-cell>
          <table:table-cell office:value-type="float" office:value="1739049362.699" calcext:value-type="float">
            <text:p>1739049362.6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2]-[.A92]" office:value-type="float" office:value="0.514999866485596" calcext:value-type="float">
            <text:p>0.514999866485596</text:p>
          </table:table-cell>
          <table:table-cell/>
          <table:table-cell table:formula="of:=[.H92] - [.$H$409]" office:value-type="float" office:value="0.136999845504761" calcext:value-type="float">
            <text:p>0.13699984550476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3.184" calcext:value-type="float">
            <text:p>1739049363.184</text:p>
          </table:table-cell>
          <table:table-cell office:value-type="float" office:value="1739049363.7" calcext:value-type="float">
            <text:p>1739049363.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3]-[.A93]" office:value-type="float" office:value="0.516000032424927" calcext:value-type="float">
            <text:p>0.516000032424927</text:p>
          </table:table-cell>
          <table:table-cell/>
          <table:table-cell table:formula="of:=[.H93] - [.$H$409]" office:value-type="float" office:value="0.138000011444092" calcext:value-type="float">
            <text:p>0.1380000114440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4.184" calcext:value-type="float">
            <text:p>1739049364.184</text:p>
          </table:table-cell>
          <table:table-cell office:value-type="float" office:value="1739049364.76" calcext:value-type="float">
            <text:p>1739049364.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4]-[.A94]" office:value-type="float" office:value="0.575999975204468" calcext:value-type="float">
            <text:p>0.575999975204468</text:p>
          </table:table-cell>
          <table:table-cell/>
          <table:table-cell table:formula="of:=[.H94] - [.$H$409]" office:value-type="float" office:value="0.197999954223633" calcext:value-type="float">
            <text:p>0.19799995422363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5.217" calcext:value-type="float">
            <text:p>1739049365.217</text:p>
          </table:table-cell>
          <table:table-cell office:value-type="float" office:value="1739049365.715" calcext:value-type="float">
            <text:p>1739049365.7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5]-[.A95]" office:value-type="float" office:value="0.497999906539917" calcext:value-type="float">
            <text:p>0.497999906539917</text:p>
          </table:table-cell>
          <table:table-cell/>
          <table:table-cell table:formula="of:=[.H95] - [.$H$409]" office:value-type="float" office:value="0.119999885559082" calcext:value-type="float">
            <text:p>0.11999988555908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6.117" calcext:value-type="float">
            <text:p>1739049366.117</text:p>
          </table:table-cell>
          <table:table-cell office:value-type="float" office:value="1739049366.707" calcext:value-type="float">
            <text:p>1739049366.7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6]-[.A96]" office:value-type="float" office:value="0.589999914169312" calcext:value-type="float">
            <text:p>0.589999914169312</text:p>
          </table:table-cell>
          <table:table-cell/>
          <table:table-cell table:formula="of:=[.H96] - [.$H$409]" office:value-type="float" office:value="0.211999893188476" calcext:value-type="float">
            <text:p>0.21199989318847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7.217" calcext:value-type="float">
            <text:p>1739049367.217</text:p>
          </table:table-cell>
          <table:table-cell office:value-type="float" office:value="1739049367.711" calcext:value-type="float">
            <text:p>1739049367.7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7]-[.A97]" office:value-type="float" office:value="0.49399995803833" calcext:value-type="float">
            <text:p>0.49399995803833</text:p>
          </table:table-cell>
          <table:table-cell/>
          <table:table-cell table:formula="of:=[.H97] - [.$H$409]" office:value-type="float" office:value="0.115999937057495" calcext:value-type="float">
            <text:p>0.11599993705749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8.151" calcext:value-type="float">
            <text:p>1739049368.151</text:p>
          </table:table-cell>
          <table:table-cell office:value-type="float" office:value="1739049368.722" calcext:value-type="float">
            <text:p>1739049368.7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8]-[.A98]" office:value-type="float" office:value="0.57099986076355" calcext:value-type="float">
            <text:p>0.57099986076355</text:p>
          </table:table-cell>
          <table:table-cell/>
          <table:table-cell table:formula="of:=[.H98] - [.$H$409]" office:value-type="float" office:value="0.192999839782715" calcext:value-type="float">
            <text:p>0.19299983978271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9.117" calcext:value-type="float">
            <text:p>1739049369.117</text:p>
          </table:table-cell>
          <table:table-cell office:value-type="float" office:value="1739049369.707" calcext:value-type="float">
            <text:p>1739049369.7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9]-[.A99]" office:value-type="float" office:value="0.589999914169312" calcext:value-type="float">
            <text:p>0.589999914169312</text:p>
          </table:table-cell>
          <table:table-cell/>
          <table:table-cell table:formula="of:=[.H99] - [.$H$409]" office:value-type="float" office:value="0.211999893188476" calcext:value-type="float">
            <text:p>0.21199989318847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70.117" calcext:value-type="float">
            <text:p>1739049370.117</text:p>
          </table:table-cell>
          <table:table-cell office:value-type="float" office:value="1739049370.715" calcext:value-type="float">
            <text:p>1739049370.7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0]-[.A100]" office:value-type="float" office:value="0.597999811172485" calcext:value-type="float">
            <text:p>0.597999811172485</text:p>
          </table:table-cell>
          <table:table-cell/>
          <table:table-cell table:formula="of:=[.H100] - [.$H$409]" office:value-type="float" office:value="0.21999979019165" calcext:value-type="float">
            <text:p>0.2199997901916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71.184" calcext:value-type="float">
            <text:p>1739049371.184</text:p>
          </table:table-cell>
          <table:table-cell office:value-type="float" office:value="1739049371.719" calcext:value-type="float">
            <text:p>1739049371.7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1]-[.A101]" office:value-type="float" office:value="0.535000085830689" calcext:value-type="float">
            <text:p>0.535000085830689</text:p>
          </table:table-cell>
          <table:table-cell/>
          <table:table-cell table:formula="of:=[.H101] - [.$H$409]" office:value-type="float" office:value="0.157000064849853" calcext:value-type="float">
            <text:p>0.1570000648498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table:style-name="ce1" office:value-type="float" office:value="1739049372.184" calcext:value-type="float">
            <text:p>1739049372.184</text:p>
          </table:table-cell>
          <table:table-cell table:style-name="ce1" office:value-type="float" office:value="1739049372.72" calcext:value-type="float">
            <text:p>1739049372.7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14400" calcext:value-type="float">
            <text:p>614400</text:p>
          </table:table-cell>
          <table:table-cell table:style-name="ce1"/>
          <table:table-cell table:style-name="ce1" table:formula="of:=[.B102]-[.A102]" office:value-type="float" office:value="0.53600001335144" calcext:value-type="float">
            <text:p>0.53600001335144</text:p>
          </table:table-cell>
          <table:table-cell table:style-name="ce1"/>
          <table:table-cell table:formula="of:=[.H102] - [.$H$409]" office:value-type="float" office:value="0.157999992370605" calcext:value-type="float">
            <text:p>0.15799999237060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style-name="ce1" table:number-columns-repeated="1013"/>
        </table:table-row>
        <table:table-row table:style-name="ro1">
          <table:table-cell office:value-type="float" office:value="1739049373.151" calcext:value-type="float">
            <text:p>1739049373.151</text:p>
          </table:table-cell>
          <table:table-cell office:value-type="float" office:value="1739049373.717" calcext:value-type="float">
            <text:p>1739049373.7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3]-[.A103]" office:value-type="float" office:value="0.565999984741211" calcext:value-type="float">
            <text:p>0.565999984741211</text:p>
          </table:table-cell>
          <table:table-cell/>
          <table:table-cell table:formula="of:=[.H103] - [.$H$409]" office:value-type="float" office:value="0.187999963760376" calcext:value-type="float">
            <text:p>0.18799996376037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74.151" calcext:value-type="float">
            <text:p>1739049374.151</text:p>
          </table:table-cell>
          <table:table-cell office:value-type="float" office:value="1739049374.724" calcext:value-type="float">
            <text:p>1739049374.7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4]-[.A104]" office:value-type="float" office:value="0.572999954223633" calcext:value-type="float">
            <text:p>0.572999954223633</text:p>
          </table:table-cell>
          <table:table-cell/>
          <table:table-cell table:formula="of:=[.H104] - [.$H$409]" office:value-type="float" office:value="0.194999933242798" calcext:value-type="float">
            <text:p>0.19499993324279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75.151" calcext:value-type="float">
            <text:p>1739049375.151</text:p>
          </table:table-cell>
          <table:table-cell office:value-type="float" office:value="1739049375.724" calcext:value-type="float">
            <text:p>1739049375.7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5]-[.A105]" office:value-type="float" office:value="0.572999954223633" calcext:value-type="float">
            <text:p>0.572999954223633</text:p>
          </table:table-cell>
          <table:table-cell/>
          <table:table-cell table:formula="of:=[.H105] - [.$H$409]" office:value-type="float" office:value="0.194999933242798" calcext:value-type="float">
            <text:p>0.19499993324279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76.184" calcext:value-type="float">
            <text:p>1739049376.184</text:p>
          </table:table-cell>
          <table:table-cell office:value-type="float" office:value="1739049376.729" calcext:value-type="float">
            <text:p>1739049376.7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6]-[.A106]" office:value-type="float" office:value="0.545000076293945" calcext:value-type="float">
            <text:p>0.545000076293945</text:p>
          </table:table-cell>
          <table:table-cell/>
          <table:table-cell table:formula="of:=[.H106] - [.$H$409]" office:value-type="float" office:value="0.16700005531311" calcext:value-type="float">
            <text:p>0.1670000553131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77.217" calcext:value-type="float">
            <text:p>1739049377.217</text:p>
          </table:table-cell>
          <table:table-cell office:value-type="float" office:value="1739049377.732" calcext:value-type="float">
            <text:p>1739049377.7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7]-[.A107]" office:value-type="float" office:value="0.515000104904175" calcext:value-type="float">
            <text:p>0.515000104904175</text:p>
          </table:table-cell>
          <table:table-cell/>
          <table:table-cell table:formula="of:=[.H107] - [.$H$409]" office:value-type="float" office:value="0.13700008392334" calcext:value-type="float">
            <text:p>0.1370000839233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78.184" calcext:value-type="float">
            <text:p>1739049378.184</text:p>
          </table:table-cell>
          <table:table-cell office:value-type="float" office:value="1739049378.736" calcext:value-type="float">
            <text:p>1739049378.7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8]-[.A108]" office:value-type="float" office:value="0.552000045776367" calcext:value-type="float">
            <text:p>0.552000045776367</text:p>
          </table:table-cell>
          <table:table-cell/>
          <table:table-cell table:formula="of:=[.H108] - [.$H$409]" office:value-type="float" office:value="0.174000024795532" calcext:value-type="float">
            <text:p>0.1740000247955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79.184" calcext:value-type="float">
            <text:p>1739049379.184</text:p>
          </table:table-cell>
          <table:table-cell office:value-type="float" office:value="1739049379.738" calcext:value-type="float">
            <text:p>1739049379.7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9]-[.A109]" office:value-type="float" office:value="0.553999900817871" calcext:value-type="float">
            <text:p>0.553999900817871</text:p>
          </table:table-cell>
          <table:table-cell/>
          <table:table-cell table:formula="of:=[.H109] - [.$H$409]" office:value-type="float" office:value="0.175999879837036" calcext:value-type="float">
            <text:p>0.17599987983703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0.251" calcext:value-type="float">
            <text:p>1739049380.251</text:p>
          </table:table-cell>
          <table:table-cell office:value-type="float" office:value="1739049380.748" calcext:value-type="float">
            <text:p>1739049380.7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0]-[.A110]" office:value-type="float" office:value="0.496999979019165" calcext:value-type="float">
            <text:p>0.496999979019165</text:p>
          </table:table-cell>
          <table:table-cell/>
          <table:table-cell table:formula="of:=[.H110] - [.$H$409]" office:value-type="float" office:value="0.11899995803833" calcext:value-type="float">
            <text:p>0.1189999580383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1.217" calcext:value-type="float">
            <text:p>1739049381.217</text:p>
          </table:table-cell>
          <table:table-cell office:value-type="float" office:value="1739049381.738" calcext:value-type="float">
            <text:p>1739049381.7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1]-[.A111]" office:value-type="float" office:value="0.520999908447266" calcext:value-type="float">
            <text:p>0.520999908447266</text:p>
          </table:table-cell>
          <table:table-cell/>
          <table:table-cell table:formula="of:=[.H111] - [.$H$409]" office:value-type="float" office:value="0.142999887466431" calcext:value-type="float">
            <text:p>0.14299988746643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2.151" calcext:value-type="float">
            <text:p>1739049382.151</text:p>
          </table:table-cell>
          <table:table-cell office:value-type="float" office:value="1739049382.758" calcext:value-type="float">
            <text:p>1739049382.7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2]-[.A112]" office:value-type="float" office:value="0.60699987411499" calcext:value-type="float">
            <text:p>0.60699987411499</text:p>
          </table:table-cell>
          <table:table-cell/>
          <table:table-cell table:formula="of:=[.H112] - [.$H$409]" office:value-type="float" office:value="0.228999853134155" calcext:value-type="float">
            <text:p>0.22899985313415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3.251" calcext:value-type="float">
            <text:p>1739049383.251</text:p>
          </table:table-cell>
          <table:table-cell office:value-type="float" office:value="1739049383.745" calcext:value-type="float">
            <text:p>1739049383.7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3]-[.A113]" office:value-type="float" office:value="0.49399995803833" calcext:value-type="float">
            <text:p>0.49399995803833</text:p>
          </table:table-cell>
          <table:table-cell/>
          <table:table-cell table:formula="of:=[.H113] - [.$H$409]" office:value-type="float" office:value="0.115999937057495" calcext:value-type="float">
            <text:p>0.11599993705749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4.217" calcext:value-type="float">
            <text:p>1739049384.217</text:p>
          </table:table-cell>
          <table:table-cell office:value-type="float" office:value="1739049384.747" calcext:value-type="float">
            <text:p>1739049384.7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4]-[.A114]" office:value-type="float" office:value="0.529999971389771" calcext:value-type="float">
            <text:p>0.529999971389771</text:p>
          </table:table-cell>
          <table:table-cell/>
          <table:table-cell table:formula="of:=[.H114] - [.$H$409]" office:value-type="float" office:value="0.151999950408935" calcext:value-type="float">
            <text:p>0.15199995040893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5.151" calcext:value-type="float">
            <text:p>1739049385.151</text:p>
          </table:table-cell>
          <table:table-cell office:value-type="float" office:value="1739049385.76" calcext:value-type="float">
            <text:p>1739049385.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5]-[.A115]" office:value-type="float" office:value="0.608999967575073" calcext:value-type="float">
            <text:p>0.608999967575073</text:p>
          </table:table-cell>
          <table:table-cell/>
          <table:table-cell table:formula="of:=[.H115] - [.$H$409]" office:value-type="float" office:value="0.230999946594238" calcext:value-type="float">
            <text:p>0.23099994659423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6.251" calcext:value-type="float">
            <text:p>1739049386.251</text:p>
          </table:table-cell>
          <table:table-cell office:value-type="float" office:value="1739049386.747" calcext:value-type="float">
            <text:p>1739049386.7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6]-[.A116]" office:value-type="float" office:value="0.496000051498413" calcext:value-type="float">
            <text:p>0.496000051498413</text:p>
          </table:table-cell>
          <table:table-cell/>
          <table:table-cell table:formula="of:=[.H116] - [.$H$409]" office:value-type="float" office:value="0.118000030517578" calcext:value-type="float">
            <text:p>0.11800003051757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7.251" calcext:value-type="float">
            <text:p>1739049387.251</text:p>
          </table:table-cell>
          <table:table-cell office:value-type="float" office:value="1739049387.747" calcext:value-type="float">
            <text:p>1739049387.7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7]-[.A117]" office:value-type="float" office:value="0.496000051498413" calcext:value-type="float">
            <text:p>0.496000051498413</text:p>
          </table:table-cell>
          <table:table-cell/>
          <table:table-cell table:formula="of:=[.H117] - [.$H$409]" office:value-type="float" office:value="0.118000030517578" calcext:value-type="float">
            <text:p>0.11800003051757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8.217" calcext:value-type="float">
            <text:p>1739049388.217</text:p>
          </table:table-cell>
          <table:table-cell office:value-type="float" office:value="1739049388.761" calcext:value-type="float">
            <text:p>1739049388.7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8]-[.A118]" office:value-type="float" office:value="0.543999910354614" calcext:value-type="float">
            <text:p>0.543999910354614</text:p>
          </table:table-cell>
          <table:table-cell/>
          <table:table-cell table:formula="of:=[.H118] - [.$H$409]" office:value-type="float" office:value="0.165999889373779" calcext:value-type="float">
            <text:p>0.16599988937377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9.217" calcext:value-type="float">
            <text:p>1739049389.217</text:p>
          </table:table-cell>
          <table:table-cell office:value-type="float" office:value="1739049389.857" calcext:value-type="float">
            <text:p>1739049389.8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9]-[.A119]" office:value-type="float" office:value="0.640000104904175" calcext:value-type="float">
            <text:p>0.640000104904175</text:p>
          </table:table-cell>
          <table:table-cell/>
          <table:table-cell table:formula="of:=[.H119] - [.$H$409]" office:value-type="float" office:value="0.26200008392334" calcext:value-type="float">
            <text:p>0.2620000839233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0.284" calcext:value-type="float">
            <text:p>1739049390.284</text:p>
          </table:table-cell>
          <table:table-cell office:value-type="float" office:value="1739049390.758" calcext:value-type="float">
            <text:p>1739049390.7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0]-[.A120]" office:value-type="float" office:value="0.473999977111816" calcext:value-type="float">
            <text:p>0.473999977111816</text:p>
          </table:table-cell>
          <table:table-cell/>
          <table:table-cell table:formula="of:=[.H120] - [.$H$409]" office:value-type="float" office:value="0.0959999561309814" calcext:value-type="float">
            <text:p>0.09599995613098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1.217" calcext:value-type="float">
            <text:p>1739049391.217</text:p>
          </table:table-cell>
          <table:table-cell office:value-type="float" office:value="1739049391.759" calcext:value-type="float">
            <text:p>1739049391.7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1]-[.A121]" office:value-type="float" office:value="0.54200005531311" calcext:value-type="float">
            <text:p>0.54200005531311</text:p>
          </table:table-cell>
          <table:table-cell/>
          <table:table-cell table:formula="of:=[.H121] - [.$H$409]" office:value-type="float" office:value="0.164000034332275" calcext:value-type="float">
            <text:p>0.16400003433227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2.317" calcext:value-type="float">
            <text:p>1739049392.317</text:p>
          </table:table-cell>
          <table:table-cell office:value-type="float" office:value="1739049392.762" calcext:value-type="float">
            <text:p>1739049392.7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2]-[.A122]" office:value-type="float" office:value="0.445000171661377" calcext:value-type="float">
            <text:p>0.445000171661377</text:p>
          </table:table-cell>
          <table:table-cell/>
          <table:table-cell table:formula="of:=[.H122] - [.$H$409]" office:value-type="float" office:value="0.0670001506805419" calcext:value-type="float">
            <text:p>0.06700015068054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3.217" calcext:value-type="float">
            <text:p>1739049393.217</text:p>
          </table:table-cell>
          <table:table-cell office:value-type="float" office:value="1739049393.755" calcext:value-type="float">
            <text:p>1739049393.7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3]-[.A123]" office:value-type="float" office:value="0.538000106811523" calcext:value-type="float">
            <text:p>0.538000106811523</text:p>
          </table:table-cell>
          <table:table-cell/>
          <table:table-cell table:formula="of:=[.H123] - [.$H$409]" office:value-type="float" office:value="0.160000085830688" calcext:value-type="float">
            <text:p>0.16000008583068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4.284" calcext:value-type="float">
            <text:p>1739049394.284</text:p>
          </table:table-cell>
          <table:table-cell office:value-type="float" office:value="1739049394.763" calcext:value-type="float">
            <text:p>1739049394.7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4]-[.A124]" office:value-type="float" office:value="0.479000091552734" calcext:value-type="float">
            <text:p>0.479000091552734</text:p>
          </table:table-cell>
          <table:table-cell/>
          <table:table-cell table:formula="of:=[.H124] - [.$H$409]" office:value-type="float" office:value="0.101000070571899" calcext:value-type="float">
            <text:p>0.1010000705718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5.184" calcext:value-type="float">
            <text:p>1739049395.184</text:p>
          </table:table-cell>
          <table:table-cell office:value-type="float" office:value="1739049395.772" calcext:value-type="float">
            <text:p>1739049395.7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5]-[.A125]" office:value-type="float" office:value="0.588000059127808" calcext:value-type="float">
            <text:p>0.588000059127808</text:p>
          </table:table-cell>
          <table:table-cell/>
          <table:table-cell table:formula="of:=[.H125] - [.$H$409]" office:value-type="float" office:value="0.210000038146973" calcext:value-type="float">
            <text:p>0.21000003814697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5.217" calcext:value-type="float">
            <text:p>1739049395.217</text:p>
          </table:table-cell>
          <table:table-cell office:value-type="float" office:value="1739049395.859" calcext:value-type="float">
            <text:p>1739049395.8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6]-[.A126]" office:value-type="float" office:value="0.641999959945679" calcext:value-type="float">
            <text:p>0.641999959945679</text:p>
          </table:table-cell>
          <table:table-cell/>
          <table:table-cell table:formula="of:=[.H126] - [.$H$409]" office:value-type="float" office:value="0.263999938964844" calcext:value-type="float">
            <text:p>0.26399993896484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6.284" calcext:value-type="float">
            <text:p>1739049396.284</text:p>
          </table:table-cell>
          <table:table-cell office:value-type="float" office:value="1739049396.767" calcext:value-type="float">
            <text:p>1739049396.7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7]-[.A127]" office:value-type="float" office:value="0.483000040054321" calcext:value-type="float">
            <text:p>0.483000040054321</text:p>
          </table:table-cell>
          <table:table-cell/>
          <table:table-cell table:formula="of:=[.H127] - [.$H$409]" office:value-type="float" office:value="0.105000019073486" calcext:value-type="float">
            <text:p>0.10500001907348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7.251" calcext:value-type="float">
            <text:p>1739049397.251</text:p>
          </table:table-cell>
          <table:table-cell office:value-type="float" office:value="1739049397.786" calcext:value-type="float">
            <text:p>1739049397.7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8]-[.A128]" office:value-type="float" office:value="0.535000085830689" calcext:value-type="float">
            <text:p>0.535000085830689</text:p>
          </table:table-cell>
          <table:table-cell/>
          <table:table-cell table:formula="of:=[.H128] - [.$H$409]" office:value-type="float" office:value="0.157000064849853" calcext:value-type="float">
            <text:p>0.1570000648498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8.284" calcext:value-type="float">
            <text:p>1739049398.284</text:p>
          </table:table-cell>
          <table:table-cell office:value-type="float" office:value="1739049398.791" calcext:value-type="float">
            <text:p>1739049398.7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9]-[.A129]" office:value-type="float" office:value="0.506999969482422" calcext:value-type="float">
            <text:p>0.506999969482422</text:p>
          </table:table-cell>
          <table:table-cell/>
          <table:table-cell table:formula="of:=[.H129] - [.$H$409]" office:value-type="float" office:value="0.128999948501587" calcext:value-type="float">
            <text:p>0.12899994850158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9.284" calcext:value-type="float">
            <text:p>1739049399.284</text:p>
          </table:table-cell>
          <table:table-cell office:value-type="float" office:value="1739049399.794" calcext:value-type="float">
            <text:p>1739049399.7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0]-[.A130]" office:value-type="float" office:value="0.509999990463257" calcext:value-type="float">
            <text:p>0.509999990463257</text:p>
          </table:table-cell>
          <table:table-cell/>
          <table:table-cell table:formula="of:=[.H130] - [.$H$409]" office:value-type="float" office:value="0.131999969482422" calcext:value-type="float">
            <text:p>0.13199996948242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0.284" calcext:value-type="float">
            <text:p>1739049400.284</text:p>
          </table:table-cell>
          <table:table-cell office:value-type="float" office:value="1739049400.777" calcext:value-type="float">
            <text:p>1739049400.7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1]-[.A131]" office:value-type="float" office:value="0.493000030517578" calcext:value-type="float">
            <text:p>0.493000030517578</text:p>
          </table:table-cell>
          <table:table-cell/>
          <table:table-cell table:formula="of:=[.H131] - [.$H$409]" office:value-type="float" office:value="0.115000009536743" calcext:value-type="float">
            <text:p>0.11500000953674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1.217" calcext:value-type="float">
            <text:p>1739049401.217</text:p>
          </table:table-cell>
          <table:table-cell office:value-type="float" office:value="1739049401.781" calcext:value-type="float">
            <text:p>1739049401.7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2]-[.A132]" office:value-type="float" office:value="0.563999891281128" calcext:value-type="float">
            <text:p>0.563999891281128</text:p>
          </table:table-cell>
          <table:table-cell/>
          <table:table-cell table:formula="of:=[.H132] - [.$H$409]" office:value-type="float" office:value="0.185999870300293" calcext:value-type="float">
            <text:p>0.18599987030029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2.251" calcext:value-type="float">
            <text:p>1739049402.251</text:p>
          </table:table-cell>
          <table:table-cell office:value-type="float" office:value="1739049402.846" calcext:value-type="float">
            <text:p>1739049402.8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3]-[.A133]" office:value-type="float" office:value="0.59500002861023" calcext:value-type="float">
            <text:p>0.59500002861023</text:p>
          </table:table-cell>
          <table:table-cell/>
          <table:table-cell table:formula="of:=[.H133] - [.$H$409]" office:value-type="float" office:value="0.217000007629394" calcext:value-type="float">
            <text:p>0.21700000762939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3.184" calcext:value-type="float">
            <text:p>1739049403.184</text:p>
          </table:table-cell>
          <table:table-cell office:value-type="float" office:value="1739049403.823" calcext:value-type="float">
            <text:p>1739049403.8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4]-[.A134]" office:value-type="float" office:value="0.638999938964844" calcext:value-type="float">
            <text:p>0.638999938964844</text:p>
          </table:table-cell>
          <table:table-cell/>
          <table:table-cell table:formula="of:=[.H134] - [.$H$409]" office:value-type="float" office:value="0.260999917984009" calcext:value-type="float">
            <text:p>0.26099991798400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3.251" calcext:value-type="float">
            <text:p>1739049403.251</text:p>
          </table:table-cell>
          <table:table-cell office:value-type="float" office:value="1739049403.925" calcext:value-type="float">
            <text:p>1739049403.9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5]-[.A135]" office:value-type="float" office:value="0.674000024795532" calcext:value-type="float">
            <text:p>0.674000024795532</text:p>
          </table:table-cell>
          <table:table-cell/>
          <table:table-cell table:formula="of:=[.H135] - [.$H$409]" office:value-type="float" office:value="0.296000003814697" calcext:value-type="float">
            <text:p>0.29600000381469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4.217" calcext:value-type="float">
            <text:p>1739049404.217</text:p>
          </table:table-cell>
          <table:table-cell office:value-type="float" office:value="1739049404.847" calcext:value-type="float">
            <text:p>1739049404.8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6]-[.A136]" office:value-type="float" office:value="0.629999876022339" calcext:value-type="float">
            <text:p>0.629999876022339</text:p>
          </table:table-cell>
          <table:table-cell/>
          <table:table-cell table:formula="of:=[.H136] - [.$H$409]" office:value-type="float" office:value="0.251999855041504" calcext:value-type="float">
            <text:p>0.25199985504150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5.284" calcext:value-type="float">
            <text:p>1739049405.284</text:p>
          </table:table-cell>
          <table:table-cell office:value-type="float" office:value="1739049405.782" calcext:value-type="float">
            <text:p>1739049405.7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7]-[.A137]" office:value-type="float" office:value="0.498000144958496" calcext:value-type="float">
            <text:p>0.498000144958496</text:p>
          </table:table-cell>
          <table:table-cell/>
          <table:table-cell table:formula="of:=[.H137] - [.$H$409]" office:value-type="float" office:value="0.120000123977661" calcext:value-type="float">
            <text:p>0.12000012397766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6.184" calcext:value-type="float">
            <text:p>1739049406.184</text:p>
          </table:table-cell>
          <table:table-cell office:value-type="float" office:value="1739049406.791" calcext:value-type="float">
            <text:p>1739049406.7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8]-[.A138]" office:value-type="float" office:value="0.60699987411499" calcext:value-type="float">
            <text:p>0.60699987411499</text:p>
          </table:table-cell>
          <table:table-cell/>
          <table:table-cell table:formula="of:=[.H138] - [.$H$409]" office:value-type="float" office:value="0.228999853134155" calcext:value-type="float">
            <text:p>0.22899985313415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7.284" calcext:value-type="float">
            <text:p>1739049407.284</text:p>
          </table:table-cell>
          <table:table-cell office:value-type="float" office:value="1739049407.795" calcext:value-type="float">
            <text:p>1739049407.7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9]-[.A139]" office:value-type="float" office:value="0.511000156402588" calcext:value-type="float">
            <text:p>0.511000156402588</text:p>
          </table:table-cell>
          <table:table-cell/>
          <table:table-cell table:formula="of:=[.H139] - [.$H$409]" office:value-type="float" office:value="0.133000135421753" calcext:value-type="float">
            <text:p>0.1330001354217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8.284" calcext:value-type="float">
            <text:p>1739049408.284</text:p>
          </table:table-cell>
          <table:table-cell office:value-type="float" office:value="1739049408.793" calcext:value-type="float">
            <text:p>1739049408.7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0]-[.A140]" office:value-type="float" office:value="0.509000062942505" calcext:value-type="float">
            <text:p>0.509000062942505</text:p>
          </table:table-cell>
          <table:table-cell/>
          <table:table-cell table:formula="of:=[.H140] - [.$H$409]" office:value-type="float" office:value="0.13100004196167" calcext:value-type="float">
            <text:p>0.1310000419616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9.251" calcext:value-type="float">
            <text:p>1739049409.251</text:p>
          </table:table-cell>
          <table:table-cell office:value-type="float" office:value="1739049409.789" calcext:value-type="float">
            <text:p>1739049409.7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1]-[.A141]" office:value-type="float" office:value="0.538000106811523" calcext:value-type="float">
            <text:p>0.538000106811523</text:p>
          </table:table-cell>
          <table:table-cell/>
          <table:table-cell table:formula="of:=[.H141] - [.$H$409]" office:value-type="float" office:value="0.160000085830688" calcext:value-type="float">
            <text:p>0.16000008583068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0.284" calcext:value-type="float">
            <text:p>1739049410.284</text:p>
          </table:table-cell>
          <table:table-cell office:value-type="float" office:value="1739049410.797" calcext:value-type="float">
            <text:p>1739049410.7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2]-[.A142]" office:value-type="float" office:value="0.513000011444092" calcext:value-type="float">
            <text:p>0.513000011444092</text:p>
          </table:table-cell>
          <table:table-cell/>
          <table:table-cell table:formula="of:=[.H142] - [.$H$409]" office:value-type="float" office:value="0.134999990463257" calcext:value-type="float">
            <text:p>0.13499999046325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1.251" calcext:value-type="float">
            <text:p>1739049411.251</text:p>
          </table:table-cell>
          <table:table-cell office:value-type="float" office:value="1739049411.891" calcext:value-type="float">
            <text:p>1739049411.8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3]-[.A143]" office:value-type="float" office:value="0.640000104904175" calcext:value-type="float">
            <text:p>0.640000104904175</text:p>
          </table:table-cell>
          <table:table-cell/>
          <table:table-cell table:formula="of:=[.H143] - [.$H$409]" office:value-type="float" office:value="0.26200008392334" calcext:value-type="float">
            <text:p>0.2620000839233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2.284" calcext:value-type="float">
            <text:p>1739049412.284</text:p>
          </table:table-cell>
          <table:table-cell office:value-type="float" office:value="1739049412.794" calcext:value-type="float">
            <text:p>1739049412.7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4]-[.A144]" office:value-type="float" office:value="0.509999990463257" calcext:value-type="float">
            <text:p>0.509999990463257</text:p>
          </table:table-cell>
          <table:table-cell/>
          <table:table-cell table:formula="of:=[.H144] - [.$H$409]" office:value-type="float" office:value="0.131999969482422" calcext:value-type="float">
            <text:p>0.13199996948242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3.317" calcext:value-type="float">
            <text:p>1739049413.317</text:p>
          </table:table-cell>
          <table:table-cell office:value-type="float" office:value="1739049413.798" calcext:value-type="float">
            <text:p>1739049413.7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5]-[.A145]" office:value-type="float" office:value="0.481000185012817" calcext:value-type="float">
            <text:p>0.481000185012817</text:p>
          </table:table-cell>
          <table:table-cell/>
          <table:table-cell table:formula="of:=[.H145] - [.$H$409]" office:value-type="float" office:value="0.103000164031982" calcext:value-type="float">
            <text:p>0.10300016403198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4.284" calcext:value-type="float">
            <text:p>1739049414.284</text:p>
          </table:table-cell>
          <table:table-cell office:value-type="float" office:value="1739049414.803" calcext:value-type="float">
            <text:p>1739049414.8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6]-[.A146]" office:value-type="float" office:value="0.519000053405762" calcext:value-type="float">
            <text:p>0.519000053405762</text:p>
          </table:table-cell>
          <table:table-cell/>
          <table:table-cell table:formula="of:=[.H146] - [.$H$409]" office:value-type="float" office:value="0.141000032424927" calcext:value-type="float">
            <text:p>0.1410000324249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5.217" calcext:value-type="float">
            <text:p>1739049415.217</text:p>
          </table:table-cell>
          <table:table-cell office:value-type="float" office:value="1739049415.798" calcext:value-type="float">
            <text:p>1739049415.7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7]-[.A147]" office:value-type="float" office:value="0.581000089645386" calcext:value-type="float">
            <text:p>0.581000089645386</text:p>
          </table:table-cell>
          <table:table-cell/>
          <table:table-cell table:formula="of:=[.H147] - [.$H$409]" office:value-type="float" office:value="0.203000068664551" calcext:value-type="float">
            <text:p>0.20300006866455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6.284" calcext:value-type="float">
            <text:p>1739049416.284</text:p>
          </table:table-cell>
          <table:table-cell office:value-type="float" office:value="1739049416.813" calcext:value-type="float">
            <text:p>1739049416.8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8]-[.A148]" office:value-type="float" office:value="0.529000043869019" calcext:value-type="float">
            <text:p>0.529000043869019</text:p>
          </table:table-cell>
          <table:table-cell/>
          <table:table-cell table:formula="of:=[.H148] - [.$H$409]" office:value-type="float" office:value="0.151000022888184" calcext:value-type="float">
            <text:p>0.15100002288818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7.351" calcext:value-type="float">
            <text:p>1739049417.351</text:p>
          </table:table-cell>
          <table:table-cell office:value-type="float" office:value="1739049417.814" calcext:value-type="float">
            <text:p>1739049417.8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9]-[.A149]" office:value-type="float" office:value="0.462999820709229" calcext:value-type="float">
            <text:p>0.462999820709229</text:p>
          </table:table-cell>
          <table:table-cell/>
          <table:table-cell table:formula="of:=[.H149] - [.$H$409]" office:value-type="float" office:value="0.0849997997283935" calcext:value-type="float">
            <text:p>0.08499979972839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8.284" calcext:value-type="float">
            <text:p>1739049418.284</text:p>
          </table:table-cell>
          <table:table-cell office:value-type="float" office:value="1739049418.807" calcext:value-type="float">
            <text:p>1739049418.8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0]-[.A150]" office:value-type="float" office:value="0.523000001907349" calcext:value-type="float">
            <text:p>0.523000001907349</text:p>
          </table:table-cell>
          <table:table-cell/>
          <table:table-cell table:formula="of:=[.H150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9.284" calcext:value-type="float">
            <text:p>1739049419.284</text:p>
          </table:table-cell>
          <table:table-cell office:value-type="float" office:value="1739049419.807" calcext:value-type="float">
            <text:p>1739049419.8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1]-[.A151]" office:value-type="float" office:value="0.523000001907349" calcext:value-type="float">
            <text:p>0.523000001907349</text:p>
          </table:table-cell>
          <table:table-cell/>
          <table:table-cell table:formula="of:=[.H151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0.251" calcext:value-type="float">
            <text:p>1739049420.251</text:p>
          </table:table-cell>
          <table:table-cell office:value-type="float" office:value="1739049420.814" calcext:value-type="float">
            <text:p>1739049420.8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2]-[.A152]" office:value-type="float" office:value="0.562999963760376" calcext:value-type="float">
            <text:p>0.562999963760376</text:p>
          </table:table-cell>
          <table:table-cell/>
          <table:table-cell table:formula="of:=[.H152] - [.$H$409]" office:value-type="float" office:value="0.184999942779541" calcext:value-type="float">
            <text:p>0.18499994277954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1.351" calcext:value-type="float">
            <text:p>1739049421.351</text:p>
          </table:table-cell>
          <table:table-cell office:value-type="float" office:value="1739049421.812" calcext:value-type="float">
            <text:p>1739049421.8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3]-[.A153]" office:value-type="float" office:value="0.460999965667725" calcext:value-type="float">
            <text:p>0.460999965667725</text:p>
          </table:table-cell>
          <table:table-cell/>
          <table:table-cell table:formula="of:=[.H153] - [.$H$409]" office:value-type="float" office:value="0.0829999446868896" calcext:value-type="float">
            <text:p>0.0829999446868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2.317" calcext:value-type="float">
            <text:p>1739049422.317</text:p>
          </table:table-cell>
          <table:table-cell office:value-type="float" office:value="1739049422.817" calcext:value-type="float">
            <text:p>1739049422.8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4]-[.A154]" office:value-type="float" office:value="0.5" calcext:value-type="float">
            <text:p>0.5</text:p>
          </table:table-cell>
          <table:table-cell/>
          <table:table-cell table:formula="of:=[.H154] - [.$H$409]" office:value-type="float" office:value="0.121999979019165" calcext:value-type="float">
            <text:p>0.12199997901916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3.284" calcext:value-type="float">
            <text:p>1739049423.284</text:p>
          </table:table-cell>
          <table:table-cell office:value-type="float" office:value="1739049423.822" calcext:value-type="float">
            <text:p>1739049423.8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5]-[.A155]" office:value-type="float" office:value="0.538000106811523" calcext:value-type="float">
            <text:p>0.538000106811523</text:p>
          </table:table-cell>
          <table:table-cell/>
          <table:table-cell table:formula="of:=[.H155] - [.$H$409]" office:value-type="float" office:value="0.160000085830688" calcext:value-type="float">
            <text:p>0.16000008583068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4.384" calcext:value-type="float">
            <text:p>1739049424.384</text:p>
          </table:table-cell>
          <table:table-cell office:value-type="float" office:value="1739049424.816" calcext:value-type="float">
            <text:p>1739049424.8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6]-[.A156]" office:value-type="float" office:value="0.431999921798706" calcext:value-type="float">
            <text:p>0.431999921798706</text:p>
          </table:table-cell>
          <table:table-cell/>
          <table:table-cell table:formula="of:=[.H156] - [.$H$409]" office:value-type="float" office:value="0.053999900817871" calcext:value-type="float">
            <text:p>0.05399990081787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5.251" calcext:value-type="float">
            <text:p>1739049425.251</text:p>
          </table:table-cell>
          <table:table-cell office:value-type="float" office:value="1739049425.82" calcext:value-type="float">
            <text:p>1739049425.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7]-[.A157]" office:value-type="float" office:value="0.569000005722046" calcext:value-type="float">
            <text:p>0.569000005722046</text:p>
          </table:table-cell>
          <table:table-cell/>
          <table:table-cell table:formula="of:=[.H157] - [.$H$409]" office:value-type="float" office:value="0.190999984741211" calcext:value-type="float">
            <text:p>0.19099998474121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6.284" calcext:value-type="float">
            <text:p>1739049426.284</text:p>
          </table:table-cell>
          <table:table-cell office:value-type="float" office:value="1739049426.817" calcext:value-type="float">
            <text:p>1739049426.8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8]-[.A158]" office:value-type="float" office:value="0.532999992370606" calcext:value-type="float">
            <text:p>0.532999992370606</text:p>
          </table:table-cell>
          <table:table-cell/>
          <table:table-cell table:formula="of:=[.H158] - [.$H$409]" office:value-type="float" office:value="0.15499997138977" calcext:value-type="float">
            <text:p>0.1549999713897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7.251" calcext:value-type="float">
            <text:p>1739049427.251</text:p>
          </table:table-cell>
          <table:table-cell office:value-type="float" office:value="1739049427.829" calcext:value-type="float">
            <text:p>1739049427.8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9]-[.A159]" office:value-type="float" office:value="0.578000068664551" calcext:value-type="float">
            <text:p>0.578000068664551</text:p>
          </table:table-cell>
          <table:table-cell/>
          <table:table-cell table:formula="of:=[.H159] - [.$H$409]" office:value-type="float" office:value="0.200000047683716" calcext:value-type="float">
            <text:p>0.20000004768371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8.284" calcext:value-type="float">
            <text:p>1739049428.284</text:p>
          </table:table-cell>
          <table:table-cell office:value-type="float" office:value="1739049428.83" calcext:value-type="float">
            <text:p>1739049428.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0]-[.A160]" office:value-type="float" office:value="0.546000003814697" calcext:value-type="float">
            <text:p>0.546000003814697</text:p>
          </table:table-cell>
          <table:table-cell/>
          <table:table-cell table:formula="of:=[.H160] - [.$H$409]" office:value-type="float" office:value="0.167999982833862" calcext:value-type="float">
            <text:p>0.16799998283386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9.384" calcext:value-type="float">
            <text:p>1739049429.384</text:p>
          </table:table-cell>
          <table:table-cell office:value-type="float" office:value="1739049429.823" calcext:value-type="float">
            <text:p>1739049429.8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1]-[.A161]" office:value-type="float" office:value="0.438999891281128" calcext:value-type="float">
            <text:p>0.438999891281128</text:p>
          </table:table-cell>
          <table:table-cell/>
          <table:table-cell table:formula="of:=[.H161] - [.$H$409]" office:value-type="float" office:value="0.0609998703002929" calcext:value-type="float">
            <text:p>0.06099987030029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0.318" calcext:value-type="float">
            <text:p>1739049430.318</text:p>
          </table:table-cell>
          <table:table-cell office:value-type="float" office:value="1739049430.824" calcext:value-type="float">
            <text:p>1739049430.8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2]-[.A162]" office:value-type="float" office:value="0.505999803543091" calcext:value-type="float">
            <text:p>0.505999803543091</text:p>
          </table:table-cell>
          <table:table-cell/>
          <table:table-cell table:formula="of:=[.H162] - [.$H$409]" office:value-type="float" office:value="0.127999782562256" calcext:value-type="float">
            <text:p>0.12799978256225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1.318" calcext:value-type="float">
            <text:p>1739049431.318</text:p>
          </table:table-cell>
          <table:table-cell office:value-type="float" office:value="1739049431.93" calcext:value-type="float">
            <text:p>1739049431.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3]-[.A163]" office:value-type="float" office:value="0.611999988555908" calcext:value-type="float">
            <text:p>0.611999988555908</text:p>
          </table:table-cell>
          <table:table-cell/>
          <table:table-cell table:formula="of:=[.H163] - [.$H$409]" office:value-type="float" office:value="0.233999967575073" calcext:value-type="float">
            <text:p>0.23399996757507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2.318" calcext:value-type="float">
            <text:p>1739049432.318</text:p>
          </table:table-cell>
          <table:table-cell office:value-type="float" office:value="1739049432.827" calcext:value-type="float">
            <text:p>1739049432.8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4]-[.A164]" office:value-type="float" office:value="0.508999824523926" calcext:value-type="float">
            <text:p>0.508999824523926</text:p>
          </table:table-cell>
          <table:table-cell/>
          <table:table-cell table:formula="of:=[.H164] - [.$H$409]" office:value-type="float" office:value="0.130999803543091" calcext:value-type="float">
            <text:p>0.13099980354309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3.318" calcext:value-type="float">
            <text:p>1739049433.318</text:p>
          </table:table-cell>
          <table:table-cell office:value-type="float" office:value="1739049433.83" calcext:value-type="float">
            <text:p>1739049433.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5]-[.A165]" office:value-type="float" office:value="0.511999845504761" calcext:value-type="float">
            <text:p>0.511999845504761</text:p>
          </table:table-cell>
          <table:table-cell/>
          <table:table-cell table:formula="of:=[.H165] - [.$H$409]" office:value-type="float" office:value="0.133999824523926" calcext:value-type="float">
            <text:p>0.13399982452392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4.318" calcext:value-type="float">
            <text:p>1739049434.318</text:p>
          </table:table-cell>
          <table:table-cell office:value-type="float" office:value="1739049434.839" calcext:value-type="float">
            <text:p>1739049434.8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6]-[.A166]" office:value-type="float" office:value="0.520999908447266" calcext:value-type="float">
            <text:p>0.520999908447266</text:p>
          </table:table-cell>
          <table:table-cell/>
          <table:table-cell table:formula="of:=[.H166] - [.$H$409]" office:value-type="float" office:value="0.142999887466431" calcext:value-type="float">
            <text:p>0.14299988746643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5.318" calcext:value-type="float">
            <text:p>1739049435.318</text:p>
          </table:table-cell>
          <table:table-cell office:value-type="float" office:value="1739049435.834" calcext:value-type="float">
            <text:p>1739049435.8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7]-[.A167]" office:value-type="float" office:value="0.516000032424927" calcext:value-type="float">
            <text:p>0.516000032424927</text:p>
          </table:table-cell>
          <table:table-cell/>
          <table:table-cell table:formula="of:=[.H167] - [.$H$409]" office:value-type="float" office:value="0.138000011444092" calcext:value-type="float">
            <text:p>0.1380000114440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6.318" calcext:value-type="float">
            <text:p>1739049436.318</text:p>
          </table:table-cell>
          <table:table-cell office:value-type="float" office:value="1739049436.852" calcext:value-type="float">
            <text:p>1739049436.8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8]-[.A168]" office:value-type="float" office:value="0.533999919891357" calcext:value-type="float">
            <text:p>0.533999919891357</text:p>
          </table:table-cell>
          <table:table-cell/>
          <table:table-cell table:formula="of:=[.H168] - [.$H$409]" office:value-type="float" office:value="0.155999898910522" calcext:value-type="float">
            <text:p>0.15599989891052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7.351" calcext:value-type="float">
            <text:p>1739049437.351</text:p>
          </table:table-cell>
          <table:table-cell office:value-type="float" office:value="1739049437.847" calcext:value-type="float">
            <text:p>1739049437.8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9]-[.A169]" office:value-type="float" office:value="0.495999813079834" calcext:value-type="float">
            <text:p>0.495999813079834</text:p>
          </table:table-cell>
          <table:table-cell/>
          <table:table-cell table:formula="of:=[.H169] - [.$H$409]" office:value-type="float" office:value="0.117999792098999" calcext:value-type="float">
            <text:p>0.1179997920989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8.251" calcext:value-type="float">
            <text:p>1739049438.251</text:p>
          </table:table-cell>
          <table:table-cell office:value-type="float" office:value="1739049438.835" calcext:value-type="float">
            <text:p>1739049438.8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0]-[.A170]" office:value-type="float" office:value="0.584000110626221" calcext:value-type="float">
            <text:p>0.584000110626221</text:p>
          </table:table-cell>
          <table:table-cell/>
          <table:table-cell table:formula="of:=[.H170] - [.$H$409]" office:value-type="float" office:value="0.206000089645386" calcext:value-type="float">
            <text:p>0.20600008964538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9.284" calcext:value-type="float">
            <text:p>1739049439.284</text:p>
          </table:table-cell>
          <table:table-cell office:value-type="float" office:value="1739049439.854" calcext:value-type="float">
            <text:p>1739049439.8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1]-[.A171]" office:value-type="float" office:value="0.570000171661377" calcext:value-type="float">
            <text:p>0.570000171661377</text:p>
          </table:table-cell>
          <table:table-cell/>
          <table:table-cell table:formula="of:=[.H171] - [.$H$409]" office:value-type="float" office:value="0.192000150680542" calcext:value-type="float">
            <text:p>0.19200015068054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0.351" calcext:value-type="float">
            <text:p>1739049440.351</text:p>
          </table:table-cell>
          <table:table-cell office:value-type="float" office:value="1739049440.843" calcext:value-type="float">
            <text:p>1739049440.8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2]-[.A172]" office:value-type="float" office:value="0.491999864578247" calcext:value-type="float">
            <text:p>0.491999864578247</text:p>
          </table:table-cell>
          <table:table-cell/>
          <table:table-cell table:formula="of:=[.H172] - [.$H$409]" office:value-type="float" office:value="0.113999843597412" calcext:value-type="float">
            <text:p>0.11399984359741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1.251" calcext:value-type="float">
            <text:p>1739049441.251</text:p>
          </table:table-cell>
          <table:table-cell office:value-type="float" office:value="1739049441.84" calcext:value-type="float">
            <text:p>1739049441.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3]-[.A173]" office:value-type="float" office:value="0.58899998664856" calcext:value-type="float">
            <text:p>0.58899998664856</text:p>
          </table:table-cell>
          <table:table-cell/>
          <table:table-cell table:formula="of:=[.H173] - [.$H$409]" office:value-type="float" office:value="0.210999965667725" calcext:value-type="float">
            <text:p>0.21099996566772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2.318" calcext:value-type="float">
            <text:p>1739049442.318</text:p>
          </table:table-cell>
          <table:table-cell office:value-type="float" office:value="1739049442.842" calcext:value-type="float">
            <text:p>1739049442.8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4]-[.A174]" office:value-type="float" office:value="0.523999929428101" calcext:value-type="float">
            <text:p>0.523999929428101</text:p>
          </table:table-cell>
          <table:table-cell/>
          <table:table-cell table:formula="of:=[.H174] - [.$H$409]" office:value-type="float" office:value="0.145999908447266" calcext:value-type="float">
            <text:p>0.14599990844726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3.318" calcext:value-type="float">
            <text:p>1739049443.318</text:p>
          </table:table-cell>
          <table:table-cell office:value-type="float" office:value="1739049443.848" calcext:value-type="float">
            <text:p>1739049443.8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5]-[.A175]" office:value-type="float" office:value="0.529999971389771" calcext:value-type="float">
            <text:p>0.529999971389771</text:p>
          </table:table-cell>
          <table:table-cell/>
          <table:table-cell table:formula="of:=[.H175] - [.$H$409]" office:value-type="float" office:value="0.151999950408935" calcext:value-type="float">
            <text:p>0.15199995040893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4.318" calcext:value-type="float">
            <text:p>1739049444.318</text:p>
          </table:table-cell>
          <table:table-cell office:value-type="float" office:value="1739049444.847" calcext:value-type="float">
            <text:p>1739049444.8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6]-[.A176]" office:value-type="float" office:value="0.528999805450439" calcext:value-type="float">
            <text:p>0.528999805450439</text:p>
          </table:table-cell>
          <table:table-cell/>
          <table:table-cell table:formula="of:=[.H176] - [.$H$409]" office:value-type="float" office:value="0.150999784469604" calcext:value-type="float">
            <text:p>0.15099978446960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5.284" calcext:value-type="float">
            <text:p>1739049445.284</text:p>
          </table:table-cell>
          <table:table-cell office:value-type="float" office:value="1739049445.842" calcext:value-type="float">
            <text:p>1739049445.8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7]-[.A177]" office:value-type="float" office:value="0.558000087738037" calcext:value-type="float">
            <text:p>0.558000087738037</text:p>
          </table:table-cell>
          <table:table-cell/>
          <table:table-cell table:formula="of:=[.H177] - [.$H$409]" office:value-type="float" office:value="0.180000066757202" calcext:value-type="float">
            <text:p>0.18000006675720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6.284" calcext:value-type="float">
            <text:p>1739049446.284</text:p>
          </table:table-cell>
          <table:table-cell office:value-type="float" office:value="1739049446.85" calcext:value-type="float">
            <text:p>1739049446.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8]-[.A178]" office:value-type="float" office:value="0.565999984741211" calcext:value-type="float">
            <text:p>0.565999984741211</text:p>
          </table:table-cell>
          <table:table-cell/>
          <table:table-cell table:formula="of:=[.H178] - [.$H$409]" office:value-type="float" office:value="0.187999963760376" calcext:value-type="float">
            <text:p>0.18799996376037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7.351" calcext:value-type="float">
            <text:p>1739049447.351</text:p>
          </table:table-cell>
          <table:table-cell office:value-type="float" office:value="1739049447.854" calcext:value-type="float">
            <text:p>1739049447.8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9]-[.A179]" office:value-type="float" office:value="0.503000020980835" calcext:value-type="float">
            <text:p>0.503000020980835</text:p>
          </table:table-cell>
          <table:table-cell/>
          <table:table-cell table:formula="of:=[.H179] - [.$H$409]" office:value-type="float" office:value="0.125" calcext:value-type="float">
            <text:p>0.12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8.284" calcext:value-type="float">
            <text:p>1739049448.284</text:p>
          </table:table-cell>
          <table:table-cell office:value-type="float" office:value="1739049448.846" calcext:value-type="float">
            <text:p>1739049448.8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0]-[.A180]" office:value-type="float" office:value="0.562000036239624" calcext:value-type="float">
            <text:p>0.562000036239624</text:p>
          </table:table-cell>
          <table:table-cell/>
          <table:table-cell table:formula="of:=[.H180] - [.$H$409]" office:value-type="float" office:value="0.184000015258789" calcext:value-type="float">
            <text:p>0.18400001525878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9.318" calcext:value-type="float">
            <text:p>1739049449.318</text:p>
          </table:table-cell>
          <table:table-cell office:value-type="float" office:value="1739049449.859" calcext:value-type="float">
            <text:p>1739049449.8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1]-[.A181]" office:value-type="float" office:value="0.540999889373779" calcext:value-type="float">
            <text:p>0.540999889373779</text:p>
          </table:table-cell>
          <table:table-cell/>
          <table:table-cell table:formula="of:=[.H181] - [.$H$409]" office:value-type="float" office:value="0.162999868392944" calcext:value-type="float">
            <text:p>0.16299986839294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0.318" calcext:value-type="float">
            <text:p>1739049450.318</text:p>
          </table:table-cell>
          <table:table-cell office:value-type="float" office:value="1739049450.862" calcext:value-type="float">
            <text:p>1739049450.8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2]-[.A182]" office:value-type="float" office:value="0.543999910354614" calcext:value-type="float">
            <text:p>0.543999910354614</text:p>
          </table:table-cell>
          <table:table-cell/>
          <table:table-cell table:formula="of:=[.H182] - [.$H$409]" office:value-type="float" office:value="0.165999889373779" calcext:value-type="float">
            <text:p>0.16599988937377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1.318" calcext:value-type="float">
            <text:p>1739049451.318</text:p>
          </table:table-cell>
          <table:table-cell office:value-type="float" office:value="1739049451.868" calcext:value-type="float">
            <text:p>1739049451.8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3]-[.A183]" office:value-type="float" office:value="0.549999952316284" calcext:value-type="float">
            <text:p>0.549999952316284</text:p>
          </table:table-cell>
          <table:table-cell/>
          <table:table-cell table:formula="of:=[.H183] - [.$H$409]" office:value-type="float" office:value="0.171999931335449" calcext:value-type="float">
            <text:p>0.1719999313354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2.351" calcext:value-type="float">
            <text:p>1739049452.351</text:p>
          </table:table-cell>
          <table:table-cell office:value-type="float" office:value="1739049452.86" calcext:value-type="float">
            <text:p>1739049452.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4]-[.A184]" office:value-type="float" office:value="0.508999824523926" calcext:value-type="float">
            <text:p>0.508999824523926</text:p>
          </table:table-cell>
          <table:table-cell/>
          <table:table-cell table:formula="of:=[.H184] - [.$H$409]" office:value-type="float" office:value="0.130999803543091" calcext:value-type="float">
            <text:p>0.13099980354309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3.251" calcext:value-type="float">
            <text:p>1739049453.251</text:p>
          </table:table-cell>
          <table:table-cell office:value-type="float" office:value="1739049453.864" calcext:value-type="float">
            <text:p>1739049453.8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5]-[.A185]" office:value-type="float" office:value="0.613000154495239" calcext:value-type="float">
            <text:p>0.613000154495239</text:p>
          </table:table-cell>
          <table:table-cell/>
          <table:table-cell table:formula="of:=[.H185] - [.$H$409]" office:value-type="float" office:value="0.235000133514404" calcext:value-type="float">
            <text:p>0.23500013351440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4.351" calcext:value-type="float">
            <text:p>1739049454.351</text:p>
          </table:table-cell>
          <table:table-cell office:value-type="float" office:value="1739049454.974" calcext:value-type="float">
            <text:p>1739049454.9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6]-[.A186]" office:value-type="float" office:value="0.622999906539917" calcext:value-type="float">
            <text:p>0.622999906539917</text:p>
          </table:table-cell>
          <table:table-cell/>
          <table:table-cell table:formula="of:=[.H186] - [.$H$409]" office:value-type="float" office:value="0.244999885559082" calcext:value-type="float">
            <text:p>0.24499988555908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5.351" calcext:value-type="float">
            <text:p>1739049455.351</text:p>
          </table:table-cell>
          <table:table-cell office:value-type="float" office:value="1739049455.867" calcext:value-type="float">
            <text:p>1739049455.8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7]-[.A187]" office:value-type="float" office:value="0.516000032424927" calcext:value-type="float">
            <text:p>0.516000032424927</text:p>
          </table:table-cell>
          <table:table-cell/>
          <table:table-cell table:formula="of:=[.H187] - [.$H$409]" office:value-type="float" office:value="0.138000011444092" calcext:value-type="float">
            <text:p>0.1380000114440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6.284" calcext:value-type="float">
            <text:p>1739049456.284</text:p>
          </table:table-cell>
          <table:table-cell office:value-type="float" office:value="1739049456.865" calcext:value-type="float">
            <text:p>1739049456.8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8]-[.A188]" office:value-type="float" office:value="0.581000089645386" calcext:value-type="float">
            <text:p>0.581000089645386</text:p>
          </table:table-cell>
          <table:table-cell/>
          <table:table-cell table:formula="of:=[.H188] - [.$H$409]" office:value-type="float" office:value="0.203000068664551" calcext:value-type="float">
            <text:p>0.20300006866455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7.384" calcext:value-type="float">
            <text:p>1739049457.384</text:p>
          </table:table-cell>
          <table:table-cell office:value-type="float" office:value="1739049457.871" calcext:value-type="float">
            <text:p>1739049457.8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9]-[.A189]" office:value-type="float" office:value="0.486999988555908" calcext:value-type="float">
            <text:p>0.486999988555908</text:p>
          </table:table-cell>
          <table:table-cell/>
          <table:table-cell table:formula="of:=[.H189] - [.$H$409]" office:value-type="float" office:value="0.108999967575073" calcext:value-type="float">
            <text:p>0.10899996757507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8.318" calcext:value-type="float">
            <text:p>1739049458.318</text:p>
          </table:table-cell>
          <table:table-cell office:value-type="float" office:value="1739049458.87" calcext:value-type="float">
            <text:p>1739049458.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0]-[.A190]" office:value-type="float" office:value="0.551999807357788" calcext:value-type="float">
            <text:p>0.551999807357788</text:p>
          </table:table-cell>
          <table:table-cell/>
          <table:table-cell table:formula="of:=[.H190] - [.$H$409]" office:value-type="float" office:value="0.173999786376953" calcext:value-type="float">
            <text:p>0.1739997863769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9.351" calcext:value-type="float">
            <text:p>1739049459.351</text:p>
          </table:table-cell>
          <table:table-cell office:value-type="float" office:value="1739049459.884" calcext:value-type="float">
            <text:p>1739049459.8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1]-[.A191]" office:value-type="float" office:value="0.532999992370606" calcext:value-type="float">
            <text:p>0.532999992370606</text:p>
          </table:table-cell>
          <table:table-cell/>
          <table:table-cell table:formula="of:=[.H191] - [.$H$409]" office:value-type="float" office:value="0.15499997138977" calcext:value-type="float">
            <text:p>0.1549999713897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0.351" calcext:value-type="float">
            <text:p>1739049460.351</text:p>
          </table:table-cell>
          <table:table-cell office:value-type="float" office:value="1739049460.874" calcext:value-type="float">
            <text:p>1739049460.8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2]-[.A192]" office:value-type="float" office:value="0.523000001907349" calcext:value-type="float">
            <text:p>0.523000001907349</text:p>
          </table:table-cell>
          <table:table-cell/>
          <table:table-cell table:formula="of:=[.H192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1.351" calcext:value-type="float">
            <text:p>1739049461.351</text:p>
          </table:table-cell>
          <table:table-cell office:value-type="float" office:value="1739049461.894" calcext:value-type="float">
            <text:p>1739049461.8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3]-[.A193]" office:value-type="float" office:value="0.542999982833862" calcext:value-type="float">
            <text:p>0.542999982833862</text:p>
          </table:table-cell>
          <table:table-cell/>
          <table:table-cell table:formula="of:=[.H193] - [.$H$409]" office:value-type="float" office:value="0.164999961853027" calcext:value-type="float">
            <text:p>0.1649999618530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2.318" calcext:value-type="float">
            <text:p>1739049462.318</text:p>
          </table:table-cell>
          <table:table-cell office:value-type="float" office:value="1739049462.886" calcext:value-type="float">
            <text:p>1739049462.8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4]-[.A194]" office:value-type="float" office:value="0.567999839782715" calcext:value-type="float">
            <text:p>0.567999839782715</text:p>
          </table:table-cell>
          <table:table-cell/>
          <table:table-cell table:formula="of:=[.H194] - [.$H$409]" office:value-type="float" office:value="0.18999981880188" calcext:value-type="float">
            <text:p>0.1899998188018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3.318" calcext:value-type="float">
            <text:p>1739049463.318</text:p>
          </table:table-cell>
          <table:table-cell office:value-type="float" office:value="1739049463.884" calcext:value-type="float">
            <text:p>1739049463.8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5]-[.A195]" office:value-type="float" office:value="0.565999984741211" calcext:value-type="float">
            <text:p>0.565999984741211</text:p>
          </table:table-cell>
          <table:table-cell/>
          <table:table-cell table:formula="of:=[.H195] - [.$H$409]" office:value-type="float" office:value="0.187999963760376" calcext:value-type="float">
            <text:p>0.18799996376037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4.384" calcext:value-type="float">
            <text:p>1739049464.384</text:p>
          </table:table-cell>
          <table:table-cell office:value-type="float" office:value="1739049464.888" calcext:value-type="float">
            <text:p>1739049464.8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6]-[.A196]" office:value-type="float" office:value="0.503999948501587" calcext:value-type="float">
            <text:p>0.503999948501587</text:p>
          </table:table-cell>
          <table:table-cell/>
          <table:table-cell table:formula="of:=[.H196] - [.$H$409]" office:value-type="float" office:value="0.125999927520752" calcext:value-type="float">
            <text:p>0.12599992752075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5.351" calcext:value-type="float">
            <text:p>1739049465.351</text:p>
          </table:table-cell>
          <table:table-cell office:value-type="float" office:value="1739049465.886" calcext:value-type="float">
            <text:p>1739049465.8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7]-[.A197]" office:value-type="float" office:value="0.534999847412109" calcext:value-type="float">
            <text:p>0.534999847412109</text:p>
          </table:table-cell>
          <table:table-cell/>
          <table:table-cell table:formula="of:=[.H197] - [.$H$409]" office:value-type="float" office:value="0.156999826431274" calcext:value-type="float">
            <text:p>0.15699982643127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6.351" calcext:value-type="float">
            <text:p>1739049466.351</text:p>
          </table:table-cell>
          <table:table-cell office:value-type="float" office:value="1739049466.889" calcext:value-type="float">
            <text:p>1739049466.8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8]-[.A198]" office:value-type="float" office:value="0.537999868392944" calcext:value-type="float">
            <text:p>0.537999868392944</text:p>
          </table:table-cell>
          <table:table-cell/>
          <table:table-cell table:formula="of:=[.H198] - [.$H$409]" office:value-type="float" office:value="0.159999847412109" calcext:value-type="float">
            <text:p>0.15999984741210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7.384" calcext:value-type="float">
            <text:p>1739049467.384</text:p>
          </table:table-cell>
          <table:table-cell office:value-type="float" office:value="1739049467.886" calcext:value-type="float">
            <text:p>1739049467.8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9]-[.A199]" office:value-type="float" office:value="0.501999855041504" calcext:value-type="float">
            <text:p>0.501999855041504</text:p>
          </table:table-cell>
          <table:table-cell/>
          <table:table-cell table:formula="of:=[.H199] - [.$H$409]" office:value-type="float" office:value="0.123999834060669" calcext:value-type="float">
            <text:p>0.12399983406066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8.351" calcext:value-type="float">
            <text:p>1739049468.351</text:p>
          </table:table-cell>
          <table:table-cell office:value-type="float" office:value="1739049468.887" calcext:value-type="float">
            <text:p>1739049468.8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0]-[.A200]" office:value-type="float" office:value="0.53600001335144" calcext:value-type="float">
            <text:p>0.53600001335144</text:p>
          </table:table-cell>
          <table:table-cell/>
          <table:table-cell table:formula="of:=[.H200] - [.$H$409]" office:value-type="float" office:value="0.157999992370605" calcext:value-type="float">
            <text:p>0.15799999237060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9.284" calcext:value-type="float">
            <text:p>1739049469.284</text:p>
          </table:table-cell>
          <table:table-cell office:value-type="float" office:value="1739049469.895" calcext:value-type="float">
            <text:p>1739049469.8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1]-[.A201]" office:value-type="float" office:value="0.611000061035156" calcext:value-type="float">
            <text:p>0.611000061035156</text:p>
          </table:table-cell>
          <table:table-cell/>
          <table:table-cell table:formula="of:=[.H201] - [.$H$409]" office:value-type="float" office:value="0.233000040054321" calcext:value-type="float">
            <text:p>0.23300004005432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0.384" calcext:value-type="float">
            <text:p>1739049470.384</text:p>
          </table:table-cell>
          <table:table-cell office:value-type="float" office:value="1739049470.994" calcext:value-type="float">
            <text:p>1739049470.9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2]-[.A202]" office:value-type="float" office:value="0.609999895095825" calcext:value-type="float">
            <text:p>0.609999895095825</text:p>
          </table:table-cell>
          <table:table-cell/>
          <table:table-cell table:formula="of:=[.H202] - [.$H$409]" office:value-type="float" office:value="0.23199987411499" calcext:value-type="float">
            <text:p>0.231999874114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1.384" calcext:value-type="float">
            <text:p>1739049471.384</text:p>
          </table:table-cell>
          <table:table-cell office:value-type="float" office:value="1739049471.917" calcext:value-type="float">
            <text:p>1739049471.9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3]-[.A203]" office:value-type="float" office:value="0.532999992370606" calcext:value-type="float">
            <text:p>0.532999992370606</text:p>
          </table:table-cell>
          <table:table-cell/>
          <table:table-cell table:formula="of:=[.H203] - [.$H$409]" office:value-type="float" office:value="0.15499997138977" calcext:value-type="float">
            <text:p>0.1549999713897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2.351" calcext:value-type="float">
            <text:p>1739049472.351</text:p>
          </table:table-cell>
          <table:table-cell office:value-type="float" office:value="1739049472.898" calcext:value-type="float">
            <text:p>1739049472.8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4]-[.A204]" office:value-type="float" office:value="0.546999931335449" calcext:value-type="float">
            <text:p>0.546999931335449</text:p>
          </table:table-cell>
          <table:table-cell/>
          <table:table-cell table:formula="of:=[.H204] - [.$H$409]" office:value-type="float" office:value="0.168999910354614" calcext:value-type="float">
            <text:p>0.1689999103546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3.384" calcext:value-type="float">
            <text:p>1739049473.384</text:p>
          </table:table-cell>
          <table:table-cell office:value-type="float" office:value="1739049473.894" calcext:value-type="float">
            <text:p>1739049473.8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5]-[.A205]" office:value-type="float" office:value="0.509999990463257" calcext:value-type="float">
            <text:p>0.509999990463257</text:p>
          </table:table-cell>
          <table:table-cell/>
          <table:table-cell table:formula="of:=[.H205] - [.$H$409]" office:value-type="float" office:value="0.131999969482422" calcext:value-type="float">
            <text:p>0.13199996948242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4.418" calcext:value-type="float">
            <text:p>1739049474.418</text:p>
          </table:table-cell>
          <table:table-cell office:value-type="float" office:value="1739049474.897" calcext:value-type="float">
            <text:p>1739049474.8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6]-[.A206]" office:value-type="float" office:value="0.479000091552734" calcext:value-type="float">
            <text:p>0.479000091552734</text:p>
          </table:table-cell>
          <table:table-cell/>
          <table:table-cell table:formula="of:=[.H206] - [.$H$409]" office:value-type="float" office:value="0.101000070571899" calcext:value-type="float">
            <text:p>0.1010000705718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5.384" calcext:value-type="float">
            <text:p>1739049475.384</text:p>
          </table:table-cell>
          <table:table-cell office:value-type="float" office:value="1739049475.899" calcext:value-type="float">
            <text:p>1739049475.8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7]-[.A207]" office:value-type="float" office:value="0.514999866485596" calcext:value-type="float">
            <text:p>0.514999866485596</text:p>
          </table:table-cell>
          <table:table-cell/>
          <table:table-cell table:formula="of:=[.H207] - [.$H$409]" office:value-type="float" office:value="0.136999845504761" calcext:value-type="float">
            <text:p>0.13699984550476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6.384" calcext:value-type="float">
            <text:p>1739049476.384</text:p>
          </table:table-cell>
          <table:table-cell office:value-type="float" office:value="1739049476.915" calcext:value-type="float">
            <text:p>1739049476.9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8]-[.A208]" office:value-type="float" office:value="0.530999898910522" calcext:value-type="float">
            <text:p>0.530999898910522</text:p>
          </table:table-cell>
          <table:table-cell/>
          <table:table-cell table:formula="of:=[.H208] - [.$H$409]" office:value-type="float" office:value="0.152999877929687" calcext:value-type="float">
            <text:p>0.15299987792968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7.318" calcext:value-type="float">
            <text:p>1739049477.318</text:p>
          </table:table-cell>
          <table:table-cell office:value-type="float" office:value="1739049477.915" calcext:value-type="float">
            <text:p>1739049477.9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9]-[.A209]" office:value-type="float" office:value="0.596999883651733" calcext:value-type="float">
            <text:p>0.596999883651733</text:p>
          </table:table-cell>
          <table:table-cell/>
          <table:table-cell table:formula="of:=[.H209] - [.$H$409]" office:value-type="float" office:value="0.218999862670898" calcext:value-type="float">
            <text:p>0.21899986267089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8.384" calcext:value-type="float">
            <text:p>1739049478.384</text:p>
          </table:table-cell>
          <table:table-cell office:value-type="float" office:value="1739049478.901" calcext:value-type="float">
            <text:p>1739049478.9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0]-[.A210]" office:value-type="float" office:value="0.516999959945679" calcext:value-type="float">
            <text:p>0.516999959945679</text:p>
          </table:table-cell>
          <table:table-cell/>
          <table:table-cell table:formula="of:=[.H210] - [.$H$409]" office:value-type="float" office:value="0.138999938964844" calcext:value-type="float">
            <text:p>0.13899993896484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9.418" calcext:value-type="float">
            <text:p>1739049479.418</text:p>
          </table:table-cell>
          <table:table-cell office:value-type="float" office:value="1739049479.915" calcext:value-type="float">
            <text:p>1739049479.9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1]-[.A211]" office:value-type="float" office:value="0.496999979019165" calcext:value-type="float">
            <text:p>0.496999979019165</text:p>
          </table:table-cell>
          <table:table-cell/>
          <table:table-cell table:formula="of:=[.H211] - [.$H$409]" office:value-type="float" office:value="0.11899995803833" calcext:value-type="float">
            <text:p>0.1189999580383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0.385" calcext:value-type="float">
            <text:p>1739049480.385</text:p>
          </table:table-cell>
          <table:table-cell office:value-type="float" office:value="1739049480.908" calcext:value-type="float">
            <text:p>1739049480.9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2]-[.A212]" office:value-type="float" office:value="0.523000001907349" calcext:value-type="float">
            <text:p>0.523000001907349</text:p>
          </table:table-cell>
          <table:table-cell/>
          <table:table-cell table:formula="of:=[.H212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1.451" calcext:value-type="float">
            <text:p>1739049481.451</text:p>
          </table:table-cell>
          <table:table-cell office:value-type="float" office:value="1739049481.909" calcext:value-type="float">
            <text:p>1739049481.9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3]-[.A213]" office:value-type="float" office:value="0.45799994468689" calcext:value-type="float">
            <text:p>0.45799994468689</text:p>
          </table:table-cell>
          <table:table-cell/>
          <table:table-cell table:formula="of:=[.H213] - [.$H$409]" office:value-type="float" office:value="0.0799999237060546" calcext:value-type="float">
            <text:p>0.07999992370605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2.351" calcext:value-type="float">
            <text:p>1739049482.351</text:p>
          </table:table-cell>
          <table:table-cell office:value-type="float" office:value="1739049482.913" calcext:value-type="float">
            <text:p>1739049482.9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4]-[.A214]" office:value-type="float" office:value="0.562000036239624" calcext:value-type="float">
            <text:p>0.562000036239624</text:p>
          </table:table-cell>
          <table:table-cell/>
          <table:table-cell table:formula="of:=[.H214] - [.$H$409]" office:value-type="float" office:value="0.184000015258789" calcext:value-type="float">
            <text:p>0.18400001525878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3.384" calcext:value-type="float">
            <text:p>1739049483.384</text:p>
          </table:table-cell>
          <table:table-cell office:value-type="float" office:value="1739049483.914" calcext:value-type="float">
            <text:p>1739049483.9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5]-[.A215]" office:value-type="float" office:value="0.529999971389771" calcext:value-type="float">
            <text:p>0.529999971389771</text:p>
          </table:table-cell>
          <table:table-cell/>
          <table:table-cell table:formula="of:=[.H215] - [.$H$409]" office:value-type="float" office:value="0.151999950408935" calcext:value-type="float">
            <text:p>0.15199995040893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4.384" calcext:value-type="float">
            <text:p>1739049484.384</text:p>
          </table:table-cell>
          <table:table-cell office:value-type="float" office:value="1739049484.931" calcext:value-type="float">
            <text:p>1739049484.9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6]-[.A216]" office:value-type="float" office:value="0.546999931335449" calcext:value-type="float">
            <text:p>0.546999931335449</text:p>
          </table:table-cell>
          <table:table-cell/>
          <table:table-cell table:formula="of:=[.H216] - [.$H$409]" office:value-type="float" office:value="0.168999910354614" calcext:value-type="float">
            <text:p>0.1689999103546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5.384" calcext:value-type="float">
            <text:p>1739049485.384</text:p>
          </table:table-cell>
          <table:table-cell office:value-type="float" office:value="1739049485.91" calcext:value-type="float">
            <text:p>1739049485.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7]-[.A217]" office:value-type="float" office:value="0.526000022888184" calcext:value-type="float">
            <text:p>0.526000022888184</text:p>
          </table:table-cell>
          <table:table-cell/>
          <table:table-cell table:formula="of:=[.H217] - [.$H$409]" office:value-type="float" office:value="0.148000001907349" calcext:value-type="float">
            <text:p>0.1480000019073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6.384" calcext:value-type="float">
            <text:p>1739049486.384</text:p>
          </table:table-cell>
          <table:table-cell office:value-type="float" office:value="1739049487.027" calcext:value-type="float">
            <text:p>1739049487.0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8]-[.A218]" office:value-type="float" office:value="0.642999887466431" calcext:value-type="float">
            <text:p>0.642999887466431</text:p>
          </table:table-cell>
          <table:table-cell/>
          <table:table-cell table:formula="of:=[.H218] - [.$H$409]" office:value-type="float" office:value="0.264999866485596" calcext:value-type="float">
            <text:p>0.26499986648559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7.418" calcext:value-type="float">
            <text:p>1739049487.418</text:p>
          </table:table-cell>
          <table:table-cell office:value-type="float" office:value="1739049487.927" calcext:value-type="float">
            <text:p>1739049487.9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9]-[.A219]" office:value-type="float" office:value="0.509000062942505" calcext:value-type="float">
            <text:p>0.509000062942505</text:p>
          </table:table-cell>
          <table:table-cell/>
          <table:table-cell table:formula="of:=[.H219] - [.$H$409]" office:value-type="float" office:value="0.13100004196167" calcext:value-type="float">
            <text:p>0.1310000419616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8.385" calcext:value-type="float">
            <text:p>1739049488.385</text:p>
          </table:table-cell>
          <table:table-cell office:value-type="float" office:value="1739049488.92" calcext:value-type="float">
            <text:p>1739049488.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0]-[.A220]" office:value-type="float" office:value="0.535000085830689" calcext:value-type="float">
            <text:p>0.535000085830689</text:p>
          </table:table-cell>
          <table:table-cell/>
          <table:table-cell table:formula="of:=[.H220] - [.$H$409]" office:value-type="float" office:value="0.157000064849853" calcext:value-type="float">
            <text:p>0.1570000648498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9.418" calcext:value-type="float">
            <text:p>1739049489.418</text:p>
          </table:table-cell>
          <table:table-cell office:value-type="float" office:value="1739049489.932" calcext:value-type="float">
            <text:p>1739049489.9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1]-[.A221]" office:value-type="float" office:value="0.513999938964844" calcext:value-type="float">
            <text:p>0.513999938964844</text:p>
          </table:table-cell>
          <table:table-cell/>
          <table:table-cell table:formula="of:=[.H221] - [.$H$409]" office:value-type="float" office:value="0.135999917984009" calcext:value-type="float">
            <text:p>0.13599991798400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0.418" calcext:value-type="float">
            <text:p>1739049490.418</text:p>
          </table:table-cell>
          <table:table-cell office:value-type="float" office:value="1739049490.929" calcext:value-type="float">
            <text:p>1739049490.9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2]-[.A222]" office:value-type="float" office:value="0.510999917984009" calcext:value-type="float">
            <text:p>0.510999917984009</text:p>
          </table:table-cell>
          <table:table-cell/>
          <table:table-cell table:formula="of:=[.H222] - [.$H$409]" office:value-type="float" office:value="0.132999897003174" calcext:value-type="float">
            <text:p>0.13299989700317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1.385" calcext:value-type="float">
            <text:p>1739049491.385</text:p>
          </table:table-cell>
          <table:table-cell office:value-type="float" office:value="1739049491.928" calcext:value-type="float">
            <text:p>1739049491.9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3]-[.A223]" office:value-type="float" office:value="0.542999982833862" calcext:value-type="float">
            <text:p>0.542999982833862</text:p>
          </table:table-cell>
          <table:table-cell/>
          <table:table-cell table:formula="of:=[.H223] - [.$H$409]" office:value-type="float" office:value="0.164999961853027" calcext:value-type="float">
            <text:p>0.1649999618530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2.385" calcext:value-type="float">
            <text:p>1739049492.385</text:p>
          </table:table-cell>
          <table:table-cell office:value-type="float" office:value="1739049492.937" calcext:value-type="float">
            <text:p>1739049492.9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4]-[.A224]" office:value-type="float" office:value="0.552000045776367" calcext:value-type="float">
            <text:p>0.552000045776367</text:p>
          </table:table-cell>
          <table:table-cell/>
          <table:table-cell table:formula="of:=[.H224] - [.$H$409]" office:value-type="float" office:value="0.174000024795532" calcext:value-type="float">
            <text:p>0.1740000247955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3.451" calcext:value-type="float">
            <text:p>1739049493.451</text:p>
          </table:table-cell>
          <table:table-cell office:value-type="float" office:value="1739049493.927" calcext:value-type="float">
            <text:p>1739049493.9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5]-[.A225]" office:value-type="float" office:value="0.476000070571899" calcext:value-type="float">
            <text:p>0.476000070571899</text:p>
          </table:table-cell>
          <table:table-cell/>
          <table:table-cell table:formula="of:=[.H225] - [.$H$409]" office:value-type="float" office:value="0.0980000495910644" calcext:value-type="float">
            <text:p>0.09800004959106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4.385" calcext:value-type="float">
            <text:p>1739049494.385</text:p>
          </table:table-cell>
          <table:table-cell office:value-type="float" office:value="1739049494.931" calcext:value-type="float">
            <text:p>1739049494.9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6]-[.A226]" office:value-type="float" office:value="0.546000003814697" calcext:value-type="float">
            <text:p>0.546000003814697</text:p>
          </table:table-cell>
          <table:table-cell/>
          <table:table-cell table:formula="of:=[.H226] - [.$H$409]" office:value-type="float" office:value="0.167999982833862" calcext:value-type="float">
            <text:p>0.16799998283386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5.351" calcext:value-type="float">
            <text:p>1739049495.351</text:p>
          </table:table-cell>
          <table:table-cell office:value-type="float" office:value="1739049495.939" calcext:value-type="float">
            <text:p>1739049495.9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7]-[.A227]" office:value-type="float" office:value="0.587999820709229" calcext:value-type="float">
            <text:p>0.587999820709229</text:p>
          </table:table-cell>
          <table:table-cell/>
          <table:table-cell table:formula="of:=[.H227] - [.$H$409]" office:value-type="float" office:value="0.209999799728393" calcext:value-type="float">
            <text:p>0.20999979972839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6.385" calcext:value-type="float">
            <text:p>1739049496.385</text:p>
          </table:table-cell>
          <table:table-cell office:value-type="float" office:value="1739049496.933" calcext:value-type="float">
            <text:p>1739049496.9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8]-[.A228]" office:value-type="float" office:value="0.54800009727478" calcext:value-type="float">
            <text:p>0.54800009727478</text:p>
          </table:table-cell>
          <table:table-cell/>
          <table:table-cell table:formula="of:=[.H228] - [.$H$409]" office:value-type="float" office:value="0.170000076293945" calcext:value-type="float">
            <text:p>0.17000007629394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7.418" calcext:value-type="float">
            <text:p>1739049497.418</text:p>
          </table:table-cell>
          <table:table-cell office:value-type="float" office:value="1739049497.936" calcext:value-type="float">
            <text:p>1739049497.9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9]-[.A229]" office:value-type="float" office:value="0.51800012588501" calcext:value-type="float">
            <text:p>0.51800012588501</text:p>
          </table:table-cell>
          <table:table-cell/>
          <table:table-cell table:formula="of:=[.H229] - [.$H$409]" office:value-type="float" office:value="0.140000104904175" calcext:value-type="float">
            <text:p>0.14000010490417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8.451" calcext:value-type="float">
            <text:p>1739049498.451</text:p>
          </table:table-cell>
          <table:table-cell office:value-type="float" office:value="1739049498.941" calcext:value-type="float">
            <text:p>1739049498.9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0]-[.A230]" office:value-type="float" office:value="0.490000009536743" calcext:value-type="float">
            <text:p>0.490000009536743</text:p>
          </table:table-cell>
          <table:table-cell/>
          <table:table-cell table:formula="of:=[.H230] - [.$H$409]" office:value-type="float" office:value="0.111999988555908" calcext:value-type="float">
            <text:p>0.11199998855590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9.418" calcext:value-type="float">
            <text:p>1739049499.418</text:p>
          </table:table-cell>
          <table:table-cell office:value-type="float" office:value="1739049499.952" calcext:value-type="float">
            <text:p>1739049499.9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1]-[.A231]" office:value-type="float" office:value="0.533999919891357" calcext:value-type="float">
            <text:p>0.533999919891357</text:p>
          </table:table-cell>
          <table:table-cell/>
          <table:table-cell table:formula="of:=[.H231] - [.$H$409]" office:value-type="float" office:value="0.155999898910522" calcext:value-type="float">
            <text:p>0.15599989891052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0.418" calcext:value-type="float">
            <text:p>1739049500.418</text:p>
          </table:table-cell>
          <table:table-cell office:value-type="float" office:value="1739049500.95" calcext:value-type="float">
            <text:p>1739049500.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2]-[.A232]" office:value-type="float" office:value="0.532000064849854" calcext:value-type="float">
            <text:p>0.532000064849854</text:p>
          </table:table-cell>
          <table:table-cell/>
          <table:table-cell table:formula="of:=[.H232] - [.$H$409]" office:value-type="float" office:value="0.154000043869018" calcext:value-type="float">
            <text:p>0.1540000438690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1.385" calcext:value-type="float">
            <text:p>1739049501.385</text:p>
          </table:table-cell>
          <table:table-cell office:value-type="float" office:value="1739049501.947" calcext:value-type="float">
            <text:p>1739049501.9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3]-[.A233]" office:value-type="float" office:value="0.562000036239624" calcext:value-type="float">
            <text:p>0.562000036239624</text:p>
          </table:table-cell>
          <table:table-cell/>
          <table:table-cell table:formula="of:=[.H233] - [.$H$409]" office:value-type="float" office:value="0.184000015258789" calcext:value-type="float">
            <text:p>0.18400001525878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2.385" calcext:value-type="float">
            <text:p>1739049502.385</text:p>
          </table:table-cell>
          <table:table-cell office:value-type="float" office:value="1739049502.959" calcext:value-type="float">
            <text:p>1739049502.9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4]-[.A234]" office:value-type="float" office:value="0.574000120162964" calcext:value-type="float">
            <text:p>0.574000120162964</text:p>
          </table:table-cell>
          <table:table-cell/>
          <table:table-cell table:formula="of:=[.H234] - [.$H$409]" office:value-type="float" office:value="0.196000099182129" calcext:value-type="float">
            <text:p>0.19600009918212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3.385" calcext:value-type="float">
            <text:p>1739049503.385</text:p>
          </table:table-cell>
          <table:table-cell office:value-type="float" office:value="1739049503.95" calcext:value-type="float">
            <text:p>1739049503.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5]-[.A235]" office:value-type="float" office:value="0.565000057220459" calcext:value-type="float">
            <text:p>0.565000057220459</text:p>
          </table:table-cell>
          <table:table-cell/>
          <table:table-cell table:formula="of:=[.H235] - [.$H$409]" office:value-type="float" office:value="0.187000036239624" calcext:value-type="float">
            <text:p>0.18700003623962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4.418" calcext:value-type="float">
            <text:p>1739049504.418</text:p>
          </table:table-cell>
          <table:table-cell office:value-type="float" office:value="1739049504.946" calcext:value-type="float">
            <text:p>1739049504.9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6]-[.A236]" office:value-type="float" office:value="0.528000116348267" calcext:value-type="float">
            <text:p>0.528000116348267</text:p>
          </table:table-cell>
          <table:table-cell/>
          <table:table-cell table:formula="of:=[.H236] - [.$H$409]" office:value-type="float" office:value="0.150000095367432" calcext:value-type="float">
            <text:p>0.1500000953674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5.418" calcext:value-type="float">
            <text:p>1739049505.418</text:p>
          </table:table-cell>
          <table:table-cell office:value-type="float" office:value="1739049505.963" calcext:value-type="float">
            <text:p>1739049505.9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7]-[.A237]" office:value-type="float" office:value="0.545000076293945" calcext:value-type="float">
            <text:p>0.545000076293945</text:p>
          </table:table-cell>
          <table:table-cell/>
          <table:table-cell table:formula="of:=[.H237] - [.$H$409]" office:value-type="float" office:value="0.16700005531311" calcext:value-type="float">
            <text:p>0.1670000553131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6.485" calcext:value-type="float">
            <text:p>1739049506.485</text:p>
          </table:table-cell>
          <table:table-cell office:value-type="float" office:value="1739049506.963" calcext:value-type="float">
            <text:p>1739049506.9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8]-[.A238]" office:value-type="float" office:value="0.478000164031982" calcext:value-type="float">
            <text:p>0.478000164031982</text:p>
          </table:table-cell>
          <table:table-cell/>
          <table:table-cell table:formula="of:=[.H238] - [.$H$409]" office:value-type="float" office:value="0.100000143051147" calcext:value-type="float">
            <text:p>0.10000014305114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7.385" calcext:value-type="float">
            <text:p>1739049507.385</text:p>
          </table:table-cell>
          <table:table-cell office:value-type="float" office:value="1739049507.955" calcext:value-type="float">
            <text:p>1739049507.9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9]-[.A239]" office:value-type="float" office:value="0.569999933242798" calcext:value-type="float">
            <text:p>0.569999933242798</text:p>
          </table:table-cell>
          <table:table-cell/>
          <table:table-cell table:formula="of:=[.H239] - [.$H$409]" office:value-type="float" office:value="0.191999912261963" calcext:value-type="float">
            <text:p>0.19199991226196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8.418" calcext:value-type="float">
            <text:p>1739049508.418</text:p>
          </table:table-cell>
          <table:table-cell office:value-type="float" office:value="1739049508.96" calcext:value-type="float">
            <text:p>1739049508.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0]-[.A240]" office:value-type="float" office:value="0.54200005531311" calcext:value-type="float">
            <text:p>0.54200005531311</text:p>
          </table:table-cell>
          <table:table-cell/>
          <table:table-cell table:formula="of:=[.H240] - [.$H$409]" office:value-type="float" office:value="0.164000034332275" calcext:value-type="float">
            <text:p>0.16400003433227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9.485" calcext:value-type="float">
            <text:p>1739049509.485</text:p>
          </table:table-cell>
          <table:table-cell office:value-type="float" office:value="1739049509.96" calcext:value-type="float">
            <text:p>1739049509.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1]-[.A241]" office:value-type="float" office:value="0.475000143051147" calcext:value-type="float">
            <text:p>0.475000143051147</text:p>
          </table:table-cell>
          <table:table-cell/>
          <table:table-cell table:formula="of:=[.H241] - [.$H$409]" office:value-type="float" office:value="0.0970001220703125" calcext:value-type="float">
            <text:p>0.09700012207031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0.451" calcext:value-type="float">
            <text:p>1739049510.451</text:p>
          </table:table-cell>
          <table:table-cell office:value-type="float" office:value="1739049510.98" calcext:value-type="float">
            <text:p>1739049510.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2]-[.A242]" office:value-type="float" office:value="0.529000043869019" calcext:value-type="float">
            <text:p>0.529000043869019</text:p>
          </table:table-cell>
          <table:table-cell/>
          <table:table-cell table:formula="of:=[.H242] - [.$H$409]" office:value-type="float" office:value="0.151000022888184" calcext:value-type="float">
            <text:p>0.15100002288818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1.418" calcext:value-type="float">
            <text:p>1739049511.418</text:p>
          </table:table-cell>
          <table:table-cell office:value-type="float" office:value="1739049511.97" calcext:value-type="float">
            <text:p>1739049511.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3]-[.A243]" office:value-type="float" office:value="0.552000045776367" calcext:value-type="float">
            <text:p>0.552000045776367</text:p>
          </table:table-cell>
          <table:table-cell/>
          <table:table-cell table:formula="of:=[.H243] - [.$H$409]" office:value-type="float" office:value="0.174000024795532" calcext:value-type="float">
            <text:p>0.1740000247955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2.451" calcext:value-type="float">
            <text:p>1739049512.451</text:p>
          </table:table-cell>
          <table:table-cell office:value-type="float" office:value="1739049512.962" calcext:value-type="float">
            <text:p>1739049512.9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4]-[.A244]" office:value-type="float" office:value="0.510999917984009" calcext:value-type="float">
            <text:p>0.510999917984009</text:p>
          </table:table-cell>
          <table:table-cell/>
          <table:table-cell table:formula="of:=[.H244] - [.$H$409]" office:value-type="float" office:value="0.132999897003174" calcext:value-type="float">
            <text:p>0.13299989700317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3.451" calcext:value-type="float">
            <text:p>1739049513.451</text:p>
          </table:table-cell>
          <table:table-cell office:value-type="float" office:value="1739049513.97" calcext:value-type="float">
            <text:p>1739049513.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5]-[.A245]" office:value-type="float" office:value="0.519000053405762" calcext:value-type="float">
            <text:p>0.519000053405762</text:p>
          </table:table-cell>
          <table:table-cell/>
          <table:table-cell table:formula="of:=[.H245] - [.$H$409]" office:value-type="float" office:value="0.141000032424927" calcext:value-type="float">
            <text:p>0.1410000324249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4.485" calcext:value-type="float">
            <text:p>1739049514.485</text:p>
          </table:table-cell>
          <table:table-cell office:value-type="float" office:value="1739049514.967" calcext:value-type="float">
            <text:p>1739049514.9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6]-[.A246]" office:value-type="float" office:value="0.482000112533569" calcext:value-type="float">
            <text:p>0.482000112533569</text:p>
          </table:table-cell>
          <table:table-cell/>
          <table:table-cell table:formula="of:=[.H246] - [.$H$409]" office:value-type="float" office:value="0.104000091552734" calcext:value-type="float">
            <text:p>0.10400009155273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5.451" calcext:value-type="float">
            <text:p>1739049515.451</text:p>
          </table:table-cell>
          <table:table-cell office:value-type="float" office:value="1739049515.97" calcext:value-type="float">
            <text:p>1739049515.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7]-[.A247]" office:value-type="float" office:value="0.519000053405762" calcext:value-type="float">
            <text:p>0.519000053405762</text:p>
          </table:table-cell>
          <table:table-cell/>
          <table:table-cell table:formula="of:=[.H247] - [.$H$409]" office:value-type="float" office:value="0.141000032424927" calcext:value-type="float">
            <text:p>0.1410000324249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6.485" calcext:value-type="float">
            <text:p>1739049516.485</text:p>
          </table:table-cell>
          <table:table-cell office:value-type="float" office:value="1739049517.07" calcext:value-type="float">
            <text:p>1739049517.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8]-[.A248]" office:value-type="float" office:value="0.585000038146973" calcext:value-type="float">
            <text:p>0.585000038146973</text:p>
          </table:table-cell>
          <table:table-cell/>
          <table:table-cell table:formula="of:=[.H248] - [.$H$409]" office:value-type="float" office:value="0.207000017166138" calcext:value-type="float">
            <text:p>0.20700001716613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7.418" calcext:value-type="float">
            <text:p>1739049517.418</text:p>
          </table:table-cell>
          <table:table-cell office:value-type="float" office:value="1739049517.973" calcext:value-type="float">
            <text:p>1739049517.9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9]-[.A249]" office:value-type="float" office:value="0.555000066757202" calcext:value-type="float">
            <text:p>0.555000066757202</text:p>
          </table:table-cell>
          <table:table-cell/>
          <table:table-cell table:formula="of:=[.H249] - [.$H$409]" office:value-type="float" office:value="0.177000045776367" calcext:value-type="float">
            <text:p>0.17700004577636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8.418" calcext:value-type="float">
            <text:p>1739049518.418</text:p>
          </table:table-cell>
          <table:table-cell office:value-type="float" office:value="1739049519.091" calcext:value-type="float">
            <text:p>1739049519.0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0]-[.A250]" office:value-type="float" office:value="0.67300009727478" calcext:value-type="float">
            <text:p>0.67300009727478</text:p>
          </table:table-cell>
          <table:table-cell/>
          <table:table-cell table:formula="of:=[.H250] - [.$H$409]" office:value-type="float" office:value="0.295000076293945" calcext:value-type="float">
            <text:p>0.29500007629394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9.485" calcext:value-type="float">
            <text:p>1739049519.485</text:p>
          </table:table-cell>
          <table:table-cell office:value-type="float" office:value="1739049519.992" calcext:value-type="float">
            <text:p>1739049519.9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1]-[.A251]" office:value-type="float" office:value="0.507000207901001" calcext:value-type="float">
            <text:p>0.507000207901001</text:p>
          </table:table-cell>
          <table:table-cell/>
          <table:table-cell table:formula="of:=[.H251] - [.$H$409]" office:value-type="float" office:value="0.129000186920166" calcext:value-type="float">
            <text:p>0.12900018692016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0.451" calcext:value-type="float">
            <text:p>1739049520.451</text:p>
          </table:table-cell>
          <table:table-cell office:value-type="float" office:value="1739049520.995" calcext:value-type="float">
            <text:p>1739049520.9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2]-[.A252]" office:value-type="float" office:value="0.543999910354614" calcext:value-type="float">
            <text:p>0.543999910354614</text:p>
          </table:table-cell>
          <table:table-cell/>
          <table:table-cell table:formula="of:=[.H252] - [.$H$409]" office:value-type="float" office:value="0.165999889373779" calcext:value-type="float">
            <text:p>0.16599988937377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1.485" calcext:value-type="float">
            <text:p>1739049521.485</text:p>
          </table:table-cell>
          <table:table-cell office:value-type="float" office:value="1739049521.977" calcext:value-type="float">
            <text:p>1739049521.9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3]-[.A253]" office:value-type="float" office:value="0.492000102996826" calcext:value-type="float">
            <text:p>0.492000102996826</text:p>
          </table:table-cell>
          <table:table-cell/>
          <table:table-cell table:formula="of:=[.H253] - [.$H$409]" office:value-type="float" office:value="0.114000082015991" calcext:value-type="float">
            <text:p>0.11400008201599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2.451" calcext:value-type="float">
            <text:p>1739049522.451</text:p>
          </table:table-cell>
          <table:table-cell office:value-type="float" office:value="1739049522.974" calcext:value-type="float">
            <text:p>1739049522.9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4]-[.A254]" office:value-type="float" office:value="0.523000001907349" calcext:value-type="float">
            <text:p>0.523000001907349</text:p>
          </table:table-cell>
          <table:table-cell/>
          <table:table-cell table:formula="of:=[.H254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3.485" calcext:value-type="float">
            <text:p>1739049523.485</text:p>
          </table:table-cell>
          <table:table-cell office:value-type="float" office:value="1739049524.035" calcext:value-type="float">
            <text:p>1739049524.0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5]-[.A255]" office:value-type="float" office:value="0.550000190734863" calcext:value-type="float">
            <text:p>0.550000190734863</text:p>
          </table:table-cell>
          <table:table-cell/>
          <table:table-cell table:formula="of:=[.H255] - [.$H$409]" office:value-type="float" office:value="0.172000169754028" calcext:value-type="float">
            <text:p>0.17200016975402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4.418" calcext:value-type="float">
            <text:p>1739049524.418</text:p>
          </table:table-cell>
          <table:table-cell office:value-type="float" office:value="1739049524.982" calcext:value-type="float">
            <text:p>1739049524.9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6]-[.A256]" office:value-type="float" office:value="0.564000129699707" calcext:value-type="float">
            <text:p>0.564000129699707</text:p>
          </table:table-cell>
          <table:table-cell/>
          <table:table-cell table:formula="of:=[.H256] - [.$H$409]" office:value-type="float" office:value="0.186000108718872" calcext:value-type="float">
            <text:p>0.18600010871887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5.418" calcext:value-type="float">
            <text:p>1739049525.418</text:p>
          </table:table-cell>
          <table:table-cell office:value-type="float" office:value="1739049525.99" calcext:value-type="float">
            <text:p>1739049525.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7]-[.A257]" office:value-type="float" office:value="0.572000026702881" calcext:value-type="float">
            <text:p>0.572000026702881</text:p>
          </table:table-cell>
          <table:table-cell/>
          <table:table-cell table:formula="of:=[.H257] - [.$H$409]" office:value-type="float" office:value="0.194000005722046" calcext:value-type="float">
            <text:p>0.19400000572204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6.451" calcext:value-type="float">
            <text:p>1739049526.451</text:p>
          </table:table-cell>
          <table:table-cell office:value-type="float" office:value="1739049526.989" calcext:value-type="float">
            <text:p>1739049526.9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8]-[.A258]" office:value-type="float" office:value="0.538000106811523" calcext:value-type="float">
            <text:p>0.538000106811523</text:p>
          </table:table-cell>
          <table:table-cell/>
          <table:table-cell table:formula="of:=[.H258] - [.$H$409]" office:value-type="float" office:value="0.160000085830688" calcext:value-type="float">
            <text:p>0.16000008583068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7.518" calcext:value-type="float">
            <text:p>1739049527.518</text:p>
          </table:table-cell>
          <table:table-cell office:value-type="float" office:value="1739049527.994" calcext:value-type="float">
            <text:p>1739049527.9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9]-[.A259]" office:value-type="float" office:value="0.476000070571899" calcext:value-type="float">
            <text:p>0.476000070571899</text:p>
          </table:table-cell>
          <table:table-cell/>
          <table:table-cell table:formula="of:=[.H259] - [.$H$409]" office:value-type="float" office:value="0.0980000495910644" calcext:value-type="float">
            <text:p>0.09800004959106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8.451" calcext:value-type="float">
            <text:p>1739049528.451</text:p>
          </table:table-cell>
          <table:table-cell office:value-type="float" office:value="1739049528.991" calcext:value-type="float">
            <text:p>1739049528.9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0]-[.A260]" office:value-type="float" office:value="0.539999961853027" calcext:value-type="float">
            <text:p>0.539999961853027</text:p>
          </table:table-cell>
          <table:table-cell/>
          <table:table-cell table:formula="of:=[.H260] - [.$H$409]" office:value-type="float" office:value="0.161999940872192" calcext:value-type="float">
            <text:p>0.1619999408721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9.518" calcext:value-type="float">
            <text:p>1739049529.518</text:p>
          </table:table-cell>
          <table:table-cell office:value-type="float" office:value="1739049530.001" calcext:value-type="float">
            <text:p>1739049530.0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1]-[.A261]" office:value-type="float" office:value="0.483000040054321" calcext:value-type="float">
            <text:p>0.483000040054321</text:p>
          </table:table-cell>
          <table:table-cell/>
          <table:table-cell table:formula="of:=[.H261] - [.$H$409]" office:value-type="float" office:value="0.105000019073486" calcext:value-type="float">
            <text:p>0.10500001907348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0.451" calcext:value-type="float">
            <text:p>1739049530.451</text:p>
          </table:table-cell>
          <table:table-cell office:value-type="float" office:value="1739049531.007" calcext:value-type="float">
            <text:p>1739049531.0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2]-[.A262]" office:value-type="float" office:value="0.555999994277954" calcext:value-type="float">
            <text:p>0.555999994277954</text:p>
          </table:table-cell>
          <table:table-cell/>
          <table:table-cell table:formula="of:=[.H262] - [.$H$409]" office:value-type="float" office:value="0.177999973297119" calcext:value-type="float">
            <text:p>0.17799997329711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1.418" calcext:value-type="float">
            <text:p>1739049531.418</text:p>
          </table:table-cell>
          <table:table-cell office:value-type="float" office:value="1739049532.054" calcext:value-type="float">
            <text:p>1739049532.0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3]-[.A263]" office:value-type="float" office:value="0.635999917984009" calcext:value-type="float">
            <text:p>0.635999917984009</text:p>
          </table:table-cell>
          <table:table-cell/>
          <table:table-cell table:formula="of:=[.H263] - [.$H$409]" office:value-type="float" office:value="0.257999897003174" calcext:value-type="float">
            <text:p>0.25799989700317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2.518" calcext:value-type="float">
            <text:p>1739049532.518</text:p>
          </table:table-cell>
          <table:table-cell office:value-type="float" office:value="1739049532.996" calcext:value-type="float">
            <text:p>1739049532.9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4]-[.A264]" office:value-type="float" office:value="0.478000164031982" calcext:value-type="float">
            <text:p>0.478000164031982</text:p>
          </table:table-cell>
          <table:table-cell/>
          <table:table-cell table:formula="of:=[.H264] - [.$H$409]" office:value-type="float" office:value="0.100000143051147" calcext:value-type="float">
            <text:p>0.10000014305114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3.518" calcext:value-type="float">
            <text:p>1739049533.518</text:p>
          </table:table-cell>
          <table:table-cell office:value-type="float" office:value="1739049534.097" calcext:value-type="float">
            <text:p>1739049534.0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5]-[.A265]" office:value-type="float" office:value="0.578999996185303" calcext:value-type="float">
            <text:p>0.578999996185303</text:p>
          </table:table-cell>
          <table:table-cell/>
          <table:table-cell table:formula="of:=[.H265] - [.$H$409]" office:value-type="float" office:value="0.200999975204468" calcext:value-type="float">
            <text:p>0.20099997520446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4.485" calcext:value-type="float">
            <text:p>1739049534.485</text:p>
          </table:table-cell>
          <table:table-cell office:value-type="float" office:value="1739049534.998" calcext:value-type="float">
            <text:p>1739049534.9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6]-[.A266]" office:value-type="float" office:value="0.513000011444092" calcext:value-type="float">
            <text:p>0.513000011444092</text:p>
          </table:table-cell>
          <table:table-cell/>
          <table:table-cell table:formula="of:=[.H266] - [.$H$409]" office:value-type="float" office:value="0.134999990463257" calcext:value-type="float">
            <text:p>0.13499999046325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5.485" calcext:value-type="float">
            <text:p>1739049535.485</text:p>
          </table:table-cell>
          <table:table-cell office:value-type="float" office:value="1739049536.003" calcext:value-type="float">
            <text:p>1739049536.0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7]-[.A267]" office:value-type="float" office:value="0.51800012588501" calcext:value-type="float">
            <text:p>0.51800012588501</text:p>
          </table:table-cell>
          <table:table-cell/>
          <table:table-cell table:formula="of:=[.H267] - [.$H$409]" office:value-type="float" office:value="0.140000104904175" calcext:value-type="float">
            <text:p>0.14000010490417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6.451" calcext:value-type="float">
            <text:p>1739049536.451</text:p>
          </table:table-cell>
          <table:table-cell office:value-type="float" office:value="1739049537.001" calcext:value-type="float">
            <text:p>1739049537.0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8]-[.A268]" office:value-type="float" office:value="0.549999952316284" calcext:value-type="float">
            <text:p>0.549999952316284</text:p>
          </table:table-cell>
          <table:table-cell/>
          <table:table-cell table:formula="of:=[.H268] - [.$H$409]" office:value-type="float" office:value="0.171999931335449" calcext:value-type="float">
            <text:p>0.1719999313354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7.518" calcext:value-type="float">
            <text:p>1739049537.518</text:p>
          </table:table-cell>
          <table:table-cell office:value-type="float" office:value="1739049538.014" calcext:value-type="float">
            <text:p>1739049538.0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9]-[.A269]" office:value-type="float" office:value="0.496000051498413" calcext:value-type="float">
            <text:p>0.496000051498413</text:p>
          </table:table-cell>
          <table:table-cell/>
          <table:table-cell table:formula="of:=[.H269] - [.$H$409]" office:value-type="float" office:value="0.118000030517578" calcext:value-type="float">
            <text:p>0.11800003051757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8.451" calcext:value-type="float">
            <text:p>1739049538.451</text:p>
          </table:table-cell>
          <table:table-cell office:value-type="float" office:value="1739049539.009" calcext:value-type="float">
            <text:p>1739049539.0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0]-[.A270]" office:value-type="float" office:value="0.558000087738037" calcext:value-type="float">
            <text:p>0.558000087738037</text:p>
          </table:table-cell>
          <table:table-cell/>
          <table:table-cell table:formula="of:=[.H270] - [.$H$409]" office:value-type="float" office:value="0.180000066757202" calcext:value-type="float">
            <text:p>0.18000006675720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9.451" calcext:value-type="float">
            <text:p>1739049539.451</text:p>
          </table:table-cell>
          <table:table-cell office:value-type="float" office:value="1739049540.008" calcext:value-type="float">
            <text:p>1739049540.0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1]-[.A271]" office:value-type="float" office:value="0.556999921798706" calcext:value-type="float">
            <text:p>0.556999921798706</text:p>
          </table:table-cell>
          <table:table-cell/>
          <table:table-cell table:formula="of:=[.H271] - [.$H$409]" office:value-type="float" office:value="0.178999900817871" calcext:value-type="float">
            <text:p>0.17899990081787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0.485" calcext:value-type="float">
            <text:p>1739049540.485</text:p>
          </table:table-cell>
          <table:table-cell office:value-type="float" office:value="1739049541.009" calcext:value-type="float">
            <text:p>1739049541.0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2]-[.A272]" office:value-type="float" office:value="0.52400016784668" calcext:value-type="float">
            <text:p>0.52400016784668</text:p>
          </table:table-cell>
          <table:table-cell/>
          <table:table-cell table:formula="of:=[.H272] - [.$H$409]" office:value-type="float" office:value="0.146000146865845" calcext:value-type="float">
            <text:p>0.14600014686584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1.451" calcext:value-type="float">
            <text:p>1739049541.451</text:p>
          </table:table-cell>
          <table:table-cell office:value-type="float" office:value="1739049542.007" calcext:value-type="float">
            <text:p>1739049542.0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3]-[.A273]" office:value-type="float" office:value="0.555999994277954" calcext:value-type="float">
            <text:p>0.555999994277954</text:p>
          </table:table-cell>
          <table:table-cell/>
          <table:table-cell table:formula="of:=[.H273] - [.$H$409]" office:value-type="float" office:value="0.177999973297119" calcext:value-type="float">
            <text:p>0.17799997329711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2.552" calcext:value-type="float">
            <text:p>1739049542.552</text:p>
          </table:table-cell>
          <table:table-cell office:value-type="float" office:value="1739049543.01" calcext:value-type="float">
            <text:p>1739049543.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4]-[.A274]" office:value-type="float" office:value="0.45799994468689" calcext:value-type="float">
            <text:p>0.45799994468689</text:p>
          </table:table-cell>
          <table:table-cell/>
          <table:table-cell table:formula="of:=[.H274] - [.$H$409]" office:value-type="float" office:value="0.0799999237060546" calcext:value-type="float">
            <text:p>0.07999992370605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3.485" calcext:value-type="float">
            <text:p>1739049543.485</text:p>
          </table:table-cell>
          <table:table-cell office:value-type="float" office:value="1739049544.014" calcext:value-type="float">
            <text:p>1739049544.0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5]-[.A275]" office:value-type="float" office:value="0.529000043869019" calcext:value-type="float">
            <text:p>0.529000043869019</text:p>
          </table:table-cell>
          <table:table-cell/>
          <table:table-cell table:formula="of:=[.H275] - [.$H$409]" office:value-type="float" office:value="0.151000022888184" calcext:value-type="float">
            <text:p>0.15100002288818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4.518" calcext:value-type="float">
            <text:p>1739049544.518</text:p>
          </table:table-cell>
          <table:table-cell office:value-type="float" office:value="1739049545.024" calcext:value-type="float">
            <text:p>1739049545.0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6]-[.A276]" office:value-type="float" office:value="0.50600004196167" calcext:value-type="float">
            <text:p>0.50600004196167</text:p>
          </table:table-cell>
          <table:table-cell/>
          <table:table-cell table:formula="of:=[.H276] - [.$H$409]" office:value-type="float" office:value="0.128000020980835" calcext:value-type="float">
            <text:p>0.12800002098083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5.452" calcext:value-type="float">
            <text:p>1739049545.452</text:p>
          </table:table-cell>
          <table:table-cell office:value-type="float" office:value="1739049546.024" calcext:value-type="float">
            <text:p>1739049546.0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7]-[.A277]" office:value-type="float" office:value="0.572000026702881" calcext:value-type="float">
            <text:p>0.572000026702881</text:p>
          </table:table-cell>
          <table:table-cell/>
          <table:table-cell table:formula="of:=[.H277] - [.$H$409]" office:value-type="float" office:value="0.194000005722046" calcext:value-type="float">
            <text:p>0.19400000572204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6.485" calcext:value-type="float">
            <text:p>1739049546.485</text:p>
          </table:table-cell>
          <table:table-cell office:value-type="float" office:value="1739049547.018" calcext:value-type="float">
            <text:p>1739049547.0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8]-[.A278]" office:value-type="float" office:value="0.532999992370606" calcext:value-type="float">
            <text:p>0.532999992370606</text:p>
          </table:table-cell>
          <table:table-cell/>
          <table:table-cell table:formula="of:=[.H278] - [.$H$409]" office:value-type="float" office:value="0.15499997138977" calcext:value-type="float">
            <text:p>0.1549999713897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7.518" calcext:value-type="float">
            <text:p>1739049547.518</text:p>
          </table:table-cell>
          <table:table-cell office:value-type="float" office:value="1739049548.026" calcext:value-type="float">
            <text:p>1739049548.0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9]-[.A279]" office:value-type="float" office:value="0.508000135421753" calcext:value-type="float">
            <text:p>0.508000135421753</text:p>
          </table:table-cell>
          <table:table-cell/>
          <table:table-cell table:formula="of:=[.H279] - [.$H$409]" office:value-type="float" office:value="0.130000114440918" calcext:value-type="float">
            <text:p>0.1300001144409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8.452" calcext:value-type="float">
            <text:p>1739049548.452</text:p>
          </table:table-cell>
          <table:table-cell office:value-type="float" office:value="1739049549.032" calcext:value-type="float">
            <text:p>1739049549.0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0]-[.A280]" office:value-type="float" office:value="0.580000162124634" calcext:value-type="float">
            <text:p>0.580000162124634</text:p>
          </table:table-cell>
          <table:table-cell/>
          <table:table-cell table:formula="of:=[.H280] - [.$H$409]" office:value-type="float" office:value="0.202000141143799" calcext:value-type="float">
            <text:p>0.2020001411437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9.485" calcext:value-type="float">
            <text:p>1739049549.485</text:p>
          </table:table-cell>
          <table:table-cell office:value-type="float" office:value="1739049550.053" calcext:value-type="float">
            <text:p>1739049550.0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1]-[.A281]" office:value-type="float" office:value="0.568000078201294" calcext:value-type="float">
            <text:p>0.568000078201294</text:p>
          </table:table-cell>
          <table:table-cell/>
          <table:table-cell table:formula="of:=[.H281] - [.$H$409]" office:value-type="float" office:value="0.190000057220459" calcext:value-type="float">
            <text:p>0.19000005722045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0.485" calcext:value-type="float">
            <text:p>1739049550.485</text:p>
          </table:table-cell>
          <table:table-cell office:value-type="float" office:value="1739049551.04" calcext:value-type="float">
            <text:p>1739049551.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2]-[.A282]" office:value-type="float" office:value="0.555000066757202" calcext:value-type="float">
            <text:p>0.555000066757202</text:p>
          </table:table-cell>
          <table:table-cell/>
          <table:table-cell table:formula="of:=[.H282] - [.$H$409]" office:value-type="float" office:value="0.177000045776367" calcext:value-type="float">
            <text:p>0.17700004577636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1.518" calcext:value-type="float">
            <text:p>1739049551.518</text:p>
          </table:table-cell>
          <table:table-cell office:value-type="float" office:value="1739049552.036" calcext:value-type="float">
            <text:p>1739049552.0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3]-[.A283]" office:value-type="float" office:value="0.51800012588501" calcext:value-type="float">
            <text:p>0.51800012588501</text:p>
          </table:table-cell>
          <table:table-cell/>
          <table:table-cell table:formula="of:=[.H283] - [.$H$409]" office:value-type="float" office:value="0.140000104904175" calcext:value-type="float">
            <text:p>0.14000010490417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2.552" calcext:value-type="float">
            <text:p>1739049552.552</text:p>
          </table:table-cell>
          <table:table-cell office:value-type="float" office:value="1739049553.046" calcext:value-type="float">
            <text:p>1739049553.0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4]-[.A284]" office:value-type="float" office:value="0.49399995803833" calcext:value-type="float">
            <text:p>0.49399995803833</text:p>
          </table:table-cell>
          <table:table-cell/>
          <table:table-cell table:formula="of:=[.H284] - [.$H$409]" office:value-type="float" office:value="0.115999937057495" calcext:value-type="float">
            <text:p>0.11599993705749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3.518" calcext:value-type="float">
            <text:p>1739049553.518</text:p>
          </table:table-cell>
          <table:table-cell office:value-type="float" office:value="1739049554.055" calcext:value-type="float">
            <text:p>1739049554.0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5]-[.A285]" office:value-type="float" office:value="0.537000179290772" calcext:value-type="float">
            <text:p>0.537000179290772</text:p>
          </table:table-cell>
          <table:table-cell/>
          <table:table-cell table:formula="of:=[.H285] - [.$H$409]" office:value-type="float" office:value="0.159000158309936" calcext:value-type="float">
            <text:p>0.15900015830993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4.518" calcext:value-type="float">
            <text:p>1739049554.518</text:p>
          </table:table-cell>
          <table:table-cell office:value-type="float" office:value="1739049555.045" calcext:value-type="float">
            <text:p>1739049555.0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6]-[.A286]" office:value-type="float" office:value="0.527000188827515" calcext:value-type="float">
            <text:p>0.527000188827515</text:p>
          </table:table-cell>
          <table:table-cell/>
          <table:table-cell table:formula="of:=[.H286] - [.$H$409]" office:value-type="float" office:value="0.14900016784668" calcext:value-type="float">
            <text:p>0.1490001678466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5.518" calcext:value-type="float">
            <text:p>1739049555.518</text:p>
          </table:table-cell>
          <table:table-cell office:value-type="float" office:value="1739049556.046" calcext:value-type="float">
            <text:p>1739049556.0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7]-[.A287]" office:value-type="float" office:value="0.528000116348267" calcext:value-type="float">
            <text:p>0.528000116348267</text:p>
          </table:table-cell>
          <table:table-cell/>
          <table:table-cell table:formula="of:=[.H287] - [.$H$409]" office:value-type="float" office:value="0.150000095367432" calcext:value-type="float">
            <text:p>0.1500000953674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6.518" calcext:value-type="float">
            <text:p>1739049556.518</text:p>
          </table:table-cell>
          <table:table-cell office:value-type="float" office:value="1739049557.061" calcext:value-type="float">
            <text:p>1739049557.0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8]-[.A288]" office:value-type="float" office:value="0.543000221252441" calcext:value-type="float">
            <text:p>0.543000221252441</text:p>
          </table:table-cell>
          <table:table-cell/>
          <table:table-cell table:formula="of:=[.H288] - [.$H$409]" office:value-type="float" office:value="0.165000200271606" calcext:value-type="float">
            <text:p>0.16500020027160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7.552" calcext:value-type="float">
            <text:p>1739049557.552</text:p>
          </table:table-cell>
          <table:table-cell office:value-type="float" office:value="1739049558.046" calcext:value-type="float">
            <text:p>1739049558.0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9]-[.A289]" office:value-type="float" office:value="0.49399995803833" calcext:value-type="float">
            <text:p>0.49399995803833</text:p>
          </table:table-cell>
          <table:table-cell/>
          <table:table-cell table:formula="of:=[.H289] - [.$H$409]" office:value-type="float" office:value="0.115999937057495" calcext:value-type="float">
            <text:p>0.11599993705749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8.518" calcext:value-type="float">
            <text:p>1739049558.518</text:p>
          </table:table-cell>
          <table:table-cell office:value-type="float" office:value="1739049559.058" calcext:value-type="float">
            <text:p>1739049559.0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0]-[.A290]" office:value-type="float" office:value="0.540000200271606" calcext:value-type="float">
            <text:p>0.540000200271606</text:p>
          </table:table-cell>
          <table:table-cell/>
          <table:table-cell table:formula="of:=[.H290] - [.$H$409]" office:value-type="float" office:value="0.162000179290771" calcext:value-type="float">
            <text:p>0.16200017929077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9.518" calcext:value-type="float">
            <text:p>1739049559.518</text:p>
          </table:table-cell>
          <table:table-cell office:value-type="float" office:value="1739049560.05" calcext:value-type="float">
            <text:p>1739049560.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1]-[.A291]" office:value-type="float" office:value="0.532000064849854" calcext:value-type="float">
            <text:p>0.532000064849854</text:p>
          </table:table-cell>
          <table:table-cell/>
          <table:table-cell table:formula="of:=[.H291] - [.$H$409]" office:value-type="float" office:value="0.154000043869018" calcext:value-type="float">
            <text:p>0.1540000438690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0.485" calcext:value-type="float">
            <text:p>1739049560.485</text:p>
          </table:table-cell>
          <table:table-cell office:value-type="float" office:value="1739049561.057" calcext:value-type="float">
            <text:p>1739049561.0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2]-[.A292]" office:value-type="float" office:value="0.572000026702881" calcext:value-type="float">
            <text:p>0.572000026702881</text:p>
          </table:table-cell>
          <table:table-cell/>
          <table:table-cell table:formula="of:=[.H292] - [.$H$409]" office:value-type="float" office:value="0.194000005722046" calcext:value-type="float">
            <text:p>0.19400000572204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1.585" calcext:value-type="float">
            <text:p>1739049561.585</text:p>
          </table:table-cell>
          <table:table-cell office:value-type="float" office:value="1739049562.055" calcext:value-type="float">
            <text:p>1739049562.0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3]-[.A293]" office:value-type="float" office:value="0.47000002861023" calcext:value-type="float">
            <text:p>0.47000002861023</text:p>
          </table:table-cell>
          <table:table-cell/>
          <table:table-cell table:formula="of:=[.H293] - [.$H$409]" office:value-type="float" office:value="0.0920000076293945" calcext:value-type="float">
            <text:p>0.09200000762939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2.552" calcext:value-type="float">
            <text:p>1739049562.552</text:p>
          </table:table-cell>
          <table:table-cell office:value-type="float" office:value="1739049563.064" calcext:value-type="float">
            <text:p>1739049563.0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4]-[.A294]" office:value-type="float" office:value="0.511999845504761" calcext:value-type="float">
            <text:p>0.511999845504761</text:p>
          </table:table-cell>
          <table:table-cell/>
          <table:table-cell table:formula="of:=[.H294] - [.$H$409]" office:value-type="float" office:value="0.133999824523926" calcext:value-type="float">
            <text:p>0.13399982452392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3.585" calcext:value-type="float">
            <text:p>1739049563.585</text:p>
          </table:table-cell>
          <table:table-cell office:value-type="float" office:value="1739049564.064" calcext:value-type="float">
            <text:p>1739049564.0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5]-[.A295]" office:value-type="float" office:value="0.478999853134155" calcext:value-type="float">
            <text:p>0.478999853134155</text:p>
          </table:table-cell>
          <table:table-cell/>
          <table:table-cell table:formula="of:=[.H295] - [.$H$409]" office:value-type="float" office:value="0.10099983215332" calcext:value-type="float">
            <text:p>0.100999832153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4.518" calcext:value-type="float">
            <text:p>1739049564.518</text:p>
          </table:table-cell>
          <table:table-cell office:value-type="float" office:value="1739049565.066" calcext:value-type="float">
            <text:p>1739049565.0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6]-[.A296]" office:value-type="float" office:value="0.54800009727478" calcext:value-type="float">
            <text:p>0.54800009727478</text:p>
          </table:table-cell>
          <table:table-cell/>
          <table:table-cell table:formula="of:=[.H296] - [.$H$409]" office:value-type="float" office:value="0.170000076293945" calcext:value-type="float">
            <text:p>0.17000007629394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5.618" calcext:value-type="float">
            <text:p>1739049565.618</text:p>
          </table:table-cell>
          <table:table-cell office:value-type="float" office:value="1739049566.066" calcext:value-type="float">
            <text:p>1739049566.0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7]-[.A297]" office:value-type="float" office:value="0.447999954223633" calcext:value-type="float">
            <text:p>0.447999954223633</text:p>
          </table:table-cell>
          <table:table-cell/>
          <table:table-cell table:formula="of:=[.H297] - [.$H$409]" office:value-type="float" office:value="0.0699999332427978" calcext:value-type="float">
            <text:p>0.06999993324279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6.518" calcext:value-type="float">
            <text:p>1739049566.518</text:p>
          </table:table-cell>
          <table:table-cell office:value-type="float" office:value="1739049567.066" calcext:value-type="float">
            <text:p>1739049567.0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8]-[.A298]" office:value-type="float" office:value="0.54800009727478" calcext:value-type="float">
            <text:p>0.54800009727478</text:p>
          </table:table-cell>
          <table:table-cell/>
          <table:table-cell table:formula="of:=[.H298] - [.$H$409]" office:value-type="float" office:value="0.170000076293945" calcext:value-type="float">
            <text:p>0.17000007629394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7.552" calcext:value-type="float">
            <text:p>1739049567.552</text:p>
          </table:table-cell>
          <table:table-cell office:value-type="float" office:value="1739049568.07" calcext:value-type="float">
            <text:p>1739049568.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9]-[.A299]" office:value-type="float" office:value="0.517999887466431" calcext:value-type="float">
            <text:p>0.517999887466431</text:p>
          </table:table-cell>
          <table:table-cell/>
          <table:table-cell table:formula="of:=[.H299] - [.$H$409]" office:value-type="float" office:value="0.139999866485596" calcext:value-type="float">
            <text:p>0.13999986648559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8.518" calcext:value-type="float">
            <text:p>1739049568.518</text:p>
          </table:table-cell>
          <table:table-cell office:value-type="float" office:value="1739049569.067" calcext:value-type="float">
            <text:p>1739049569.0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0]-[.A300]" office:value-type="float" office:value="0.549000024795532" calcext:value-type="float">
            <text:p>0.549000024795532</text:p>
          </table:table-cell>
          <table:table-cell/>
          <table:table-cell table:formula="of:=[.H300] - [.$H$409]" office:value-type="float" office:value="0.171000003814697" calcext:value-type="float">
            <text:p>0.17100000381469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9.618" calcext:value-type="float">
            <text:p>1739049569.618</text:p>
          </table:table-cell>
          <table:table-cell office:value-type="float" office:value="1739049570.07" calcext:value-type="float">
            <text:p>1739049570.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1]-[.A301]" office:value-type="float" office:value="0.45199990272522" calcext:value-type="float">
            <text:p>0.45199990272522</text:p>
          </table:table-cell>
          <table:table-cell/>
          <table:table-cell table:formula="of:=[.H301] - [.$H$409]" office:value-type="float" office:value="0.0739998817443847" calcext:value-type="float">
            <text:p>0.07399988174438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0.552" calcext:value-type="float">
            <text:p>1739049570.552</text:p>
          </table:table-cell>
          <table:table-cell office:value-type="float" office:value="1739049571.072" calcext:value-type="float">
            <text:p>1739049571.0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2]-[.A302]" office:value-type="float" office:value="0.519999980926514" calcext:value-type="float">
            <text:p>0.519999980926514</text:p>
          </table:table-cell>
          <table:table-cell/>
          <table:table-cell table:formula="of:=[.H302] - [.$H$409]" office:value-type="float" office:value="0.141999959945679" calcext:value-type="float">
            <text:p>0.14199995994567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1.585" calcext:value-type="float">
            <text:p>1739049571.585</text:p>
          </table:table-cell>
          <table:table-cell office:value-type="float" office:value="1739049572.076" calcext:value-type="float">
            <text:p>1739049572.0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3]-[.A303]" office:value-type="float" office:value="0.490999937057495" calcext:value-type="float">
            <text:p>0.490999937057495</text:p>
          </table:table-cell>
          <table:table-cell/>
          <table:table-cell table:formula="of:=[.H303] - [.$H$409]" office:value-type="float" office:value="0.11299991607666" calcext:value-type="float">
            <text:p>0.1129999160766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2.518" calcext:value-type="float">
            <text:p>1739049572.518</text:p>
          </table:table-cell>
          <table:table-cell office:value-type="float" office:value="1739049573.07" calcext:value-type="float">
            <text:p>1739049573.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4]-[.A304]" office:value-type="float" office:value="0.552000045776367" calcext:value-type="float">
            <text:p>0.552000045776367</text:p>
          </table:table-cell>
          <table:table-cell/>
          <table:table-cell table:formula="of:=[.H304] - [.$H$409]" office:value-type="float" office:value="0.174000024795532" calcext:value-type="float">
            <text:p>0.1740000247955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3.518" calcext:value-type="float">
            <text:p>1739049573.518</text:p>
          </table:table-cell>
          <table:table-cell office:value-type="float" office:value="1739049574.067" calcext:value-type="float">
            <text:p>1739049574.0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5]-[.A305]" office:value-type="float" office:value="0.549000024795532" calcext:value-type="float">
            <text:p>0.549000024795532</text:p>
          </table:table-cell>
          <table:table-cell/>
          <table:table-cell table:formula="of:=[.H305] - [.$H$409]" office:value-type="float" office:value="0.171000003814697" calcext:value-type="float">
            <text:p>0.17100000381469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4.585" calcext:value-type="float">
            <text:p>1739049574.585</text:p>
          </table:table-cell>
          <table:table-cell office:value-type="float" office:value="1739049575.141" calcext:value-type="float">
            <text:p>1739049575.1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6]-[.A306]" office:value-type="float" office:value="0.555999994277954" calcext:value-type="float">
            <text:p>0.555999994277954</text:p>
          </table:table-cell>
          <table:table-cell/>
          <table:table-cell table:formula="of:=[.H306] - [.$H$409]" office:value-type="float" office:value="0.177999973297119" calcext:value-type="float">
            <text:p>0.17799997329711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5.518" calcext:value-type="float">
            <text:p>1739049575.518</text:p>
          </table:table-cell>
          <table:table-cell office:value-type="float" office:value="1739049576.083" calcext:value-type="float">
            <text:p>1739049576.0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7]-[.A307]" office:value-type="float" office:value="0.565000057220459" calcext:value-type="float">
            <text:p>0.565000057220459</text:p>
          </table:table-cell>
          <table:table-cell/>
          <table:table-cell table:formula="of:=[.H307] - [.$H$409]" office:value-type="float" office:value="0.187000036239624" calcext:value-type="float">
            <text:p>0.18700003623962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6.585" calcext:value-type="float">
            <text:p>1739049576.585</text:p>
          </table:table-cell>
          <table:table-cell office:value-type="float" office:value="1739049577.094" calcext:value-type="float">
            <text:p>1739049577.0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8]-[.A308]" office:value-type="float" office:value="0.509000062942505" calcext:value-type="float">
            <text:p>0.509000062942505</text:p>
          </table:table-cell>
          <table:table-cell/>
          <table:table-cell table:formula="of:=[.H308] - [.$H$409]" office:value-type="float" office:value="0.13100004196167" calcext:value-type="float">
            <text:p>0.1310000419616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7.552" calcext:value-type="float">
            <text:p>1739049577.552</text:p>
          </table:table-cell>
          <table:table-cell office:value-type="float" office:value="1739049578.08" calcext:value-type="float">
            <text:p>1739049578.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9]-[.A309]" office:value-type="float" office:value="0.527999877929688" calcext:value-type="float">
            <text:p>0.527999877929688</text:p>
          </table:table-cell>
          <table:table-cell/>
          <table:table-cell table:formula="of:=[.H309] - [.$H$409]" office:value-type="float" office:value="0.149999856948852" calcext:value-type="float">
            <text:p>0.14999985694885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8.552" calcext:value-type="float">
            <text:p>1739049578.552</text:p>
          </table:table-cell>
          <table:table-cell office:value-type="float" office:value="1739049579.083" calcext:value-type="float">
            <text:p>1739049579.0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0]-[.A310]" office:value-type="float" office:value="0.530999898910522" calcext:value-type="float">
            <text:p>0.530999898910522</text:p>
          </table:table-cell>
          <table:table-cell/>
          <table:table-cell table:formula="of:=[.H310] - [.$H$409]" office:value-type="float" office:value="0.152999877929687" calcext:value-type="float">
            <text:p>0.15299987792968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9.585" calcext:value-type="float">
            <text:p>1739049579.585</text:p>
          </table:table-cell>
          <table:table-cell office:value-type="float" office:value="1739049580.191" calcext:value-type="float">
            <text:p>1739049580.1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1]-[.A311]" office:value-type="float" office:value="0.605999946594238" calcext:value-type="float">
            <text:p>0.605999946594238</text:p>
          </table:table-cell>
          <table:table-cell/>
          <table:table-cell table:formula="of:=[.H311] - [.$H$409]" office:value-type="float" office:value="0.227999925613403" calcext:value-type="float">
            <text:p>0.22799992561340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0.518" calcext:value-type="float">
            <text:p>1739049580.518</text:p>
          </table:table-cell>
          <table:table-cell office:value-type="float" office:value="1739049581.095" calcext:value-type="float">
            <text:p>1739049581.0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2]-[.A312]" office:value-type="float" office:value="0.577000141143799" calcext:value-type="float">
            <text:p>0.577000141143799</text:p>
          </table:table-cell>
          <table:table-cell/>
          <table:table-cell table:formula="of:=[.H312] - [.$H$409]" office:value-type="float" office:value="0.199000120162964" calcext:value-type="float">
            <text:p>0.19900012016296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1.552" calcext:value-type="float">
            <text:p>1739049581.552</text:p>
          </table:table-cell>
          <table:table-cell office:value-type="float" office:value="1739049582.09" calcext:value-type="float">
            <text:p>1739049582.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3]-[.A313]" office:value-type="float" office:value="0.537999868392944" calcext:value-type="float">
            <text:p>0.537999868392944</text:p>
          </table:table-cell>
          <table:table-cell/>
          <table:table-cell table:formula="of:=[.H313] - [.$H$409]" office:value-type="float" office:value="0.159999847412109" calcext:value-type="float">
            <text:p>0.15999984741210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2.552" calcext:value-type="float">
            <text:p>1739049582.552</text:p>
          </table:table-cell>
          <table:table-cell office:value-type="float" office:value="1739049583.092" calcext:value-type="float">
            <text:p>1739049583.0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4]-[.A314]" office:value-type="float" office:value="0.539999961853027" calcext:value-type="float">
            <text:p>0.539999961853027</text:p>
          </table:table-cell>
          <table:table-cell/>
          <table:table-cell table:formula="of:=[.H314] - [.$H$409]" office:value-type="float" office:value="0.161999940872192" calcext:value-type="float">
            <text:p>0.1619999408721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3.518" calcext:value-type="float">
            <text:p>1739049583.518</text:p>
          </table:table-cell>
          <table:table-cell office:value-type="float" office:value="1739049584.092" calcext:value-type="float">
            <text:p>1739049584.0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5]-[.A315]" office:value-type="float" office:value="0.574000120162964" calcext:value-type="float">
            <text:p>0.574000120162964</text:p>
          </table:table-cell>
          <table:table-cell/>
          <table:table-cell table:formula="of:=[.H315] - [.$H$409]" office:value-type="float" office:value="0.196000099182129" calcext:value-type="float">
            <text:p>0.19600009918212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4.518" calcext:value-type="float">
            <text:p>1739049584.518</text:p>
          </table:table-cell>
          <table:table-cell office:value-type="float" office:value="1739049585.106" calcext:value-type="float">
            <text:p>1739049585.1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6]-[.A316]" office:value-type="float" office:value="0.588000059127808" calcext:value-type="float">
            <text:p>0.588000059127808</text:p>
          </table:table-cell>
          <table:table-cell/>
          <table:table-cell table:formula="of:=[.H316] - [.$H$409]" office:value-type="float" office:value="0.210000038146973" calcext:value-type="float">
            <text:p>0.21000003814697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5.552" calcext:value-type="float">
            <text:p>1739049585.552</text:p>
          </table:table-cell>
          <table:table-cell office:value-type="float" office:value="1739049586.095" calcext:value-type="float">
            <text:p>1739049586.0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7]-[.A317]" office:value-type="float" office:value="0.542999982833862" calcext:value-type="float">
            <text:p>0.542999982833862</text:p>
          </table:table-cell>
          <table:table-cell/>
          <table:table-cell table:formula="of:=[.H317] - [.$H$409]" office:value-type="float" office:value="0.164999961853027" calcext:value-type="float">
            <text:p>0.1649999618530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6.552" calcext:value-type="float">
            <text:p>1739049586.552</text:p>
          </table:table-cell>
          <table:table-cell office:value-type="float" office:value="1739049587.099" calcext:value-type="float">
            <text:p>1739049587.0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8]-[.A318]" office:value-type="float" office:value="0.546999931335449" calcext:value-type="float">
            <text:p>0.546999931335449</text:p>
          </table:table-cell>
          <table:table-cell/>
          <table:table-cell table:formula="of:=[.H318] - [.$H$409]" office:value-type="float" office:value="0.168999910354614" calcext:value-type="float">
            <text:p>0.1689999103546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7.618" calcext:value-type="float">
            <text:p>1739049587.618</text:p>
          </table:table-cell>
          <table:table-cell office:value-type="float" office:value="1739049588.104" calcext:value-type="float">
            <text:p>1739049588.1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9]-[.A319]" office:value-type="float" office:value="0.486000061035156" calcext:value-type="float">
            <text:p>0.486000061035156</text:p>
          </table:table-cell>
          <table:table-cell/>
          <table:table-cell table:formula="of:=[.H319] - [.$H$409]" office:value-type="float" office:value="0.108000040054321" calcext:value-type="float">
            <text:p>0.10800004005432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8.518" calcext:value-type="float">
            <text:p>1739049588.518</text:p>
          </table:table-cell>
          <table:table-cell office:value-type="float" office:value="1739049589.098" calcext:value-type="float">
            <text:p>1739049589.0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0]-[.A320]" office:value-type="float" office:value="0.580000162124634" calcext:value-type="float">
            <text:p>0.580000162124634</text:p>
          </table:table-cell>
          <table:table-cell/>
          <table:table-cell table:formula="of:=[.H320] - [.$H$409]" office:value-type="float" office:value="0.202000141143799" calcext:value-type="float">
            <text:p>0.2020001411437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9.585" calcext:value-type="float">
            <text:p>1739049589.585</text:p>
          </table:table-cell>
          <table:table-cell office:value-type="float" office:value="1739049590.11" calcext:value-type="float">
            <text:p>1739049590.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1]-[.A321]" office:value-type="float" office:value="0.524999856948853" calcext:value-type="float">
            <text:p>0.524999856948853</text:p>
          </table:table-cell>
          <table:table-cell/>
          <table:table-cell table:formula="of:=[.H321] - [.$H$409]" office:value-type="float" office:value="0.146999835968018" calcext:value-type="float">
            <text:p>0.1469998359680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0.585" calcext:value-type="float">
            <text:p>1739049590.585</text:p>
          </table:table-cell>
          <table:table-cell office:value-type="float" office:value="1739049591.22" calcext:value-type="float">
            <text:p>1739049591.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2]-[.A322]" office:value-type="float" office:value="0.634999990463257" calcext:value-type="float">
            <text:p>0.634999990463257</text:p>
          </table:table-cell>
          <table:table-cell/>
          <table:table-cell table:formula="of:=[.H322] - [.$H$409]" office:value-type="float" office:value="0.256999969482422" calcext:value-type="float">
            <text:p>0.25699996948242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1.652" calcext:value-type="float">
            <text:p>1739049591.652</text:p>
          </table:table-cell>
          <table:table-cell office:value-type="float" office:value="1739049592.123" calcext:value-type="float">
            <text:p>1739049592.1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3]-[.A323]" office:value-type="float" office:value="0.470999956130981" calcext:value-type="float">
            <text:p>0.470999956130981</text:p>
          </table:table-cell>
          <table:table-cell/>
          <table:table-cell table:formula="of:=[.H323] - [.$H$409]" office:value-type="float" office:value="0.0929999351501464" calcext:value-type="float">
            <text:p>0.09299993515014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2.652" calcext:value-type="float">
            <text:p>1739049592.652</text:p>
          </table:table-cell>
          <table:table-cell office:value-type="float" office:value="1739049593.212" calcext:value-type="float">
            <text:p>1739049593.2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4]-[.A324]" office:value-type="float" office:value="0.559999942779541" calcext:value-type="float">
            <text:p>0.559999942779541</text:p>
          </table:table-cell>
          <table:table-cell/>
          <table:table-cell table:formula="of:=[.H324] - [.$H$409]" office:value-type="float" office:value="0.181999921798706" calcext:value-type="float">
            <text:p>0.18199992179870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3.585" calcext:value-type="float">
            <text:p>1739049593.585</text:p>
          </table:table-cell>
          <table:table-cell office:value-type="float" office:value="1739049594.108" calcext:value-type="float">
            <text:p>1739049594.1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5]-[.A325]" office:value-type="float" office:value="0.523000001907349" calcext:value-type="float">
            <text:p>0.523000001907349</text:p>
          </table:table-cell>
          <table:table-cell/>
          <table:table-cell table:formula="of:=[.H325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4.618" calcext:value-type="float">
            <text:p>1739049594.618</text:p>
          </table:table-cell>
          <table:table-cell office:value-type="float" office:value="1739049595.119" calcext:value-type="float">
            <text:p>1739049595.1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6]-[.A326]" office:value-type="float" office:value="0.500999927520752" calcext:value-type="float">
            <text:p>0.500999927520752</text:p>
          </table:table-cell>
          <table:table-cell/>
          <table:table-cell table:formula="of:=[.H326] - [.$H$409]" office:value-type="float" office:value="0.122999906539917" calcext:value-type="float">
            <text:p>0.12299990653991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5.618" calcext:value-type="float">
            <text:p>1739049595.618</text:p>
          </table:table-cell>
          <table:table-cell office:value-type="float" office:value="1739049596.118" calcext:value-type="float">
            <text:p>1739049596.1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7]-[.A327]" office:value-type="float" office:value="0.5" calcext:value-type="float">
            <text:p>0.5</text:p>
          </table:table-cell>
          <table:table-cell/>
          <table:table-cell table:formula="of:=[.H327] - [.$H$409]" office:value-type="float" office:value="0.121999979019165" calcext:value-type="float">
            <text:p>0.12199997901916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6.619" calcext:value-type="float">
            <text:p>1739049596.619</text:p>
          </table:table-cell>
          <table:table-cell office:value-type="float" office:value="1739049597.12" calcext:value-type="float">
            <text:p>1739049597.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8]-[.A328]" office:value-type="float" office:value="0.500999927520752" calcext:value-type="float">
            <text:p>0.500999927520752</text:p>
          </table:table-cell>
          <table:table-cell/>
          <table:table-cell table:formula="of:=[.H328] - [.$H$409]" office:value-type="float" office:value="0.122999906539917" calcext:value-type="float">
            <text:p>0.12299990653991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7.618" calcext:value-type="float">
            <text:p>1739049597.618</text:p>
          </table:table-cell>
          <table:table-cell office:value-type="float" office:value="1739049598.119" calcext:value-type="float">
            <text:p>1739049598.1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9]-[.A329]" office:value-type="float" office:value="0.500999927520752" calcext:value-type="float">
            <text:p>0.500999927520752</text:p>
          </table:table-cell>
          <table:table-cell/>
          <table:table-cell table:formula="of:=[.H329] - [.$H$409]" office:value-type="float" office:value="0.122999906539917" calcext:value-type="float">
            <text:p>0.12299990653991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8.619" calcext:value-type="float">
            <text:p>1739049598.619</text:p>
          </table:table-cell>
          <table:table-cell office:value-type="float" office:value="1739049599.126" calcext:value-type="float">
            <text:p>1739049599.1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0]-[.A330]" office:value-type="float" office:value="0.506999969482422" calcext:value-type="float">
            <text:p>0.506999969482422</text:p>
          </table:table-cell>
          <table:table-cell/>
          <table:table-cell table:formula="of:=[.H330] - [.$H$409]" office:value-type="float" office:value="0.128999948501587" calcext:value-type="float">
            <text:p>0.12899994850158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9.585" calcext:value-type="float">
            <text:p>1739049599.585</text:p>
          </table:table-cell>
          <table:table-cell office:value-type="float" office:value="1739049600.128" calcext:value-type="float">
            <text:p>1739049600.1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1]-[.A331]" office:value-type="float" office:value="0.542999982833862" calcext:value-type="float">
            <text:p>0.542999982833862</text:p>
          </table:table-cell>
          <table:table-cell/>
          <table:table-cell table:formula="of:=[.H331] - [.$H$409]" office:value-type="float" office:value="0.164999961853027" calcext:value-type="float">
            <text:p>0.1649999618530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0.652" calcext:value-type="float">
            <text:p>1739049600.652</text:p>
          </table:table-cell>
          <table:table-cell office:value-type="float" office:value="1739049601.124" calcext:value-type="float">
            <text:p>1739049601.1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2]-[.A332]" office:value-type="float" office:value="0.472000122070313" calcext:value-type="float">
            <text:p>0.472000122070313</text:p>
          </table:table-cell>
          <table:table-cell/>
          <table:table-cell table:formula="of:=[.H332] - [.$H$409]" office:value-type="float" office:value="0.0940001010894775" calcext:value-type="float">
            <text:p>0.09400010108947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1.585" calcext:value-type="float">
            <text:p>1739049601.585</text:p>
          </table:table-cell>
          <table:table-cell office:value-type="float" office:value="1739049602.132" calcext:value-type="float">
            <text:p>1739049602.1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3]-[.A333]" office:value-type="float" office:value="0.546999931335449" calcext:value-type="float">
            <text:p>0.546999931335449</text:p>
          </table:table-cell>
          <table:table-cell/>
          <table:table-cell table:formula="of:=[.H333] - [.$H$409]" office:value-type="float" office:value="0.168999910354614" calcext:value-type="float">
            <text:p>0.1689999103546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2.652" calcext:value-type="float">
            <text:p>1739049602.652</text:p>
          </table:table-cell>
          <table:table-cell office:value-type="float" office:value="1739049603.132" calcext:value-type="float">
            <text:p>1739049603.1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4]-[.A334]" office:value-type="float" office:value="0.480000019073486" calcext:value-type="float">
            <text:p>0.480000019073486</text:p>
          </table:table-cell>
          <table:table-cell/>
          <table:table-cell table:formula="of:=[.H334] - [.$H$409]" office:value-type="float" office:value="0.101999998092651" calcext:value-type="float">
            <text:p>0.10199999809265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3.619" calcext:value-type="float">
            <text:p>1739049603.619</text:p>
          </table:table-cell>
          <table:table-cell office:value-type="float" office:value="1739049604.14" calcext:value-type="float">
            <text:p>1739049604.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5]-[.A335]" office:value-type="float" office:value="0.521000146865845" calcext:value-type="float">
            <text:p>0.521000146865845</text:p>
          </table:table-cell>
          <table:table-cell/>
          <table:table-cell table:formula="of:=[.H335] - [.$H$409]" office:value-type="float" office:value="0.14300012588501" calcext:value-type="float">
            <text:p>0.1430001258850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4.652" calcext:value-type="float">
            <text:p>1739049604.652</text:p>
          </table:table-cell>
          <table:table-cell office:value-type="float" office:value="1739049605.135" calcext:value-type="float">
            <text:p>1739049605.1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6]-[.A336]" office:value-type="float" office:value="0.483000040054321" calcext:value-type="float">
            <text:p>0.483000040054321</text:p>
          </table:table-cell>
          <table:table-cell/>
          <table:table-cell table:formula="of:=[.H336] - [.$H$409]" office:value-type="float" office:value="0.105000019073486" calcext:value-type="float">
            <text:p>0.10500001907348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5.552" calcext:value-type="float">
            <text:p>1739049605.552</text:p>
          </table:table-cell>
          <table:table-cell office:value-type="float" office:value="1739049606.13" calcext:value-type="float">
            <text:p>1739049606.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7]-[.A337]" office:value-type="float" office:value="0.578000068664551" calcext:value-type="float">
            <text:p>0.578000068664551</text:p>
          </table:table-cell>
          <table:table-cell/>
          <table:table-cell table:formula="of:=[.H337] - [.$H$409]" office:value-type="float" office:value="0.200000047683716" calcext:value-type="float">
            <text:p>0.20000004768371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6.652" calcext:value-type="float">
            <text:p>1739049606.652</text:p>
          </table:table-cell>
          <table:table-cell office:value-type="float" office:value="1739049607.141" calcext:value-type="float">
            <text:p>1739049607.1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8]-[.A338]" office:value-type="float" office:value="0.489000082015991" calcext:value-type="float">
            <text:p>0.489000082015991</text:p>
          </table:table-cell>
          <table:table-cell/>
          <table:table-cell table:formula="of:=[.H338] - [.$H$409]" office:value-type="float" office:value="0.111000061035156" calcext:value-type="float">
            <text:p>0.11100006103515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7.585" calcext:value-type="float">
            <text:p>1739049607.585</text:p>
          </table:table-cell>
          <table:table-cell office:value-type="float" office:value="1739049608.135" calcext:value-type="float">
            <text:p>1739049608.1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9]-[.A339]" office:value-type="float" office:value="0.549999952316284" calcext:value-type="float">
            <text:p>0.549999952316284</text:p>
          </table:table-cell>
          <table:table-cell/>
          <table:table-cell table:formula="of:=[.H339] - [.$H$409]" office:value-type="float" office:value="0.171999931335449" calcext:value-type="float">
            <text:p>0.1719999313354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8.652" calcext:value-type="float">
            <text:p>1739049608.652</text:p>
          </table:table-cell>
          <table:table-cell office:value-type="float" office:value="1739049609.145" calcext:value-type="float">
            <text:p>1739049609.1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0]-[.A340]" office:value-type="float" office:value="0.493000030517578" calcext:value-type="float">
            <text:p>0.493000030517578</text:p>
          </table:table-cell>
          <table:table-cell/>
          <table:table-cell table:formula="of:=[.H340] - [.$H$409]" office:value-type="float" office:value="0.115000009536743" calcext:value-type="float">
            <text:p>0.11500000953674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9.585" calcext:value-type="float">
            <text:p>1739049609.585</text:p>
          </table:table-cell>
          <table:table-cell office:value-type="float" office:value="1739049610.154" calcext:value-type="float">
            <text:p>1739049610.1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1]-[.A341]" office:value-type="float" office:value="0.569000005722046" calcext:value-type="float">
            <text:p>0.569000005722046</text:p>
          </table:table-cell>
          <table:table-cell/>
          <table:table-cell table:formula="of:=[.H341] - [.$H$409]" office:value-type="float" office:value="0.190999984741211" calcext:value-type="float">
            <text:p>0.19099998474121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0.619" calcext:value-type="float">
            <text:p>1739049610.619</text:p>
          </table:table-cell>
          <table:table-cell office:value-type="float" office:value="1739049611.148" calcext:value-type="float">
            <text:p>1739049611.1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2]-[.A342]" office:value-type="float" office:value="0.529000043869019" calcext:value-type="float">
            <text:p>0.529000043869019</text:p>
          </table:table-cell>
          <table:table-cell/>
          <table:table-cell table:formula="of:=[.H342] - [.$H$409]" office:value-type="float" office:value="0.151000022888184" calcext:value-type="float">
            <text:p>0.15100002288818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1.652" calcext:value-type="float">
            <text:p>1739049611.652</text:p>
          </table:table-cell>
          <table:table-cell office:value-type="float" office:value="1739049612.155" calcext:value-type="float">
            <text:p>1739049612.1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3]-[.A343]" office:value-type="float" office:value="0.503000020980835" calcext:value-type="float">
            <text:p>0.503000020980835</text:p>
          </table:table-cell>
          <table:table-cell/>
          <table:table-cell table:formula="of:=[.H343] - [.$H$409]" office:value-type="float" office:value="0.125" calcext:value-type="float">
            <text:p>0.12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2.585" calcext:value-type="float">
            <text:p>1739049612.585</text:p>
          </table:table-cell>
          <table:table-cell office:value-type="float" office:value="1739049613.154" calcext:value-type="float">
            <text:p>1739049613.1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4]-[.A344]" office:value-type="float" office:value="0.569000005722046" calcext:value-type="float">
            <text:p>0.569000005722046</text:p>
          </table:table-cell>
          <table:table-cell/>
          <table:table-cell table:formula="of:=[.H344] - [.$H$409]" office:value-type="float" office:value="0.190999984741211" calcext:value-type="float">
            <text:p>0.19099998474121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3.619" calcext:value-type="float">
            <text:p>1739049613.619</text:p>
          </table:table-cell>
          <table:table-cell office:value-type="float" office:value="1739049614.159" calcext:value-type="float">
            <text:p>1739049614.1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5]-[.A345]" office:value-type="float" office:value="0.539999961853027" calcext:value-type="float">
            <text:p>0.539999961853027</text:p>
          </table:table-cell>
          <table:table-cell/>
          <table:table-cell table:formula="of:=[.H345] - [.$H$409]" office:value-type="float" office:value="0.161999940872192" calcext:value-type="float">
            <text:p>0.1619999408721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4.619" calcext:value-type="float">
            <text:p>1739049614.619</text:p>
          </table:table-cell>
          <table:table-cell office:value-type="float" office:value="1739049615.161" calcext:value-type="float">
            <text:p>1739049615.1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6]-[.A346]" office:value-type="float" office:value="0.54200005531311" calcext:value-type="float">
            <text:p>0.54200005531311</text:p>
          </table:table-cell>
          <table:table-cell/>
          <table:table-cell table:formula="of:=[.H346] - [.$H$409]" office:value-type="float" office:value="0.164000034332275" calcext:value-type="float">
            <text:p>0.16400003433227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5.619" calcext:value-type="float">
            <text:p>1739049615.619</text:p>
          </table:table-cell>
          <table:table-cell office:value-type="float" office:value="1739049616.16" calcext:value-type="float">
            <text:p>1739049616.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7]-[.A347]" office:value-type="float" office:value="0.541000127792358" calcext:value-type="float">
            <text:p>0.541000127792358</text:p>
          </table:table-cell>
          <table:table-cell/>
          <table:table-cell table:formula="of:=[.H347] - [.$H$409]" office:value-type="float" office:value="0.163000106811523" calcext:value-type="float">
            <text:p>0.16300010681152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6.585" calcext:value-type="float">
            <text:p>1739049616.585</text:p>
          </table:table-cell>
          <table:table-cell office:value-type="float" office:value="1739049617.174" calcext:value-type="float">
            <text:p>1739049617.1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8]-[.A348]" office:value-type="float" office:value="0.58899998664856" calcext:value-type="float">
            <text:p>0.58899998664856</text:p>
          </table:table-cell>
          <table:table-cell/>
          <table:table-cell table:formula="of:=[.H348] - [.$H$409]" office:value-type="float" office:value="0.210999965667725" calcext:value-type="float">
            <text:p>0.21099996566772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7.585" calcext:value-type="float">
            <text:p>1739049617.585</text:p>
          </table:table-cell>
          <table:table-cell office:value-type="float" office:value="1739049618.162" calcext:value-type="float">
            <text:p>1739049618.1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9]-[.A349]" office:value-type="float" office:value="0.57699990272522" calcext:value-type="float">
            <text:p>0.57699990272522</text:p>
          </table:table-cell>
          <table:table-cell/>
          <table:table-cell table:formula="of:=[.H349] - [.$H$409]" office:value-type="float" office:value="0.198999881744385" calcext:value-type="float">
            <text:p>0.19899988174438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8.652" calcext:value-type="float">
            <text:p>1739049618.652</text:p>
          </table:table-cell>
          <table:table-cell office:value-type="float" office:value="1739049619.178" calcext:value-type="float">
            <text:p>1739049619.1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0]-[.A350]" office:value-type="float" office:value="0.526000022888184" calcext:value-type="float">
            <text:p>0.526000022888184</text:p>
          </table:table-cell>
          <table:table-cell/>
          <table:table-cell table:formula="of:=[.H350] - [.$H$409]" office:value-type="float" office:value="0.148000001907349" calcext:value-type="float">
            <text:p>0.1480000019073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9.652" calcext:value-type="float">
            <text:p>1739049619.652</text:p>
          </table:table-cell>
          <table:table-cell office:value-type="float" office:value="1739049620.172" calcext:value-type="float">
            <text:p>1739049620.1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1]-[.A351]" office:value-type="float" office:value="0.519999980926514" calcext:value-type="float">
            <text:p>0.519999980926514</text:p>
          </table:table-cell>
          <table:table-cell/>
          <table:table-cell table:formula="of:=[.H351] - [.$H$409]" office:value-type="float" office:value="0.141999959945679" calcext:value-type="float">
            <text:p>0.14199995994567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0.619" calcext:value-type="float">
            <text:p>1739049620.619</text:p>
          </table:table-cell>
          <table:table-cell office:value-type="float" office:value="1739049621.17" calcext:value-type="float">
            <text:p>1739049621.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2]-[.A352]" office:value-type="float" office:value="0.551000118255615" calcext:value-type="float">
            <text:p>0.551000118255615</text:p>
          </table:table-cell>
          <table:table-cell/>
          <table:table-cell table:formula="of:=[.H352] - [.$H$409]" office:value-type="float" office:value="0.17300009727478" calcext:value-type="float">
            <text:p>0.1730000972747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1.619" calcext:value-type="float">
            <text:p>1739049621.619</text:p>
          </table:table-cell>
          <table:table-cell office:value-type="float" office:value="1739049622.167" calcext:value-type="float">
            <text:p>1739049622.1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3]-[.A353]" office:value-type="float" office:value="0.54800009727478" calcext:value-type="float">
            <text:p>0.54800009727478</text:p>
          </table:table-cell>
          <table:table-cell/>
          <table:table-cell table:formula="of:=[.H353] - [.$H$409]" office:value-type="float" office:value="0.170000076293945" calcext:value-type="float">
            <text:p>0.17000007629394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2.619" calcext:value-type="float">
            <text:p>1739049622.619</text:p>
          </table:table-cell>
          <table:table-cell office:value-type="float" office:value="1739049623.167" calcext:value-type="float">
            <text:p>1739049623.1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4]-[.A354]" office:value-type="float" office:value="0.54800009727478" calcext:value-type="float">
            <text:p>0.54800009727478</text:p>
          </table:table-cell>
          <table:table-cell/>
          <table:table-cell table:formula="of:=[.H354] - [.$H$409]" office:value-type="float" office:value="0.170000076293945" calcext:value-type="float">
            <text:p>0.17000007629394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3.685" calcext:value-type="float">
            <text:p>1739049623.685</text:p>
          </table:table-cell>
          <table:table-cell office:value-type="float" office:value="1739049624.184" calcext:value-type="float">
            <text:p>1739049624.1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5]-[.A355]" office:value-type="float" office:value="0.499000072479248" calcext:value-type="float">
            <text:p>0.499000072479248</text:p>
          </table:table-cell>
          <table:table-cell/>
          <table:table-cell table:formula="of:=[.H355] - [.$H$409]" office:value-type="float" office:value="0.121000051498413" calcext:value-type="float">
            <text:p>0.12100005149841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4.619" calcext:value-type="float">
            <text:p>1739049624.619</text:p>
          </table:table-cell>
          <table:table-cell office:value-type="float" office:value="1739049625.172" calcext:value-type="float">
            <text:p>1739049625.1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6]-[.A356]" office:value-type="float" office:value="0.552999973297119" calcext:value-type="float">
            <text:p>0.552999973297119</text:p>
          </table:table-cell>
          <table:table-cell/>
          <table:table-cell table:formula="of:=[.H356] - [.$H$409]" office:value-type="float" office:value="0.174999952316284" calcext:value-type="float">
            <text:p>0.17499995231628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5.652" calcext:value-type="float">
            <text:p>1739049625.652</text:p>
          </table:table-cell>
          <table:table-cell office:value-type="float" office:value="1739049626.171" calcext:value-type="float">
            <text:p>1739049626.1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7]-[.A357]" office:value-type="float" office:value="0.519000053405762" calcext:value-type="float">
            <text:p>0.519000053405762</text:p>
          </table:table-cell>
          <table:table-cell/>
          <table:table-cell table:formula="of:=[.H357] - [.$H$409]" office:value-type="float" office:value="0.141000032424927" calcext:value-type="float">
            <text:p>0.1410000324249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6.685" calcext:value-type="float">
            <text:p>1739049626.685</text:p>
          </table:table-cell>
          <table:table-cell office:value-type="float" office:value="1739049627.186" calcext:value-type="float">
            <text:p>1739049627.1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8]-[.A358]" office:value-type="float" office:value="0.501000165939331" calcext:value-type="float">
            <text:p>0.501000165939331</text:p>
          </table:table-cell>
          <table:table-cell/>
          <table:table-cell table:formula="of:=[.H358] - [.$H$409]" office:value-type="float" office:value="0.123000144958496" calcext:value-type="float">
            <text:p>0.12300014495849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7.652" calcext:value-type="float">
            <text:p>1739049627.652</text:p>
          </table:table-cell>
          <table:table-cell office:value-type="float" office:value="1739049628.195" calcext:value-type="float">
            <text:p>1739049628.1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9]-[.A359]" office:value-type="float" office:value="0.542999982833862" calcext:value-type="float">
            <text:p>0.542999982833862</text:p>
          </table:table-cell>
          <table:table-cell/>
          <table:table-cell table:formula="of:=[.H359] - [.$H$409]" office:value-type="float" office:value="0.164999961853027" calcext:value-type="float">
            <text:p>0.1649999618530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8.585" calcext:value-type="float">
            <text:p>1739049628.585</text:p>
          </table:table-cell>
          <table:table-cell office:value-type="float" office:value="1739049629.18" calcext:value-type="float">
            <text:p>1739049629.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0]-[.A360]" office:value-type="float" office:value="0.59500002861023" calcext:value-type="float">
            <text:p>0.59500002861023</text:p>
          </table:table-cell>
          <table:table-cell/>
          <table:table-cell table:formula="of:=[.H360] - [.$H$409]" office:value-type="float" office:value="0.217000007629394" calcext:value-type="float">
            <text:p>0.21700000762939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9.652" calcext:value-type="float">
            <text:p>1739049629.652</text:p>
          </table:table-cell>
          <table:table-cell office:value-type="float" office:value="1739049630.259" calcext:value-type="float">
            <text:p>1739049630.2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1]-[.A361]" office:value-type="float" office:value="0.607000112533569" calcext:value-type="float">
            <text:p>0.607000112533569</text:p>
          </table:table-cell>
          <table:table-cell/>
          <table:table-cell table:formula="of:=[.H361] - [.$H$409]" office:value-type="float" office:value="0.229000091552734" calcext:value-type="float">
            <text:p>0.22900009155273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0.652" calcext:value-type="float">
            <text:p>1739049630.652</text:p>
          </table:table-cell>
          <table:table-cell office:value-type="float" office:value="1739049631.192" calcext:value-type="float">
            <text:p>1739049631.1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2]-[.A362]" office:value-type="float" office:value="0.539999961853027" calcext:value-type="float">
            <text:p>0.539999961853027</text:p>
          </table:table-cell>
          <table:table-cell/>
          <table:table-cell table:formula="of:=[.H362] - [.$H$409]" office:value-type="float" office:value="0.161999940872192" calcext:value-type="float">
            <text:p>0.1619999408721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1.652" calcext:value-type="float">
            <text:p>1739049631.652</text:p>
          </table:table-cell>
          <table:table-cell office:value-type="float" office:value="1739049632.187" calcext:value-type="float">
            <text:p>1739049632.1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3]-[.A363]" office:value-type="float" office:value="0.535000085830689" calcext:value-type="float">
            <text:p>0.535000085830689</text:p>
          </table:table-cell>
          <table:table-cell/>
          <table:table-cell table:formula="of:=[.H363] - [.$H$409]" office:value-type="float" office:value="0.157000064849853" calcext:value-type="float">
            <text:p>0.1570000648498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2.719" calcext:value-type="float">
            <text:p>1739049632.719</text:p>
          </table:table-cell>
          <table:table-cell office:value-type="float" office:value="1739049633.189" calcext:value-type="float">
            <text:p>1739049633.1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4]-[.A364]" office:value-type="float" office:value="0.46999979019165" calcext:value-type="float">
            <text:p>0.46999979019165</text:p>
          </table:table-cell>
          <table:table-cell/>
          <table:table-cell table:formula="of:=[.H364] - [.$H$409]" office:value-type="float" office:value="0.0919997692108154" calcext:value-type="float">
            <text:p>0.09199976921081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3.685" calcext:value-type="float">
            <text:p>1739049633.685</text:p>
          </table:table-cell>
          <table:table-cell office:value-type="float" office:value="1739049634.197" calcext:value-type="float">
            <text:p>1739049634.1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5]-[.A365]" office:value-type="float" office:value="0.51200008392334" calcext:value-type="float">
            <text:p>0.51200008392334</text:p>
          </table:table-cell>
          <table:table-cell/>
          <table:table-cell table:formula="of:=[.H365] - [.$H$409]" office:value-type="float" office:value="0.134000062942505" calcext:value-type="float">
            <text:p>0.13400006294250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4.719" calcext:value-type="float">
            <text:p>1739049634.719</text:p>
          </table:table-cell>
          <table:table-cell office:value-type="float" office:value="1739049635.198" calcext:value-type="float">
            <text:p>1739049635.1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6]-[.A366]" office:value-type="float" office:value="0.478999853134155" calcext:value-type="float">
            <text:p>0.478999853134155</text:p>
          </table:table-cell>
          <table:table-cell/>
          <table:table-cell table:formula="of:=[.H366] - [.$H$409]" office:value-type="float" office:value="0.10099983215332" calcext:value-type="float">
            <text:p>0.100999832153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5.685" calcext:value-type="float">
            <text:p>1739049635.685</text:p>
          </table:table-cell>
          <table:table-cell office:value-type="float" office:value="1739049636.22" calcext:value-type="float">
            <text:p>1739049636.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7]-[.A367]" office:value-type="float" office:value="0.535000085830689" calcext:value-type="float">
            <text:p>0.535000085830689</text:p>
          </table:table-cell>
          <table:table-cell/>
          <table:table-cell table:formula="of:=[.H367] - [.$H$409]" office:value-type="float" office:value="0.157000064849853" calcext:value-type="float">
            <text:p>0.1570000648498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6.652" calcext:value-type="float">
            <text:p>1739049636.652</text:p>
          </table:table-cell>
          <table:table-cell office:value-type="float" office:value="1739049637.199" calcext:value-type="float">
            <text:p>1739049637.1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8]-[.A368]" office:value-type="float" office:value="0.546999931335449" calcext:value-type="float">
            <text:p>0.546999931335449</text:p>
          </table:table-cell>
          <table:table-cell/>
          <table:table-cell table:formula="of:=[.H368] - [.$H$409]" office:value-type="float" office:value="0.168999910354614" calcext:value-type="float">
            <text:p>0.1689999103546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7.719" calcext:value-type="float">
            <text:p>1739049637.719</text:p>
          </table:table-cell>
          <table:table-cell office:value-type="float" office:value="1739049638.197" calcext:value-type="float">
            <text:p>1739049638.1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9]-[.A369]" office:value-type="float" office:value="0.477999925613403" calcext:value-type="float">
            <text:p>0.477999925613403</text:p>
          </table:table-cell>
          <table:table-cell/>
          <table:table-cell table:formula="of:=[.H369] - [.$H$409]" office:value-type="float" office:value="0.0999999046325683" calcext:value-type="float">
            <text:p>0.09999990463256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8.619" calcext:value-type="float">
            <text:p>1739049638.619</text:p>
          </table:table-cell>
          <table:table-cell office:value-type="float" office:value="1739049639.199" calcext:value-type="float">
            <text:p>1739049639.1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0]-[.A370]" office:value-type="float" office:value="0.579999923706055" calcext:value-type="float">
            <text:p>0.579999923706055</text:p>
          </table:table-cell>
          <table:table-cell/>
          <table:table-cell table:formula="of:=[.H370] - [.$H$409]" office:value-type="float" office:value="0.20199990272522" calcext:value-type="float">
            <text:p>0.2019999027252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9.685" calcext:value-type="float">
            <text:p>1739049639.685</text:p>
          </table:table-cell>
          <table:table-cell office:value-type="float" office:value="1739049640.199" calcext:value-type="float">
            <text:p>1739049640.1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1]-[.A371]" office:value-type="float" office:value="0.513999938964844" calcext:value-type="float">
            <text:p>0.513999938964844</text:p>
          </table:table-cell>
          <table:table-cell/>
          <table:table-cell table:formula="of:=[.H371] - [.$H$409]" office:value-type="float" office:value="0.135999917984009" calcext:value-type="float">
            <text:p>0.13599991798400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0.719" calcext:value-type="float">
            <text:p>1739049640.719</text:p>
          </table:table-cell>
          <table:table-cell office:value-type="float" office:value="1739049641.202" calcext:value-type="float">
            <text:p>1739049641.2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2]-[.A372]" office:value-type="float" office:value="0.482999801635742" calcext:value-type="float">
            <text:p>0.482999801635742</text:p>
          </table:table-cell>
          <table:table-cell/>
          <table:table-cell table:formula="of:=[.H372] - [.$H$409]" office:value-type="float" office:value="0.104999780654907" calcext:value-type="float">
            <text:p>0.10499978065490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1.652" calcext:value-type="float">
            <text:p>1739049641.652</text:p>
          </table:table-cell>
          <table:table-cell office:value-type="float" office:value="1739049642.199" calcext:value-type="float">
            <text:p>1739049642.1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3]-[.A373]" office:value-type="float" office:value="0.546999931335449" calcext:value-type="float">
            <text:p>0.546999931335449</text:p>
          </table:table-cell>
          <table:table-cell/>
          <table:table-cell table:formula="of:=[.H373] - [.$H$409]" office:value-type="float" office:value="0.168999910354614" calcext:value-type="float">
            <text:p>0.1689999103546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2.719" calcext:value-type="float">
            <text:p>1739049642.719</text:p>
          </table:table-cell>
          <table:table-cell office:value-type="float" office:value="1739049643.222" calcext:value-type="float">
            <text:p>1739049643.2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4]-[.A374]" office:value-type="float" office:value="0.502999782562256" calcext:value-type="float">
            <text:p>0.502999782562256</text:p>
          </table:table-cell>
          <table:table-cell/>
          <table:table-cell table:formula="of:=[.H374] - [.$H$409]" office:value-type="float" office:value="0.124999761581421" calcext:value-type="float">
            <text:p>0.12499976158142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3.685" calcext:value-type="float">
            <text:p>1739049643.685</text:p>
          </table:table-cell>
          <table:table-cell office:value-type="float" office:value="1739049644.211" calcext:value-type="float">
            <text:p>1739049644.2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5]-[.A375]" office:value-type="float" office:value="0.526000022888184" calcext:value-type="float">
            <text:p>0.526000022888184</text:p>
          </table:table-cell>
          <table:table-cell/>
          <table:table-cell table:formula="of:=[.H375] - [.$H$409]" office:value-type="float" office:value="0.148000001907349" calcext:value-type="float">
            <text:p>0.1480000019073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4.719" calcext:value-type="float">
            <text:p>1739049644.719</text:p>
          </table:table-cell>
          <table:table-cell office:value-type="float" office:value="1739049645.22" calcext:value-type="float">
            <text:p>1739049645.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6]-[.A376]" office:value-type="float" office:value="0.500999927520752" calcext:value-type="float">
            <text:p>0.500999927520752</text:p>
          </table:table-cell>
          <table:table-cell/>
          <table:table-cell table:formula="of:=[.H376] - [.$H$409]" office:value-type="float" office:value="0.122999906539917" calcext:value-type="float">
            <text:p>0.12299990653991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5.685" calcext:value-type="float">
            <text:p>1739049645.685</text:p>
          </table:table-cell>
          <table:table-cell office:value-type="float" office:value="1739049646.25" calcext:value-type="float">
            <text:p>1739049646.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7]-[.A377]" office:value-type="float" office:value="0.565000057220459" calcext:value-type="float">
            <text:p>0.565000057220459</text:p>
          </table:table-cell>
          <table:table-cell/>
          <table:table-cell table:formula="of:=[.H377] - [.$H$409]" office:value-type="float" office:value="0.187000036239624" calcext:value-type="float">
            <text:p>0.18700003623962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6.752" calcext:value-type="float">
            <text:p>1739049646.752</text:p>
          </table:table-cell>
          <table:table-cell office:value-type="float" office:value="1739049647.215" calcext:value-type="float">
            <text:p>1739049647.2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8]-[.A378]" office:value-type="float" office:value="0.462999820709229" calcext:value-type="float">
            <text:p>0.462999820709229</text:p>
          </table:table-cell>
          <table:table-cell/>
          <table:table-cell table:formula="of:=[.H378] - [.$H$409]" office:value-type="float" office:value="0.0849997997283935" calcext:value-type="float">
            <text:p>0.08499979972839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7.719" calcext:value-type="float">
            <text:p>1739049647.719</text:p>
          </table:table-cell>
          <table:table-cell office:value-type="float" office:value="1739049648.219" calcext:value-type="float">
            <text:p>1739049648.2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9]-[.A379]" office:value-type="float" office:value="0.5" calcext:value-type="float">
            <text:p>0.5</text:p>
          </table:table-cell>
          <table:table-cell/>
          <table:table-cell table:formula="of:=[.H379] - [.$H$409]" office:value-type="float" office:value="0.121999979019165" calcext:value-type="float">
            <text:p>0.12199997901916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8.686" calcext:value-type="float">
            <text:p>1739049648.686</text:p>
          </table:table-cell>
          <table:table-cell office:value-type="float" office:value="1739049649.222" calcext:value-type="float">
            <text:p>1739049649.2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0]-[.A380]" office:value-type="float" office:value="0.535999774932861" calcext:value-type="float">
            <text:p>0.535999774932861</text:p>
          </table:table-cell>
          <table:table-cell/>
          <table:table-cell table:formula="of:=[.H380] - [.$H$409]" office:value-type="float" office:value="0.157999753952026" calcext:value-type="float">
            <text:p>0.15799975395202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9.686" calcext:value-type="float">
            <text:p>1739049649.686</text:p>
          </table:table-cell>
          <table:table-cell office:value-type="float" office:value="1739049650.217" calcext:value-type="float">
            <text:p>1739049650.2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1]-[.A381]" office:value-type="float" office:value="0.530999898910522" calcext:value-type="float">
            <text:p>0.530999898910522</text:p>
          </table:table-cell>
          <table:table-cell/>
          <table:table-cell table:formula="of:=[.H381] - [.$H$409]" office:value-type="float" office:value="0.152999877929687" calcext:value-type="float">
            <text:p>0.15299987792968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0.686" calcext:value-type="float">
            <text:p>1739049650.686</text:p>
          </table:table-cell>
          <table:table-cell office:value-type="float" office:value="1739049651.284" calcext:value-type="float">
            <text:p>1739049651.2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2]-[.A382]" office:value-type="float" office:value="0.597999811172485" calcext:value-type="float">
            <text:p>0.597999811172485</text:p>
          </table:table-cell>
          <table:table-cell/>
          <table:table-cell table:formula="of:=[.H382] - [.$H$409]" office:value-type="float" office:value="0.21999979019165" calcext:value-type="float">
            <text:p>0.2199997901916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1.652" calcext:value-type="float">
            <text:p>1739049651.652</text:p>
          </table:table-cell>
          <table:table-cell office:value-type="float" office:value="1739049652.285" calcext:value-type="float">
            <text:p>1739049652.2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3]-[.A383]" office:value-type="float" office:value="0.633000135421753" calcext:value-type="float">
            <text:p>0.633000135421753</text:p>
          </table:table-cell>
          <table:table-cell/>
          <table:table-cell table:formula="of:=[.H383] - [.$H$409]" office:value-type="float" office:value="0.255000114440918" calcext:value-type="float">
            <text:p>0.2550001144409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2.719" calcext:value-type="float">
            <text:p>1739049652.719</text:p>
          </table:table-cell>
          <table:table-cell office:value-type="float" office:value="1739049653.232" calcext:value-type="float">
            <text:p>1739049653.2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4]-[.A384]" office:value-type="float" office:value="0.513000011444092" calcext:value-type="float">
            <text:p>0.513000011444092</text:p>
          </table:table-cell>
          <table:table-cell/>
          <table:table-cell table:formula="of:=[.H384] - [.$H$409]" office:value-type="float" office:value="0.134999990463257" calcext:value-type="float">
            <text:p>0.13499999046325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3.686" calcext:value-type="float">
            <text:p>1739049653.686</text:p>
          </table:table-cell>
          <table:table-cell office:value-type="float" office:value="1739049654.235" calcext:value-type="float">
            <text:p>1739049654.2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5]-[.A385]" office:value-type="float" office:value="0.548999786376953" calcext:value-type="float">
            <text:p>0.548999786376953</text:p>
          </table:table-cell>
          <table:table-cell/>
          <table:table-cell table:formula="of:=[.H385] - [.$H$409]" office:value-type="float" office:value="0.170999765396118" calcext:value-type="float">
            <text:p>0.1709997653961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4.652" calcext:value-type="float">
            <text:p>1739049654.652</text:p>
          </table:table-cell>
          <table:table-cell office:value-type="float" office:value="1739049655.225" calcext:value-type="float">
            <text:p>1739049655.2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6]-[.A386]" office:value-type="float" office:value="0.572999954223633" calcext:value-type="float">
            <text:p>0.572999954223633</text:p>
          </table:table-cell>
          <table:table-cell/>
          <table:table-cell table:formula="of:=[.H386] - [.$H$409]" office:value-type="float" office:value="0.194999933242798" calcext:value-type="float">
            <text:p>0.19499993324279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5.686" calcext:value-type="float">
            <text:p>1739049655.686</text:p>
          </table:table-cell>
          <table:table-cell office:value-type="float" office:value="1739049656.235" calcext:value-type="float">
            <text:p>1739049656.2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7]-[.A387]" office:value-type="float" office:value="0.548999786376953" calcext:value-type="float">
            <text:p>0.548999786376953</text:p>
          </table:table-cell>
          <table:table-cell/>
          <table:table-cell table:formula="of:=[.H387] - [.$H$409]" office:value-type="float" office:value="0.170999765396118" calcext:value-type="float">
            <text:p>0.1709997653961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6.752" calcext:value-type="float">
            <text:p>1739049656.752</text:p>
          </table:table-cell>
          <table:table-cell office:value-type="float" office:value="1739049657.247" calcext:value-type="float">
            <text:p>1739049657.2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8]-[.A388]" office:value-type="float" office:value="0.494999885559082" calcext:value-type="float">
            <text:p>0.494999885559082</text:p>
          </table:table-cell>
          <table:table-cell/>
          <table:table-cell table:formula="of:=[.H388] - [.$H$409]" office:value-type="float" office:value="0.116999864578247" calcext:value-type="float">
            <text:p>0.11699986457824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7.619" calcext:value-type="float">
            <text:p>1739049657.619</text:p>
          </table:table-cell>
          <table:table-cell office:value-type="float" office:value="1739049658.329" calcext:value-type="float">
            <text:p>1739049658.3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9]-[.A389]" office:value-type="float" office:value="0.710000038146973" calcext:value-type="float">
            <text:p>0.710000038146973</text:p>
          </table:table-cell>
          <table:table-cell/>
          <table:table-cell table:formula="of:=[.H389] - [.$H$409]" office:value-type="float" office:value="0.332000017166138" calcext:value-type="float">
            <text:p>0.33200001716613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8.752" calcext:value-type="float">
            <text:p>1739049658.752</text:p>
          </table:table-cell>
          <table:table-cell office:value-type="float" office:value="1739049659.256" calcext:value-type="float">
            <text:p>1739049659.2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0]-[.A390]" office:value-type="float" office:value="0.503999948501587" calcext:value-type="float">
            <text:p>0.503999948501587</text:p>
          </table:table-cell>
          <table:table-cell/>
          <table:table-cell table:formula="of:=[.H390] - [.$H$409]" office:value-type="float" office:value="0.125999927520752" calcext:value-type="float">
            <text:p>0.12599992752075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9.719" calcext:value-type="float">
            <text:p>1739049659.719</text:p>
          </table:table-cell>
          <table:table-cell office:value-type="float" office:value="1739049660.242" calcext:value-type="float">
            <text:p>1739049660.2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1]-[.A391]" office:value-type="float" office:value="0.523000001907349" calcext:value-type="float">
            <text:p>0.523000001907349</text:p>
          </table:table-cell>
          <table:table-cell/>
          <table:table-cell table:formula="of:=[.H391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0.719" calcext:value-type="float">
            <text:p>1739049660.719</text:p>
          </table:table-cell>
          <table:table-cell office:value-type="float" office:value="1739049661.255" calcext:value-type="float">
            <text:p>1739049661.2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2]-[.A392]" office:value-type="float" office:value="0.53600001335144" calcext:value-type="float">
            <text:p>0.53600001335144</text:p>
          </table:table-cell>
          <table:table-cell/>
          <table:table-cell table:formula="of:=[.H392] - [.$H$409]" office:value-type="float" office:value="0.157999992370605" calcext:value-type="float">
            <text:p>0.15799999237060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1.652" calcext:value-type="float">
            <text:p>1739049661.652</text:p>
          </table:table-cell>
          <table:table-cell office:value-type="float" office:value="1739049662.238" calcext:value-type="float">
            <text:p>1739049662.2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3]-[.A393]" office:value-type="float" office:value="0.585999965667725" calcext:value-type="float">
            <text:p>0.585999965667725</text:p>
          </table:table-cell>
          <table:table-cell/>
          <table:table-cell table:formula="of:=[.H393] - [.$H$409]" office:value-type="float" office:value="0.20799994468689" calcext:value-type="float">
            <text:p>0.2079999446868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2.719" calcext:value-type="float">
            <text:p>1739049662.719</text:p>
          </table:table-cell>
          <table:table-cell office:value-type="float" office:value="1739049663.254" calcext:value-type="float">
            <text:p>1739049663.2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4]-[.A394]" office:value-type="float" office:value="0.534999847412109" calcext:value-type="float">
            <text:p>0.534999847412109</text:p>
          </table:table-cell>
          <table:table-cell/>
          <table:table-cell table:formula="of:=[.H394] - [.$H$409]" office:value-type="float" office:value="0.156999826431274" calcext:value-type="float">
            <text:p>0.15699982643127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3.686" calcext:value-type="float">
            <text:p>1739049663.686</text:p>
          </table:table-cell>
          <table:table-cell office:value-type="float" office:value="1739049664.319" calcext:value-type="float">
            <text:p>1739049664.3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5]-[.A395]" office:value-type="float" office:value="0.632999897003174" calcext:value-type="float">
            <text:p>0.632999897003174</text:p>
          </table:table-cell>
          <table:table-cell/>
          <table:table-cell table:formula="of:=[.H395] - [.$H$409]" office:value-type="float" office:value="0.254999876022339" calcext:value-type="float">
            <text:p>0.25499987602233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4.719" calcext:value-type="float">
            <text:p>1739049664.719</text:p>
          </table:table-cell>
          <table:table-cell office:value-type="float" office:value="1739049665.255" calcext:value-type="float">
            <text:p>1739049665.2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6]-[.A396]" office:value-type="float" office:value="0.53600001335144" calcext:value-type="float">
            <text:p>0.53600001335144</text:p>
          </table:table-cell>
          <table:table-cell/>
          <table:table-cell table:formula="of:=[.H396] - [.$H$409]" office:value-type="float" office:value="0.157999992370605" calcext:value-type="float">
            <text:p>0.15799999237060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5.686" calcext:value-type="float">
            <text:p>1739049665.686</text:p>
          </table:table-cell>
          <table:table-cell office:value-type="float" office:value="1739049666.263" calcext:value-type="float">
            <text:p>1739049666.2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7]-[.A397]" office:value-type="float" office:value="0.57699990272522" calcext:value-type="float">
            <text:p>0.57699990272522</text:p>
          </table:table-cell>
          <table:table-cell/>
          <table:table-cell table:formula="of:=[.H397] - [.$H$409]" office:value-type="float" office:value="0.198999881744385" calcext:value-type="float">
            <text:p>0.19899988174438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6.752" calcext:value-type="float">
            <text:p>1739049666.752</text:p>
          </table:table-cell>
          <table:table-cell office:value-type="float" office:value="1739049667.263" calcext:value-type="float">
            <text:p>1739049667.2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8]-[.A398]" office:value-type="float" office:value="0.510999917984009" calcext:value-type="float">
            <text:p>0.510999917984009</text:p>
          </table:table-cell>
          <table:table-cell/>
          <table:table-cell table:formula="of:=[.H398] - [.$H$409]" office:value-type="float" office:value="0.132999897003174" calcext:value-type="float">
            <text:p>0.13299989700317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7.719" calcext:value-type="float">
            <text:p>1739049667.719</text:p>
          </table:table-cell>
          <table:table-cell office:value-type="float" office:value="1739049668.274" calcext:value-type="float">
            <text:p>1739049668.2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9]-[.A399]" office:value-type="float" office:value="0.554999828338623" calcext:value-type="float">
            <text:p>0.554999828338623</text:p>
          </table:table-cell>
          <table:table-cell/>
          <table:table-cell table:formula="of:=[.H399] - [.$H$409]" office:value-type="float" office:value="0.176999807357788" calcext:value-type="float">
            <text:p>0.17699980735778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8.719" calcext:value-type="float">
            <text:p>1739049668.719</text:p>
          </table:table-cell>
          <table:table-cell office:value-type="float" office:value="1739049669.261" calcext:value-type="float">
            <text:p>1739049669.2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0]-[.A400]" office:value-type="float" office:value="0.541999816894531" calcext:value-type="float">
            <text:p>0.541999816894531</text:p>
          </table:table-cell>
          <table:table-cell/>
          <table:table-cell table:formula="of:=[.H400] - [.$H$409]" office:value-type="float" office:value="0.163999795913696" calcext:value-type="float">
            <text:p>0.16399979591369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9.752" calcext:value-type="float">
            <text:p>1739049669.752</text:p>
          </table:table-cell>
          <table:table-cell office:value-type="float" office:value="1739049670.277" calcext:value-type="float">
            <text:p>1739049670.2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1]-[.A401]" office:value-type="float" office:value="0.524999856948853" calcext:value-type="float">
            <text:p>0.524999856948853</text:p>
          </table:table-cell>
          <table:table-cell/>
          <table:table-cell table:formula="of:=[.H401] - [.$H$409]" office:value-type="float" office:value="0.146999835968018" calcext:value-type="float">
            <text:p>0.1469998359680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70.752" calcext:value-type="float">
            <text:p>1739049670.752</text:p>
          </table:table-cell>
          <table:table-cell office:value-type="float" office:value="1739049671.263" calcext:value-type="float">
            <text:p>1739049671.2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2]-[.A402]" office:value-type="float" office:value="0.510999917984009" calcext:value-type="float">
            <text:p>0.510999917984009</text:p>
          </table:table-cell>
          <table:table-cell/>
          <table:table-cell table:formula="of:=[.H402] - [.$H$409]" office:value-type="float" office:value="0.132999897003174" calcext:value-type="float">
            <text:p>0.13299989700317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71.752" calcext:value-type="float">
            <text:p>1739049671.752</text:p>
          </table:table-cell>
          <table:table-cell office:value-type="float" office:value="1739049672.274" calcext:value-type="float">
            <text:p>1739049672.2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3]-[.A403]" office:value-type="float" office:value="0.521999835968018" calcext:value-type="float">
            <text:p>0.521999835968018</text:p>
          </table:table-cell>
          <table:table-cell/>
          <table:table-cell table:formula="of:=[.H403] - [.$H$409]" office:value-type="float" office:value="0.143999814987183" calcext:value-type="float">
            <text:p>0.14399981498718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table:style-name="ce2" office:value-type="float" office:value="1739049672.752" calcext:value-type="float">
            <text:p>1739049672.752</text:p>
          </table:table-cell>
          <table:table-cell table:style-name="ce2" office:value-type="float" office:value="1739049673.278" calcext:value-type="float">
            <text:p>1739049673.27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614400" calcext:value-type="float">
            <text:p>614400</text:p>
          </table:table-cell>
          <table:table-cell table:style-name="ce2"/>
          <table:table-cell table:style-name="ce2" table:formula="of:=[.B404]-[.A404]" office:value-type="float" office:value="0.526000022888184" calcext:value-type="float">
            <text:p>0.526000022888184</text:p>
          </table:table-cell>
          <table:table-cell table:style-name="ce2"/>
          <table:table-cell table:formula="of:=[.H404] - [.$H$409]" office:value-type="float" office:value="0.148000001907349" calcext:value-type="float">
            <text:p>0.1480000019073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ap (s)</text:p>
          </table:table-cell>
          <table:table-cell table:formula="of:=MEDIAN([.H102:.H404])" office:value-type="float" office:value="0.534999847412109" calcext:value-type="float">
            <text:p>0.534999847412109</text:p>
          </table:table-cell>
          <table:table-cell/>
          <table:table-cell table:formula="of:=[.H406] - [.$H$409]" office:value-type="float" office:value="0.156999826431274" calcext:value-type="float">
            <text:p>0.15699982643127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ean frequency rap for 5 mins (Hz)</text:p>
          </table:table-cell>
          <table:table-cell table:formula="of:=COUNT([.H102:.H404]) / ([.A404] - [.A102])" office:value-type="float" office:value="1.0080913467873" calcext:value-type="float">
            <text:p>1.008091346787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obot (s)</text:p>
          </table:table-cell>
          <table:table-cell office:value-type="float" office:value="0.378000020980835" calcext:value-type="float">
            <text:p>0.37800002098083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hroughput received (MB/sec)</text:p>
          </table:table-cell>
          <table:table-cell table:formula="of:=ROUND([.H407])*[.F404]*0.000001" office:value-type="float" office:value="0.6144" calcext:value-type="float">
            <text:p>0.6144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00:23:42.696793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10T00:30:51.542317918</dc:date>
    <meta:editing-duration>PT24M32S</meta:editing-duration>
    <meta:editing-cycles>9</meta:editing-cycles>
    <meta:generator>LibreOffice/6.4.7.2$Linux_X86_64 LibreOffice_project/40$Build-2</meta:generator>
    <meta:document-statistic meta:table-count="1" meta:cell-count="3645" meta:object-count="0"/>
  </office:meta>
</office:document-meta>
</file>